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Narrow" svg:font-family="'Aptos Narrow'"/>
    <style:font-face style:name="Arial" svg:font-family="Arial"/>
    <style:font-face style:name="Blender Mono I18n" svg:font-family="'Blender Mono I18n'"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881cm"/>
    </style:style>
    <style:style style:name="co2" style:family="table-column">
      <style:table-column-properties fo:break-before="auto" style:column-width="6.579cm"/>
    </style:style>
    <style:style style:name="co3" style:family="table-column">
      <style:table-column-properties fo:break-before="auto" style:column-width="18.115cm"/>
    </style:style>
    <style:style style:name="co4" style:family="table-column">
      <style:table-column-properties fo:break-before="auto" style:column-width="4.445cm"/>
    </style:style>
    <style:style style:name="co5" style:family="table-column">
      <style:table-column-properties fo:break-before="auto" style:column-width="4.339cm"/>
    </style:style>
    <style:style style:name="co6" style:family="table-column">
      <style:table-column-properties fo:break-before="auto" style:column-width="8.484cm"/>
    </style:style>
    <style:style style:name="co7" style:family="table-column">
      <style:table-column-properties fo:break-before="auto" style:column-width="6.826cm"/>
    </style:style>
    <style:style style:name="co8" style:family="table-column">
      <style:table-column-properties fo:break-before="auto" style:column-width="2.152cm"/>
    </style:style>
    <style:style style:name="co9" style:family="table-column">
      <style:table-column-properties fo:break-before="auto" style:column-width="1.693cm"/>
    </style:style>
    <style:style style:name="co10" style:family="table-column">
      <style:table-column-properties fo:break-before="auto" style:column-width="9.19cm"/>
    </style:style>
    <style:style style:name="co11" style:family="table-column">
      <style:table-column-properties fo:break-before="auto" style:column-width="4.039cm"/>
    </style:style>
    <style:style style:name="co12" style:family="table-column">
      <style:table-column-properties fo:break-before="auto" style:column-width="4.427cm"/>
    </style:style>
    <style:style style:name="co13" style:family="table-column">
      <style:table-column-properties fo:break-before="auto" style:column-width="5.292cm"/>
    </style:style>
    <style:style style:name="co14" style:family="table-column">
      <style:table-column-properties fo:break-before="auto" style:column-width="8.202cm"/>
    </style:style>
    <style:style style:name="co15" style:family="table-column">
      <style:table-column-properties fo:break-before="auto" style:column-width="8.167cm"/>
    </style:style>
    <style:style style:name="co16" style:family="table-column">
      <style:table-column-properties fo:break-before="auto" style:column-width="20.144cm"/>
    </style:style>
    <style:style style:name="co17" style:family="table-column">
      <style:table-column-properties fo:break-before="auto" style:column-width="19.65cm"/>
    </style:style>
    <style:style style:name="ro1" style:family="table-row">
      <style:table-row-properties style:row-height="1cm" fo:break-before="auto" style:use-optimal-row-height="true"/>
    </style:style>
    <style:style style:name="ro2" style:family="table-row">
      <style:table-row-properties style:row-height="3.369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2.895cm" fo:break-before="auto" style:use-optimal-row-height="true"/>
    </style:style>
    <style:style style:name="ro5" style:family="table-row">
      <style:table-row-properties style:row-height="3.526cm" fo:break-before="auto" style:use-optimal-row-height="true"/>
    </style:style>
    <style:style style:name="ro6" style:family="table-row">
      <style:table-row-properties style:row-height="4.789cm" fo:break-before="auto" style:use-optimal-row-height="false"/>
    </style:style>
    <style:style style:name="ro7" style:family="table-row">
      <style:table-row-properties style:row-height="2.422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4.26cm" fo:break-before="auto" style:use-optimal-row-height="false"/>
    </style:style>
    <style:style style:name="ro11" style:family="table-row">
      <style:table-row-properties style:row-height="3.844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0.485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73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487cm" fo:break-before="auto" style:use-optimal-row-height="true"/>
    </style:style>
    <style:style style:name="ro18" style:family="table-row">
      <style:table-row-properties style:row-height="4.159cm" fo:break-before="auto" style:use-optimal-row-height="true"/>
    </style:style>
    <style:style style:name="ro19" style:family="table-row">
      <style:table-row-properties style:row-height="5.738cm" fo:break-before="auto" style:use-optimal-row-height="true"/>
    </style:style>
    <style:style style:name="ro20" style:family="table-row">
      <style:table-row-properties style:row-height="3.043cm" fo:break-before="auto" style:use-optimal-row-height="false"/>
    </style:style>
    <style:style style:name="ro21" style:family="table-row">
      <style:table-row-properties style:row-height="3.916cm" fo:break-before="auto" style:use-optimal-row-height="false"/>
    </style:style>
    <style:style style:name="ta1" style:family="table" style:master-page-name="mp1">
      <style:table-properties table:display="true" style:writing-mode="lr-tb"/>
    </style:style>
    <style:style style:name="ce2" style:family="table-cell" style:parent-style-name="Default" style:data-style-name="N0">
      <style:table-cell-properties style:text-align-source="fix" style:repeat-content="false" fo:background-color="transparent" fo:wrap-option="wrap" style:vertical-align="top"/>
      <style:paragraph-properties fo:text-align="start" fo:margin-left="0cm"/>
    </style:style>
    <style:style style:name="ce3"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cm"/>
      <style:text-properties style:font-name="Arial" fo:font-size="8pt" style:font-name-asian="Arial" style:font-size-asian="8pt" style:font-name-complex="Arial" style:font-size-complex="8pt"/>
    </style:style>
    <style:style style:name="ce4" style:family="table-cell" style:parent-style-name="Default" style:data-style-name="N0">
      <style:table-cell-properties fo:background-color="transparent" fo:wrap-option="wrap" fo:border="0.06pt solid #000000" style:vertical-align="top"/>
      <style:text-properties style:font-name="Arial" fo:font-size="8pt" style:font-name-asian="Arial" style:font-size-asian="8pt" style:font-name-complex="Arial" style:font-size-complex="8pt"/>
    </style:style>
    <style:style style:name="ce9" style:family="table-cell" style:parent-style-name="Default" style:data-style-name="N0">
      <style:table-cell-properties fo:background-color="transparent" fo:wrap-option="wrap" fo:border="0.06pt solid #000000" style:vertical-align="top"/>
      <style:text-properties fo:color="#ff0000" style:font-name="Arial" fo:font-size="8pt" style:font-name-asian="Arial" style:font-size-asian="8pt" style:font-name-complex="Arial" style:font-size-complex="8pt"/>
    </style:style>
    <style:style style:name="ce5"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cm"/>
    </style:style>
    <style:style style:name="ce8" style:family="table-cell" style:parent-style-name="Excel_20_Built-in_20_Hyperlink" style:data-style-name="N0">
      <style:table-cell-properties style:cell-protect="protected" style:print-content="true" style:text-align-source="fix" style:repeat-content="false" fo:background-color="transparent" fo:wrap-option="wrap" fo:border="0.06pt solid #000000" style:vertical-align="top"/>
      <style:paragraph-properties fo:text-align="start" fo:margin-left="0cm"/>
      <style:text-properties fo:color="#467886" style:text-underline-style="solid" style:text-underline-width="auto" style:text-underline-color="font-color"/>
    </style:style>
    <style:style style:name="ce6" style:family="table-cell" style:parent-style-name="Excel_20_Built-in_20_Hyperlink" style:data-style-name="N0">
      <style:table-cell-properties style:cell-protect="protected" style:print-content="true" fo:background-color="transparent" fo:wrap-option="wrap" fo:border="0.06pt solid #000000" style:vertical-align="top"/>
      <style:text-properties fo:color="#467886" style:text-underline-style="solid" style:text-underline-width="auto" style:text-underline-color="font-color"/>
    </style:style>
    <style:style style:name="ce7" style:family="table-cell" style:parent-style-name="Default" style:data-style-name="N0">
      <style:table-cell-properties fo:background-color="transparent" fo:wrap-option="wrap" fo:border="0.06pt solid #000000" style:vertical-align="top"/>
      <style:text-properties style:font-name="Arial" fo:font-size="8pt" style:text-underline-style="solid" style:text-underline-width="auto" style:text-underline-color="font-color" style:font-name-asian="Arial" style:font-size-asian="8pt" style:font-name-complex="Arial" style:font-size-complex="8pt"/>
    </style:style>
    <style:style style:name="ce15"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top"/>
      <style:paragraph-properties fo:text-align="start" fo:margin-left="0cm"/>
      <style:text-properties style:font-name="Arial" fo:font-size="8pt" style:font-name-asian="Arial" style:font-size-asian="8pt" style:font-name-complex="Arial" style:font-size-complex="8pt"/>
    </style:style>
    <style:style style:name="ce10" style:family="table-cell" style:parent-style-name="Default" style:data-style-name="N0">
      <style:table-cell-properties fo:wrap-option="wrap" fo:border="0.06pt solid #000000" style:vertical-align="top"/>
      <style:text-properties style:font-name="Arial" fo:font-size="8pt" style:font-name-asian="Arial" style:font-size-asian="8pt" style:font-name-complex="Arial" style:font-size-complex="8pt"/>
    </style:style>
    <style:style style:name="ce11" style:family="table-cell" style:parent-style-name="Default" style:data-style-name="N0">
      <style:table-cell-properties fo:wrap-option="wrap" fo:border="0.06pt solid #000000" style:vertical-align="top"/>
      <style:text-properties fo:color="#ff0000" style:font-name="Arial" fo:font-size="8pt" style:font-name-asian="Arial" style:font-size-asian="8pt" style:font-name-complex="Arial" style:font-size-complex="8pt"/>
    </style:style>
    <style:style style:name="ce16" style:family="table-cell" style:parent-style-name="Default" style:data-style-name="N0">
      <style:table-cell-properties fo:border-bottom="0.06pt solid #000000" fo:background-color="transparent" fo:wrap-option="wrap" fo:border-left="0.06pt solid #000000" fo:border-right="0.06pt solid #000000" fo:border-top="none" style:vertical-align="top"/>
      <style:text-properties style:font-name="Arial" fo:font-size="8pt" style:font-name-asian="Arial" style:font-size-asian="8pt" style:font-name-complex="Arial" style:font-size-complex="8pt"/>
    </style:style>
    <style:style style:name="ce14" style:family="table-cell" style:parent-style-name="Default" style:data-style-name="N0">
      <style:table-cell-properties fo:wrap-option="wrap" fo:border="0.06pt solid #000000" style:vertical-align="automatic"/>
      <style:text-properties style:font-name="Arial" fo:font-size="8pt" style:font-name-asian="Arial" style:font-size-asian="8pt" style:font-name-complex="Arial" style:font-size-complex="8pt"/>
    </style:style>
    <style:style style:name="ce17" style:family="table-cell" style:parent-style-name="Default" style:data-style-name="N0">
      <style:table-cell-properties fo:border-bottom="0.06pt solid #000000" fo:background-color="transparent" fo:wrap-option="wrap" fo:border-left="0.06pt solid #000000" fo:border-right="0.06pt solid #000000" fo:border-top="none" style:vertical-align="top"/>
      <style:text-properties fo:color="#ff0000" style:font-name="Arial" fo:font-size="8pt" style:font-name-asian="Arial" style:font-size-asian="8pt" style:font-name-complex="Arial" style:font-size-complex="8pt"/>
    </style:style>
    <style:style style:name="ce18"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top"/>
      <style:paragraph-properties fo:text-align="start" fo:margin-left="0cm"/>
    </style:style>
    <style:style style:name="ce13" style:family="table-cell" style:parent-style-name="Excel_20_Built-in_20_Hyperlink" style:data-style-name="N0">
      <style:table-cell-properties style:cell-protect="protected" style:print-content="true" style:text-align-source="fix" style:repeat-content="false" fo:background-color="transparent" fo:wrap-option="wrap" fo:border="0.06pt solid #000000" style:vertical-align="top"/>
      <style:paragraph-properties fo:text-align="start" fo:margin-left="0cm"/>
      <style:text-properties fo:color="#467886" style:text-underline-style="none"/>
    </style:style>
    <style:style style:name="ce12" style:family="table-cell" style:parent-style-name="Excel_20_Built-in_20_Hyperlink" style:data-style-name="N0">
      <style:table-cell-properties style:cell-protect="protected" style:print-content="true" fo:background-color="transparent" fo:wrap-option="wrap" fo:border="0.06pt solid #000000" style:vertical-align="top"/>
      <style:text-properties fo:color="#467886" style:text-underline-style="none"/>
    </style:style>
    <style:style style:name="ce19" style:family="table-cell" style:parent-style-name="Excel_20_Built-in_20_Hyperlink" style:data-style-name="N0">
      <style:table-cell-properties fo:border-bottom="0.06pt solid #000000" style:cell-protect="protected" style:print-content="true" style:text-align-source="fix" style:repeat-content="false" fo:background-color="transparent" fo:wrap-option="wrap" fo:border-left="0.06pt solid #000000" fo:border-right="0.06pt solid #000000" fo:border-top="none" style:vertical-align="top"/>
      <style:paragraph-properties fo:text-align="start" fo:margin-left="0cm"/>
      <style:text-properties fo:color="#467886" style:text-underline-style="solid" style:text-underline-width="auto" style:text-underline-color="font-color"/>
    </style:style>
    <style:style style:name="ce23" style:family="table-cell" style:parent-style-name="Default" style:data-style-name="N0">
      <style:table-cell-properties fo:border-bottom="0.06pt solid #000000" fo:wrap-option="wrap" fo:border-left="0.06pt solid #000000" fo:border-right="0.06pt solid #000000" fo:border-top="0.06pt solid #cccccc" style:vertical-align="top"/>
      <style:text-properties style:font-name="Arial" fo:font-size="8pt" style:font-name-asian="Arial" style:font-size-asian="8pt" style:font-name-complex="Arial" style:font-size-complex="8pt"/>
    </style:style>
    <style:style style:name="ce20" style:family="table-cell" style:parent-style-name="Default" style:data-style-name="N0">
      <style:table-cell-properties fo:border-bottom="0.06pt solid #000000" fo:wrap-option="wrap" fo:border-left="0.06pt solid #cccccc" fo:border-right="0.06pt solid #000000" fo:border-top="0.06pt solid #000000" style:vertical-align="top"/>
      <style:text-properties style:font-name="Arial" fo:font-size="8pt" style:font-name-asian="Arial" style:font-size-asian="8pt" style:font-name-complex="Arial" style:font-size-complex="8pt"/>
    </style:style>
    <style:style style:name="ce24" style:family="table-cell" style:parent-style-name="Default" style:data-style-name="N0">
      <style:table-cell-properties fo:border-bottom="0.06pt solid #000000" fo:wrap-option="wrap" fo:border-left="0.06pt solid #cccccc" fo:border-right="0.06pt solid #000000" fo:border-top="0.06pt solid #cccccc" style:vertical-align="top"/>
      <style:text-properties style:font-name="Arial" fo:font-size="8pt" style:font-name-asian="Arial" style:font-size-asian="8pt" style:font-name-complex="Arial" style:font-size-complex="8pt"/>
    </style:style>
    <style:style style:name="ce25" style:family="table-cell" style:parent-style-name="Default" style:data-style-name="N0">
      <style:table-cell-properties fo:border-bottom="0.06pt solid #000000" fo:wrap-option="wrap" fo:border-left="0.06pt solid #cccccc" fo:border-right="0.06pt solid #000000" fo:border-top="0.06pt solid #cccccc" style:vertical-align="top"/>
      <style:text-properties fo:color="#ff0000" style:font-name="Arial" fo:font-size="8pt" style:font-name-asian="Arial" style:font-size-asian="8pt" style:font-name-complex="Arial" style:font-size-complex="8pt"/>
    </style:style>
    <style:style style:name="ce26" style:family="table-cell" style:parent-style-name="Excel_20_Built-in_20_Hyperlink" style:data-style-name="N0">
      <style:table-cell-properties fo:border-bottom="0.06pt solid #000000" style:cell-protect="protected" style:print-content="true" fo:background-color="transparent" fo:wrap-option="wrap" fo:border-left="0.06pt solid #cccccc" fo:border-right="0.06pt solid #000000" fo:border-top="0.06pt solid #cccccc" style:vertical-align="top"/>
      <style:text-properties fo:color="#467886" style:text-underline-style="solid" style:text-underline-width="auto" style:text-underline-color="font-color"/>
    </style:style>
    <style:style style:name="ce27" style:family="table-cell" style:parent-style-name="Default" style:data-style-name="N0">
      <style:table-cell-properties fo:wrap-option="wrap" fo:border="0.06pt solid #000000" style:vertical-align="top"/>
      <style:text-properties style:font-name="Arial" fo:font-size="10pt" style:font-name-asian="Arial" style:font-size-asian="10pt" style:font-name-complex="Arial" style:font-size-complex="10pt"/>
    </style:style>
    <style:style style:name="ce30" style:family="table-cell" style:parent-style-name="Default" style:data-style-name="N0">
      <style:table-cell-properties fo:border-bottom="0.06pt solid #000000" fo:wrap-option="wrap" fo:border-left="0.06pt solid #000000" fo:border-right="0.06pt solid #000000" fo:border-top="0.06pt solid #cccccc" style:vertical-align="top"/>
      <style:text-properties style:font-name="Arial" fo:font-size="10pt" style:font-name-asian="Arial" style:font-size-asian="10pt" style:font-name-complex="Arial" style:font-size-complex="10pt"/>
    </style:style>
    <style:style style:name="ce28" style:family="table-cell" style:parent-style-name="Default" style:data-style-name="N0">
      <style:table-cell-properties fo:border-bottom="0.06pt solid #000000" fo:wrap-option="wrap" fo:border-left="0.06pt solid #cccccc" fo:border-right="0.06pt solid #000000" fo:border-top="0.06pt solid #000000" style:vertical-align="top"/>
      <style:text-properties style:font-name="Arial" fo:font-size="10pt" style:font-name-asian="Arial" style:font-size-asian="10pt" style:font-name-complex="Arial" style:font-size-complex="10pt"/>
    </style:style>
    <style:style style:name="ce31" style:family="table-cell" style:parent-style-name="Default" style:data-style-name="N0">
      <style:table-cell-properties fo:border-bottom="0.06pt solid #000000" fo:wrap-option="wrap" fo:border-left="0.06pt solid #cccccc" fo:border-right="0.06pt solid #000000" fo:border-top="0.06pt solid #cccccc" style:vertical-align="top"/>
      <style:text-properties style:font-name="Arial" fo:font-size="10pt" style:font-name-asian="Arial" style:font-size-asian="10pt" style:font-name-complex="Arial" style:font-size-complex="10pt"/>
    </style:style>
    <style:style style:name="ce32" style:family="table-cell" style:parent-style-name="Default" style:data-style-name="N0">
      <style:table-cell-properties fo:border-bottom="0.06pt solid #000000" fo:wrap-option="wrap" fo:border-left="0.06pt solid #cccccc" fo:border-right="0.06pt solid #000000" fo:border-top="0.06pt solid #cccccc" style:vertical-align="top"/>
      <style:text-properties fo:color="#ff0000" style:font-name="Arial" fo:font-size="10pt" style:font-name-asian="Arial" style:font-size-asian="10pt" style:font-name-complex="Arial" style:font-size-complex="10pt"/>
    </style:style>
    <style:style style:name="ce41" style:family="table-cell" style:parent-style-name="Default" style:data-style-name="N0">
      <style:table-cell-properties fo:wrap-option="wrap" fo:border="0.06pt solid #000000" style:vertical-align="top"/>
      <style:text-properties fo:color="#000000" style:font-name="Arial" fo:font-size="8pt" style:font-name-asian="Arial" style:font-size-asian="8pt" style:font-name-complex="Arial" style:font-size-complex="8pt"/>
    </style:style>
    <style:style style:name="ce29" style:family="table-cell" style:parent-style-name="Default" style:data-style-name="N0">
      <style:table-cell-properties fo:border-bottom="0.06pt solid #000000" fo:wrap-option="wrap" fo:border-left="0.06pt solid #cccccc" fo:border-right="none" fo:border-top="0.06pt solid #000000" style:vertical-align="top"/>
      <style:text-properties style:font-name="Arial" fo:font-size="10pt" style:font-name-asian="Arial" style:font-size-asian="10pt" style:font-name-complex="Arial" style:font-size-complex="10pt"/>
    </style:style>
    <style:style style:name="ce33" style:family="table-cell" style:parent-style-name="Default" style:data-style-name="N0">
      <style:table-cell-properties fo:border-bottom="0.06pt solid #000000" fo:background-color="#ffffff" fo:wrap-option="wrap" fo:border-left="0.06pt solid #cccccc" fo:border-right="none" fo:border-top="0.06pt solid #cccccc" style:vertical-align="top"/>
      <style:text-properties fo:color="#ff0000" style:font-name="Arial" fo:font-size="10pt" style:font-name-asian="Arial" style:font-size-asian="10pt" style:font-name-complex="Arial" style:font-size-complex="10pt"/>
    </style:style>
    <style:style style:name="ce40" style:family="table-cell" style:parent-style-name="Hiperligação" style:data-style-name="N0">
      <style:table-cell-properties style:text-align-source="fix" style:repeat-content="false" fo:background-color="transparent" fo:wrap-option="wrap" fo:border="0.06pt solid #000000" style:vertical-align="top"/>
      <style:paragraph-properties fo:text-align="start" fo:margin-left="0cm"/>
      <style:text-properties fo:color="#467886" style:text-underline-style="solid" style:text-underline-width="auto" style:text-underline-color="font-color"/>
    </style:style>
    <style:style style:name="ce34" style:family="table-cell" style:parent-style-name="Default" style:data-style-name="N0">
      <style:table-cell-properties fo:background-color="transparent" fo:wrap-option="wrap" style:vertical-align="automatic"/>
    </style:style>
    <style:style style:name="ce36" style:family="table-cell" style:parent-style-name="Default" style:data-style-name="N0">
      <style:table-cell-properties fo:border-bottom="0.06pt solid #000000" style:text-align-source="fix" style:repeat-content="false" fo:wrap-option="wrap" fo:border-left="0.06pt solid #cccccc" fo:border-right="0.06pt solid #000000" fo:border-top="0.06pt solid #cccccc" style:vertical-align="top"/>
      <style:paragraph-properties fo:text-align="start" fo:margin-left="0cm"/>
      <style:text-properties style:font-name="Arial" fo:font-size="8pt" style:font-name-asian="Arial" style:font-size-asian="8pt" style:font-name-complex="Arial" style:font-size-complex="8pt"/>
    </style:style>
    <style:style style:name="ce38" style:family="table-cell" style:parent-style-name="Default" style:data-style-name="N0">
      <style:table-cell-properties fo:border-bottom="0.06pt solid #000000" fo:background-color="transparent" fo:wrap-option="wrap" fo:border-left="0.06pt solid #000000" fo:border-right="0.06pt solid #000000" fo:border-top="none" style:vertical-align="automatic"/>
      <style:text-properties style:font-name="Arial" fo:font-size="8pt" style:font-name-asian="Arial" style:font-size-asian="8pt" style:font-name-complex="Arial" style:font-size-complex="8pt"/>
    </style:style>
    <style:style style:name="ce39" style:family="table-cell" style:parent-style-name="Default" style:data-style-name="N0">
      <style:table-cell-properties fo:background-color="transparent" fo:wrap-option="wrap" fo:border="0.06pt solid #000000" style:vertical-align="automatic"/>
      <style:text-properties style:font-name="Arial" fo:font-size="8pt" style:font-name-asian="Arial" style:font-size-asian="8pt" style:font-name-complex="Arial" style:font-size-complex="8pt"/>
    </style:style>
    <style:style style:name="ce35" style:family="table-cell" style:parent-style-name="Default" style:data-style-name="N0">
      <style:table-cell-properties fo:border-bottom="0.06pt solid #000000" fo:wrap-option="wrap" fo:border-left="0.06pt solid #cccccc" fo:border-right="0.06pt solid #000000" fo:border-top="0.06pt solid #000000" style:vertical-align="top"/>
      <style:text-properties fo:color="#ff0000" style:font-name="Arial" fo:font-size="8pt" style:font-name-asian="Arial" style:font-size-asian="8pt" style:font-name-complex="Arial" style:font-size-complex="8pt"/>
    </style:style>
    <style:style style:name="ce37" style:family="table-cell" style:parent-style-name="Default" style:data-style-name="N0">
      <style:table-cell-properties fo:border-bottom="0.06pt solid #000000" fo:background-color="#ffffff" fo:wrap-option="wrap" fo:border-left="0.06pt solid #cccccc" fo:border-right="0.06pt solid #000000" fo:border-top="0.06pt solid #cccccc" style:vertical-align="top"/>
      <style:text-properties fo:color="#4d5156" style:font-name="Arial" fo:font-size="8pt" style:font-name-asian="Arial" style:font-size-asian="8pt" style:font-name-complex="Arial" style:font-size-complex="8pt"/>
    </style:style>
  </office:automatic-styles>
  <office:body>
    <office:spreadsheet>
      <table:calculation-settings table:case-sensitive="false" table:automatic-find-labels="false" table:use-regular-expressions="false" table:use-wildcards="true"/>
      <table:table table:name="D&amp;R_pessoas" table:style-name="ta1">
        <table:table-column table:style-name="co1" table:default-cell-style-name="ce2"/>
        <table:table-column table:style-name="co2" table:default-cell-style-name="ce2"/>
        <table:table-column table:style-name="co3" table:default-cell-style-name="ce2"/>
        <table:table-column table:style-name="co4" table:number-columns-repeated="3" table:default-cell-style-name="ce2"/>
        <table:table-column table:style-name="co5" table:default-cell-style-name="ce2"/>
        <table:table-column table:style-name="co6" table:default-cell-style-name="ce2"/>
        <table:table-column table:style-name="co7" table:default-cell-style-name="ce2"/>
        <table:table-column table:style-name="co2" table:number-columns-repeated="2" table:default-cell-style-name="ce2"/>
        <table:table-column table:style-name="co8" table:number-columns-repeated="1012" table:default-cell-style-name="ce2"/>
        <table:table-column table:style-name="co9" table:default-cell-style-name="ce2"/>
        <table:table-row table:style-name="ro1">
          <table:table-cell office:value-type="string" calcext:value-type="string">
            <text:p>codigo</text:p>
          </table:table-cell>
          <table:table-cell office:value-type="string" calcext:value-type="string">
            <text:p>name</text:p>
          </table:table-cell>
          <table:table-cell office:value-type="string" calcext:value-type="string">
            <text:p>description</text:p>
          </table:table-cell>
          <table:table-cell office:value-type="string" calcext:value-type="string">
            <text:p>nota</text:p>
          </table:table-cell>
          <table:table-cell office:value-type="string" calcext:value-type="string">
            <text:p>lat</text:p>
          </table:table-cell>
          <table:table-cell office:value-type="string" calcext:value-type="string">
            <text:p>lon</text:p>
          </table:table-cell>
          <table:table-cell office:value-type="string" calcext:value-type="string">
            <text:p>imagem</text:p>
          </table:table-cell>
          <table:table-cell office:value-type="string" calcext:value-type="string">
            <text:p>video</text:p>
          </table:table-cell>
          <table:table-cell office:value-type="string" calcext:value-type="string">
            <text:p>web</text:p>
          </table:table-cell>
          <table:table-cell office:value-type="string" calcext:value-type="string">
            <text:p>documento</text:p>
          </table:table-cell>
          <table:table-cell office:value-type="string" calcext:value-type="string">
            <text:p>artigo</text:p>
          </table:table-cell>
          <table:table-cell office:value-type="string" calcext:value-type="string">
            <text:p>streetview</text:p>
          </table:table-cell>
          <table:table-cell table:number-columns-repeated="1012"/>
        </table:table-row>
        <table:table-row table:style-name="ro2">
          <table:table-cell table:style-name="ce3" office:value-type="string" calcext:value-type="string">
            <text:p>D&amp;R_p001</text:p>
          </table:table-cell>
          <table:table-cell table:style-name="ce4" office:value-type="string" calcext:value-type="string">
            <text:p>Maria Alice Pereira Gomes (1910 – 1983)</text:p>
          </table:table-cell>
          <table:table-cell table:style-name="ce4" office:value-type="string" calcext:value-type="string">
            <text:p>Foi escritora, pedagoga, tradutora e uma antifacista ativa. Alice Gomes nasceu em Granjinha, no concelho de Tabuaço, a 24 de agosto de 1910. O seu activismo antifascista levou a que fosse demitida do ensino e presa pela PIDE durante dez meses. Fez parte de um grupo de intelectuais opositores ao regime do Estado Novo. A 12 de Outubro de 1936 foi detida com o marido pela PIDE. Em 1958, participou num encontro de protesto contra a Censura.</text:p>
            <text:p>Foi uma personalidade cuja vida e obra tiveram relevo na história da cultura e da educação portuguesas da segunda metade do século XX.</text:p>
          </table:table-cell>
          <table:table-cell table:style-name="ce4"/>
          <table:table-cell table:style-name="ce4" office:value-type="string" calcext:value-type="string">
            <text:p>41.066396</text:p>
          </table:table-cell>
          <table:table-cell table:style-name="ce4" office:value-type="string" calcext:value-type="string">
            <text:p>-7.519554</text:p>
          </table:table-cell>
          <table:table-cell table:style-name="ce5" table:number-columns-repeated="2"/>
          <table:table-cell table:style-name="ce6" office:value-type="string" calcext:value-type="string">
            <text:p>[[https://www.facebook.com/FascismoNuncaMais/photos/a.559109110865139/746308898811825/|{{https://abrilemviseu.pt/wip/icons/browser-window-svgrepo-com.svg|50}}]]</text:p>
          </table:table-cell>
          <table:table-cell table:style-name="ce5" table:number-columns-repeated="2"/>
          <table:table-cell table:number-columns-repeated="1013"/>
        </table:table-row>
        <table:table-row table:style-name="ro3">
          <table:table-cell table:style-name="ce3" office:value-type="string" calcext:value-type="string">
            <text:p>D&amp;R_p002</text:p>
          </table:table-cell>
          <table:table-cell table:style-name="ce4" office:value-type="string" calcext:value-type="string">
            <text:p>Álvaro Veiga de Oliveira (1929 – 2006)</text:p>
          </table:table-cell>
          <table:table-cell table:style-name="ce4" office:value-type="string" calcext:value-type="string">
            <text:p>Nasceu a 25 de Janeiro de 1920, em S. João da Pesqueira. Foi ainda como estudante que entrou na vida política ativa ao participar nas campanhas eleitorais de Norton de Matos e do general Humberto Delgado e ao fazer parte do MUD juvenil. Passou à clandestinidade em 1958.</text:p>
            <text:p>Entre 1958 e 1964 foi no Brasil que esteve envolvido na campanha internacional contra a ditadura. De regresso a Portugal, foi detido pela PIDE em 1965. Durante 37 dias foi exposto à tortura do sono. Até ao 25 de Abril, depois de ser solto, continuou com o seu activismo político. Após a revolução de 25 de Abril de 1974, foi eleito para Assembleia Constituinte, mas não chegou a ocupar o lugar, uma vez que foi chamado para fazer parte IV Governo Provisório como Ministro dos Transportes e Comunicações. Foi, posteriormente, deputado à Assembleia da República e vice-presidente do grupo parlamentar do PCP entre 1976 e 1984.</text:p>
          </table:table-cell>
          <table:table-cell table:style-name="ce4"/>
          <table:table-cell table:style-name="ce4" office:value-type="string" calcext:value-type="string">
            <text:p>41.148543</text:p>
          </table:table-cell>
          <table:table-cell table:style-name="ce4" office:value-type="string" calcext:value-type="string">
            <text:p>-7.403884</text:p>
          </table:table-cell>
          <table:table-cell table:style-name="ce5" table:number-columns-repeated="2"/>
          <table:table-cell table:style-name="ce5" office:value-type="string" calcext:value-type="string">
            <text:p>[[https://pt.wikipedia.org/wiki/%C3%81lvaro_Veiga_de_Oliveira|{{https://abrilemviseu.pt/wip/icons/browser-window-svgrepo-com.svg|50}}]]</text:p>
          </table:table-cell>
          <table:table-cell table:style-name="ce7" office:value-type="string" calcext:value-type="string">
            <text:p>[[https://digitarq.arquivos.pt/details?id=4308067|{{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03</text:p>
          </table:table-cell>
          <table:table-cell table:style-name="ce4" office:value-type="string" calcext:value-type="string">
            <text:p>Alzira Augusta de Lourdes Pinto Vieira (1879-1970)</text:p>
          </table:table-cell>
          <table:table-cell table:style-name="ce4" office:value-type="string" calcext:value-type="string">
            <text:p>Republicana e femininista assumida, Alzira Augusta de Lourdes Pinto Vieira nasceu em Vilar de Besteiros, Tondela, a 8 de Junho de 1879. Foi na primeira décadas do século XX, já enquanto professora, que aderiu a organizações feministas na luta pela defesa dos direitos sociais e políticos das mulheres.</text:p>
            <text:p>Colaborou com a Liga Republicana das Mulheres Portuguesas, foi activista da Associação de Propaganda Feminista e aderiu à Cruzada das Mulheres Portuguesas, exercendo o cargo de Vice-Presidente da Subcomissão de Tondela. Nos anos 30, publicou textos e poesia na revista Portugal Feminino. Morreu em Boaldeia, Viseu, a 1 de Janeiro de 1970.</text:p>
          </table:table-cell>
          <table:table-cell table:style-name="ce4"/>
          <table:table-cell table:style-name="ce4" office:value-type="string" calcext:value-type="string">
            <text:p>40.570045</text:p>
          </table:table-cell>
          <table:table-cell table:style-name="ce4" office:value-type="string" calcext:value-type="string">
            <text:p>-8.08525</text:p>
          </table:table-cell>
          <table:table-cell table:style-name="ce5" table:number-columns-repeated="2"/>
          <table:table-cell table:style-name="ce6" office:value-type="string" calcext:value-type="string">
            <text:p>[[http://silenciosememorias.blogspot.com/2014/09/0753-alzira-vieira-i.html |{{https://abrilemviseu.pt/wip/icons/browser-window-svgrepo-com.svg|50}}]]</text:p>
          </table:table-cell>
          <table:table-cell table:style-name="ce8"/>
          <table:table-cell table:style-name="ce5"/>
          <table:table-cell table:number-columns-repeated="1013"/>
        </table:table-row>
        <table:table-row table:style-name="ro3">
          <table:table-cell table:style-name="ce3" office:value-type="string" calcext:value-type="string">
            <text:p>D&amp;R_p004</text:p>
          </table:table-cell>
          <table:table-cell table:style-name="ce4" office:value-type="string" calcext:value-type="string">
            <text:p>António Correia (1895 - 1961)</text:p>
          </table:table-cell>
          <table:table-cell table:style-name="ce4" office:value-type="string" calcext:value-type="string">
            <text:p>António Correia nasceu em S. Pedro de France, Viseu, em 1895. Por causa de uma carta, na II Guerra Mundial, enviada ao embaixador de Inglaterra em Portugal onde anunciava o apoio dos republicanos de Viseu à causa dos Aliados e a censura à posição de Salazar foi preso. Entre 1942 e 1945, conheceu as várias prisões fascistas como Peniche, Caxias, Tarrafal e Aljube, local a que chamou “pior do que o inferno”. O “capitão aviador”, como ficou conhecido, poucos dias depois de ter sido restituído à liberdade foi um dos oradores de um grande comício realizado no Teatro Avenida, em Viseu. Pela primeira vez depois do advento do fascismo salazarista era possível à oposição democrática de Viseu manifestar-se num acto público. Como tinha sido demitido dos cargos que ocupou na vida militar e destituído das patentes, trabalhou no comércio em Lisboa e Viseu como empregado. Na sequência do 25 de Abril, foi restituído, postumamente, no posto e na Arma de onde tinha sido demitido.</text:p>
          </table:table-cell>
          <table:table-cell table:style-name="ce4"/>
          <table:table-cell table:style-name="ce4" office:value-type="string" calcext:value-type="string">
            <text:p>40.711256</text:p>
          </table:table-cell>
          <table:table-cell table:style-name="ce4" office:value-type="string" calcext:value-type="string">
            <text:p>-7.790122</text:p>
          </table:table-cell>
          <table:table-cell table:style-name="ce5" table:number-columns-repeated="2"/>
          <table:table-cell table:style-name="ce8" office:value-type="string" calcext:value-type="string">
            <text:p>[[https://memorial2019.org/presos/antonio-correia-0|{{https://abrilemviseu.pt/wip/icons/browser-window-svgrepo-com.svg|50}}]]</text:p>
          </table:table-cell>
          <table:table-cell table:style-name="ce5" table:number-columns-repeated="2"/>
          <table:table-cell table:number-columns-repeated="1013"/>
        </table:table-row>
        <table:table-row table:style-name="ro3">
          <table:table-cell table:style-name="ce3" office:value-type="string" calcext:value-type="string">
            <text:p>D&amp;R_p005</text:p>
          </table:table-cell>
          <table:table-cell table:style-name="ce4" office:value-type="string" calcext:value-type="string">
            <text:p>Aquilino Ribeiro (1885-1963)</text:p>
          </table:table-cell>
          <table:table-cell table:style-name="ce4" office:value-type="string" calcext:value-type="string">
            <text:p>Democrata antifascista, conspirador contra a monarquia, militante republicano e resistente durante a Ditadura, Aquilino Ribeiro é o nome do escritor que tem uma das mais importantes obras literárias portuguesas do século XX. Nasceu em Carregal de Tabosa, Sernancelhe, em 13 de Setembro de 1885. Aderiu às movimentações republicanas, manifestando o apoio quer através da escrita, quer pela sua participação em actividades que acabam por levá-lo à cadeia. Em 1907 foi preso, na sequência de um acidente com explosivos que estava a preparar no seu quarto. Depois de meses na clandestinidade em Lisboa, conseguiu fugir para França. Durante a I Guerra Mundial, regressou a Portugal e juntou-se ao grupo que criou a publicação Seara Nova. Envolveu-se em conspirações contra o regime de ditadura do Estado Novo. Foi alvo de perseguições. Em 1928 entrou na revolta de Pinhel, foi encarcerado no presídio de Fontelo, em Viseu, de onde se evadiu e voltou a Paris. Regressou a Portugal, clandestinamente, em 1932.</text:p>
          </table:table-cell>
          <table:table-cell table:style-name="ce4"/>
          <table:table-cell table:style-name="ce4" office:value-type="string" calcext:value-type="string">
            <text:p>40.979216</text:p>
          </table:table-cell>
          <table:table-cell table:style-name="ce4" office:value-type="string" calcext:value-type="string">
            <text:p>-7.604181</text:p>
          </table:table-cell>
          <table:table-cell table:style-name="ce5" table:number-columns-repeated="2"/>
          <table:table-cell table:style-name="ce5" office:value-type="string" calcext:value-type="string">
            <text:p>[[https://pt.wikipedia.org/wiki/Aquilino_Ribeiro|{{https://abrilemviseu.pt/wip/icons/browser-window-svgrepo-com.svg|50}}]]</text:p>
          </table:table-cell>
          <table:table-cell table:style-name="ce5" table:number-columns-repeated="2"/>
          <table:table-cell table:number-columns-repeated="1013"/>
        </table:table-row>
        <table:table-row table:style-name="ro4">
          <table:table-cell table:style-name="ce3" office:value-type="string" calcext:value-type="string">
            <text:p>D&amp;R_p006</text:p>
          </table:table-cell>
          <table:table-cell table:style-name="ce4" office:value-type="string" calcext:value-type="string">
            <text:p>Aristides de Sousa Mendes (1885-1954)</text:p>
          </table:table-cell>
          <table:table-cell table:style-name="ce4" office:value-type="string" calcext:value-type="string">
            <text:p>Nasceu a 19 de Julho de 1885, em Cabanas de Viriato, Carregal do Sal. O diplomata que usou contrariar as ordem de António Oliveira Salaza, ficou conhecido por salvar milhares de judeus do regime nazi alemão durante a II Guerra Mundial. Foi como cônsul de Bordéus (França) que a sua carreira diplomática deu uma reviravolta. No auge da II Guerra Mundial, o diplomata contrariou a circular de Salazar que proibia a concessão de vistos a judeus, apátridas e outros “indesejados”.</text:p>
            <text:p>Aristides de Sousa Mendes, mesmo assim, concedeu vistos de trânsito a milhares de judeus refugiados. A 23 de Junho de 1940, Salazar determinou o seu afastamento do cargo e determinou a abertura de um processo disciplinar. Como consequência, foi afastado da carreira diplomática e de qualquer actividade profissional. Segundo os registos da polícia política PVDE, que a partir de 1945 se transformara na PIDE, entraram em Portugal, só nos dias 17, 18 e 19 de Junho de 1940, cerca de 18 mil pessoas com vistos assinados pelo “Cônsul desobediente”. "Os guardas da fronteira de Vilar Formoso não se lembram de ter visto tanto movimento", lê-se nos arquivos.</text:p>
          </table:table-cell>
          <table:table-cell table:style-name="ce4"/>
          <table:table-cell table:style-name="ce4" office:value-type="string" calcext:value-type="string">
            <text:p>40.475497</text:p>
          </table:table-cell>
          <table:table-cell table:style-name="ce4" office:value-type="string" calcext:value-type="string">
            <text:p>-7.972942</text:p>
          </table:table-cell>
          <table:table-cell table:style-name="ce5" table:number-columns-repeated="2"/>
          <table:table-cell table:style-name="ce8" office:value-type="string" calcext:value-type="string">
            <text:p>[[https://pt.wikipedia.org/wiki/Aristides_de_Sousa_Mendes|{{https://abrilemviseu.pt/wip/icons/browser-window-svgrepo-com.svg|50}}]]</text:p>
          </table:table-cell>
          <table:table-cell table:style-name="ce5" table:number-columns-repeated="2"/>
          <table:table-cell table:number-columns-repeated="1013"/>
        </table:table-row>
        <table:table-row table:style-name="ro4">
          <table:table-cell table:style-name="ce3" office:value-type="string" calcext:value-type="string">
            <text:p>D&amp;R_p007</text:p>
          </table:table-cell>
          <table:table-cell table:style-name="ce4" office:value-type="string" calcext:value-type="string">
            <text:p>Augusto César Rodrigues Anjo (1915-1969)</text:p>
          </table:table-cell>
          <table:table-cell table:style-name="ce4" office:value-type="string" calcext:value-type="string">
            <text:p>Nasceu em Couto Monteiro, Santa Comba Dão, a 11 de Novembro de 1915. Foi um activo dirigente associativo, colaborando na publicação de um jornal no Liceu de Viseu, tendo sido preso aos 17 anos.</text:p>
            <text:p>Licenciou-se em Medicina pela Universidade de Coimbra e veio a ser médico pediatra em Viseu.</text:p>
            <text:p>Devido à sua actividade política, foi preso a 4 de Junho de 1947, mas foi solto duas semanas depois.</text:p>
            <text:p>Foi membro da Comissão Distrital do MUD e participou activamente em todas as campanhas eleitorais, designadamente nas do general Norton de Matos (1948) e do Professor Ruy Luís Gomes (1951) para a Presidência da República.</text:p>
            <text:p>Participou no I e no II congressos republicanos de Aveiro (1957 e 1969)</text:p>
            <text:p>Em 1969, nas eleições legislativas, foi candidato da CDE (Comissão Democrática Eleitoral) no distrito de Viseu. Morreu, em Viseu a 27 de Novembro de 1969.</text:p>
          </table:table-cell>
          <table:table-cell table:style-name="ce4"/>
          <table:table-cell table:style-name="ce4" office:value-type="string" calcext:value-type="string">
            <text:p>40.420064</text:p>
          </table:table-cell>
          <table:table-cell table:style-name="ce4" office:value-type="string" calcext:value-type="string">
            <text:p>-8.145576</text:p>
          </table:table-cell>
          <table:table-cell table:style-name="ce5" table:number-columns-repeated="2"/>
          <table:table-cell table:style-name="ce8" office:value-type="string" calcext:value-type="string">
            <text:p>[[http://casacomum.org/cc/visualizador?pasta=09767.065#!1|{{https://abrilemviseu.pt/wip/icons/browser-window-svgrepo-com.svg|50}}]]</text:p>
          </table:table-cell>
          <table:table-cell table:style-name="ce8" office:value-type="string" calcext:value-type="string">
            <text:p>[[https://digitarq.arquivos.pt/viewer?id=4298137|{{https://abrilemviseu.pt/wip/icons/docu-svgrepo-com.svg|50}}]]</text:p>
          </table:table-cell>
          <table:table-cell table:style-name="ce5"/>
          <table:table-cell table:number-columns-repeated="1013"/>
        </table:table-row>
        <table:table-row table:style-name="ro5">
          <table:table-cell table:style-name="ce3" office:value-type="string" calcext:value-type="string">
            <text:p>D&amp;R_p008</text:p>
          </table:table-cell>
          <table:table-cell table:style-name="ce4" office:value-type="string" calcext:value-type="string">
            <text:p>Basílio Lopes Pereira (1893-1959)</text:p>
          </table:table-cell>
          <table:table-cell table:style-name="ce4" office:value-type="string" calcext:value-type="string">
            <text:p>Nasceu na Marmeleira, Mortágua, a 25 de Dezembro de 1893. Basílio Lopes Pereira foi democrata e republicano, lutador antifascista e um dos fundadores do jornal Sol Nascente. Esteve várias vezes preso. A sua ação começou quando ainda era estudante de direito. Já nos anos 30, foi acusado de ser “agente de ligação entre os elementos revolucionários de Coimbra e Viseu”. Participou no movimento revolucionário de abril de 1931, mas fracassada a revolta, escapou à prisão e juntou-se, em Espanha, ao grupo dos "Budas". Regressou clandestinamente a Portugal e envolveu-se na preparação do movimento revolucionário de agosto de 1931. Preso novamente em 1932, em Lisboa, foi libertado sete dias depois. A 11 de março de 1933 foi novamente preso, “sob a acusação de estar envolvido em manejos revolucionários”. Tornou-se um dos mais representativos elementos do "Grupo dos Budas" no interior do país e um dos responsáveis pela Ação Anticlerical Anti-Fascista (os 3 AAA) que, durante a Guerra Civil de Espanha, procurou ajudar refugiados republicanos. Acabou preso a 26 de setembro de 1938 e enviado para a Cadeia do Aljube. Esteve ainda preso em Caxias, antes de seguir para o Campo de Concentração do Tarrafal, de onde saiu em liberdade a 10 de junho de 1942. Foi novamente detido em 1949, “para averiguações de crimes contra a segurança do Estado”.</text:p>
          </table:table-cell>
          <table:table-cell table:style-name="ce4"/>
          <table:table-cell table:style-name="ce4" office:value-type="string" calcext:value-type="string">
            <text:p>40.357206</text:p>
          </table:table-cell>
          <table:table-cell table:style-name="ce4" office:value-type="string" calcext:value-type="string">
            <text:p>-8.261706</text:p>
          </table:table-cell>
          <table:table-cell table:style-name="ce5" table:number-columns-repeated="2"/>
          <table:table-cell table:style-name="ce5" office:value-type="string" calcext:value-type="string">
            <text:p>[[https://memorial2019.org/presos/basilio-lopes-pereira|{{https://abrilemviseu.pt/wip/icons/browser-window-svgrepo-com.svg|50}}]]</text:p>
          </table:table-cell>
          <table:table-cell table:style-name="ce5" office:value-type="string" calcext:value-type="string">
            <text:p>[[https://digitarq.arquivos.pt/viewer?id=4291246|{{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09</text:p>
          </table:table-cell>
          <table:table-cell table:style-name="ce4" office:value-type="string" calcext:value-type="string">
            <text:p>Clemente Alves (1952- )</text:p>
          </table:table-cell>
          <table:table-cell table:style-name="ce4" office:value-type="string" calcext:value-type="string">
            <text:p>Nasceu em Lamego, em 1952 e reside no Estoril. Entre 1970 e 2012, Clemente Alves trabalhou no Casino Estoril. Membro do PCP desde 1968, foi preso pela PIDE/DGS por actividades políticas contra o regime fascista e cumpriu pena nos Fortes de Caxias e Peniche. Exilado político em França de 1973 a 1974. Foi coordenador da Comissão Unitária de Trabalhadores da Estoril Sol entre 1974 e 2012. Foi dirigente sindical do Sindicato da Hotelaria entre 1974 e 2013. Eleito vereador na Câmara de Cascais nas listas da CDU em Outubro de 2013 e Outubro de 2017.</text:p>
          </table:table-cell>
          <table:table-cell table:style-name="ce4"/>
          <table:table-cell table:style-name="ce4" office:value-type="string" calcext:value-type="string">
            <text:p>41.045781</text:p>
          </table:table-cell>
          <table:table-cell table:style-name="ce4" office:value-type="string" calcext:value-type="string">
            <text:p>-7.875774</text:p>
          </table:table-cell>
          <table:table-cell table:style-name="ce5" table:number-columns-repeated="2"/>
          <table:table-cell table:style-name="ce8" office:value-type="string" calcext:value-type="string">
            <text:p>[[http://www.publico.pt/sociedade/interactivo/peniche-13-rostos|{{https://abrilemviseu.pt/wip/icons/browser-window-svgrepo-com.svg|50}}]]</text:p>
          </table:table-cell>
          <table:table-cell table:style-name="ce5" office:value-type="string" calcext:value-type="string">
            <text:p>[[https://digitarq.arquivos.pt/details?id=4309397|{{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10</text:p>
          </table:table-cell>
          <table:table-cell table:style-name="ce4" office:value-type="string" calcext:value-type="string">
            <text:p>Fernando Mata (1885-1950)</text:p>
          </table:table-cell>
          <table:table-cell table:style-name="ce4" office:value-type="string" calcext:value-type="string">
            <text:p>Nasceu em Molelos, concelho de Tondela, a 9 de Junho de 1885. De consciência irrequieta, foi preso em 1928, 1930 e 1937. Fernando Mata passou mais de treze anos preso. Esteve nas cadeias de Aljube, Peniche e 1.ª Esquadra, antes de ser enviado, a 23 de Maio de 1938, para a Fortaleza de São João Baptista, em Angra do Heroísmo, de onde regressou a 23 de Julho de 1943 para Peniche.</text:p>
            <text:p>Transferido para a Penitenciária de Lisboa em 1945, "para hospitalização", acabou por falecer no Hospital de S. José a 30 de Julho de 1950. Tinha completado 65 anos, dos quais treze anos e meio em prisões do fascismo.</text:p>
            <text:p>Ex-guarda das Cadeias Civis, ficou conhecido por "O Malhado".</text:p>
          </table:table-cell>
          <table:table-cell table:style-name="ce4"/>
          <table:table-cell table:style-name="ce4" office:value-type="string" calcext:value-type="string">
            <text:p>40.528439</text:p>
          </table:table-cell>
          <table:table-cell table:style-name="ce4" office:value-type="string" calcext:value-type="string">
            <text:p>-8.098171</text:p>
          </table:table-cell>
          <table:table-cell table:style-name="ce5" table:number-columns-repeated="2"/>
          <table:table-cell table:style-name="ce8" office:value-type="string" calcext:value-type="string">
            <text:p>[[https://silenciosememorias.blogspot.com/2021/11/2605-fernando-mata-i-preso-em-1928-1930|{{https://abrilemviseu.pt/wip/icons/browser-window-svgrepo-com.svg|50}}]]</text:p>
          </table:table-cell>
          <table:table-cell table:style-name="ce8" office:value-type="string" calcext:value-type="string">
            <text:p>[[https://digitarq.arquivos.pt/viewer?id=4288343|{{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11</text:p>
          </table:table-cell>
          <table:table-cell table:style-name="ce4" office:value-type="string" calcext:value-type="string">
            <text:p>Herculano Augusto (?-1968)</text:p>
          </table:table-cell>
          <table:table-cell table:style-name="ce4" office:value-type="string" calcext:value-type="string">
            <text:p>Trabalhador rural, morreu em 1968. No final da década de 1960, a contestação ao conflito colonial era crescente e Herculano Augusto terá publicamente criticado e condenado a guerra colonial. Foi detido pela Polícia de Segurança Pública (PSP) de Lamego e acabou por ser espancado até à morte na esquadra.</text:p>
          </table:table-cell>
          <table:table-cell table:style-name="ce4"/>
          <table:table-cell table:style-name="ce4" office:value-type="string" calcext:value-type="string">
            <text:p>41.097596</text:p>
          </table:table-cell>
          <table:table-cell table:style-name="ce4" office:value-type="string" calcext:value-type="string">
            <text:p>-7.810173</text:p>
          </table:table-cell>
          <table:table-cell table:style-name="ce5" table:number-columns-repeated="2"/>
          <table:table-cell table:style-name="ce5" office:value-type="string" calcext:value-type="string">
            <text:p>[[https://www.museudoaljube.pt/doc/herculano-augusto|{{https://abrilemviseu.pt/wip/icons/browser-window-svgrepo-com.svg|50}}]]</text:p>
          </table:table-cell>
          <table:table-cell table:style-name="ce5" table:number-columns-repeated="2"/>
          <table:table-cell table:number-columns-repeated="1013"/>
        </table:table-row>
        <table:table-row table:style-name="ro6">
          <table:table-cell table:style-name="ce3" office:value-type="string" calcext:value-type="string">
            <text:p>D&amp;R_p012</text:p>
          </table:table-cell>
          <table:table-cell table:style-name="ce4" office:value-type="string" calcext:value-type="string">
            <text:p>Herculano Marques Gouveia (1890-?)</text:p>
          </table:table-cell>
          <table:table-cell table:style-name="ce4" office:value-type="string" calcext:value-type="string">
            <text:p>A primeira prisão de Herculano Marques Gouveia foi a 1 de maio de 1933. Natural de Carvalhal Redondo, Nelas, esteve no Corpo Expedicionário Português enquanto soldado da 4.ª Companhia e quando regressou a Portugal, dedicou-se ao comércio em Lisboa. Foi na capital que foi preso pela PSP e entregue à PVDE (Polícia de Vigilância e Defesa do Estado) “por suspeita de estar envolvido no lançamento de algumas bombas explosivas no Largo do Terreiro do Trigo”, onde residia. Na altura, Salazar tinha medo de ser alvo de atentados. Libertado a 10 de maio, voltou a ser preso “para averiguações”. Na altura, foi levado, incomunicável, para uma esquadra e depois para o Aljube. A 5 de junho embarcou para Cabo Verde sem ter sido julgado. Regressou do Tarrafal em 1944 e ficou detido em Caxias. Foi julgado pelo Tribunal Militar Especial e condenado a seis anos de degredo e perda dos direitos políticos por cinco anos. Transferido, a 4 de dezembro de 1944, para Peniche. Foi libertado em 1 de novembro deste ano, depois de mais de oito anos e meio de prisão efetiva.</text:p>
          </table:table-cell>
          <table:table-cell table:style-name="ce4"/>
          <table:table-cell table:style-name="ce4" office:value-type="string" calcext:value-type="string">
            <text:p>40.541204</text:p>
          </table:table-cell>
          <table:table-cell table:style-name="ce4" office:value-type="string" calcext:value-type="string">
            <text:p>-7.898041</text:p>
          </table:table-cell>
          <table:table-cell table:style-name="ce5" table:number-columns-repeated="2"/>
          <table:table-cell table:style-name="ce6" office:value-type="string" calcext:value-type="string">
            <text:p>[[https://memorial2019.org/presos/herculano-marques-gouveia|{{https://abrilemviseu.pt/wip/icons/browser-window-svgrepo-com.svg|50}}]]</text:p>
          </table:table-cell>
          <table:table-cell table:style-name="ce8" office:value-type="string" calcext:value-type="string">
            <text:p>[[https://digitarq.arquivos.pt/viewer?id=4286845|{{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13</text:p>
          </table:table-cell>
          <table:table-cell table:style-name="ce4" office:value-type="string" calcext:value-type="string">
            <text:p>Jaime Gaspar Gralheiro (1930-2014)</text:p>
          </table:table-cell>
          <table:table-cell table:style-name="ce4" office:value-type="string" calcext:value-type="string">
            <text:p>Advogado, dramaturgo e encenador, nasceu em Macieira, concelho de S. Pedro do Sul, a 7 de Julho de 1930. Morreu em junho de 2014. Paralelamente à sua actividade profissional e artística, foi um acérrimo ativista político. Antes do 25 de Abril de 1974, e desde 1961 até 1973, participou em todas as campanhas eleitorais, pela Oposição Democrática. Depois do 25 de Abril de 1974, foi o primeiro presidente da Comissão Administrativa da Câmara de S. Pedro do Sul, de onde foi afastado no “Verão Quente de 75”. A sua vida foi dedicada à advocacia e interveio em milhares de processos judiciais, nomeadamente nas questões dos Baldios. Como dramaturgo escreveu dezenas de peças teatrais e recebeu vários prémios de Teatro, quer como autor quer como encenador. Foi considerado o Autor português mais representado no ano de 1978.</text:p>
          </table:table-cell>
          <table:table-cell table:style-name="ce4"/>
          <table:table-cell table:style-name="ce4" office:value-type="string" calcext:value-type="string">
            <text:p>40.867754</text:p>
          </table:table-cell>
          <table:table-cell table:style-name="ce4" office:value-type="string" calcext:value-type="string">
            <text:p>-8.055915</text:p>
          </table:table-cell>
          <table:table-cell table:style-name="ce5" table:number-columns-repeated="2"/>
          <table:table-cell table:style-name="ce8"/>
          <table:table-cell table:style-name="ce5"/>
          <table:table-cell table:style-name="ce8" office:value-type="string" calcext:value-type="string">
            <text:p>[[https://www.parlamento.pt/ArquivoDocumentacao/Documents/Candidatos_Oposicao.pdf|{{https://abrilemviseu.pt/wip/icons/artigo-svgrepo-com.svg|50}}]]</text:p>
          </table:table-cell>
          <table:table-cell table:number-columns-repeated="1013"/>
        </table:table-row>
        <table:table-row table:style-name="ro7">
          <table:table-cell table:style-name="ce3" office:value-type="string" calcext:value-type="string">
            <text:p>D&amp;R_p014</text:p>
          </table:table-cell>
          <table:table-cell table:style-name="ce4" office:value-type="string" calcext:value-type="string">
            <text:p>José Duarte (1897-?)</text:p>
          </table:table-cell>
          <table:table-cell table:style-name="ce4" office:value-type="string" calcext:value-type="string">
            <text:p>Nasceu em Baloita (Cepões), concelho de Lamego, daí ter ficado conhecido como o “José da Baloita”. Foi preso em Lamego e a documentação aponta que entrou na delegação do Porto da PVDE a 3 de dezembro de 1938, ficando a aguardar julgamento do Tribunal Militar Especial. Julgado em 29 de agosto de 1939, foi condenado a três anos de degredo. A 21 de fevereiro de 1940 foi transferido da Delegação do Porto para a Cadeia do Aljube. Passou, no mesmo dia, para Caxias e, dois dias depois, seguiu para o Campo de Concentração do Tarrafal, de onde regressou em 1945.</text:p>
          </table:table-cell>
          <table:table-cell table:style-name="ce4" office:value-type="string" calcext:value-type="string">
            <text:p>Não dispomos de uma localização mais precisa.</text:p>
          </table:table-cell>
          <table:table-cell table:style-name="ce9" office:value-type="string" calcext:value-type="string">
            <text:p>41.071033</text:p>
          </table:table-cell>
          <table:table-cell table:style-name="ce9" office:value-type="string" calcext:value-type="string">
            <text:p>-7.793208,</text:p>
          </table:table-cell>
          <table:table-cell table:style-name="ce5" table:number-columns-repeated="2"/>
          <table:table-cell table:style-name="ce6" office:value-type="string" calcext:value-type="string">
            <text:p>[[https://memorial2019.org/presos/jose-duarte-1|{{https://abrilemviseu.pt/wip/icons/browser-window-svgrepo-com.svg|50}}]]</text:p>
          </table:table-cell>
          <table:table-cell table:style-name="ce5" table:number-columns-repeated="2"/>
          <table:table-cell table:number-columns-repeated="1013"/>
        </table:table-row>
        <table:table-row table:style-name="ro4">
          <table:table-cell table:style-name="ce3" office:value-type="string" calcext:value-type="string">
            <text:p>D&amp;R_p015</text:p>
          </table:table-cell>
          <table:table-cell table:style-name="ce4" office:value-type="string" calcext:value-type="string">
            <text:p>José Lopes de Oliveira (1881-1971)</text:p>
          </table:table-cell>
          <table:table-cell table:style-name="ce4" office:value-type="string" calcext:value-type="string">
            <text:p>Nasceu em Vale de Açores (Mortágua) a 25 de Dezembro de 1881. O seu padrinho, pai do escritor Tomás da Fonseca, foi quem o influenciou para a escrita. Ainda jovem estudante colaborou em jornais, revistas e panfletos, sempre em defesa dos seus ideais republicanos, tendo sido militante do Partido Republicano Português até 1920. Licenciou-se em Direito da Universidade de Coimbra e foi professor de História e Geografia no Liceu de Viseu. Os alunos tratavam-no por ´´Pai Lopes`. Terminou a sua actividade como docente em 1946.</text:p>
            <text:p>Politicamente, fez defesa dos ideais republicanos, tendo sido militante do Partido Republicano Português até 1920.</text:p>
          </table:table-cell>
          <table:table-cell table:style-name="ce4"/>
          <table:table-cell table:style-name="ce4" office:value-type="string" calcext:value-type="string">
            <text:p>40.388553</text:p>
          </table:table-cell>
          <table:table-cell table:style-name="ce4" office:value-type="string" calcext:value-type="string">
            <text:p>-8.244457</text:p>
          </table:table-cell>
          <table:table-cell table:style-name="ce5" table:number-columns-repeated="2"/>
          <table:table-cell table:style-name="ce5" office:value-type="string" calcext:value-type="string">
            <text:p>[[http://mosca-servidor.xdi.uevora.pt/arquivo/?p=creators/creator&amp;id=660|{{https://abrilemviseu.pt/wip/icons/browser-window-svgrepo-com.svg|50}}]]</text:p>
          </table:table-cell>
          <table:table-cell table:style-name="ce8"/>
          <table:table-cell table:style-name="ce5"/>
          <table:table-cell table:number-columns-repeated="1013"/>
        </table:table-row>
        <table:table-row table:style-name="ro8">
          <table:table-cell table:style-name="ce3" office:value-type="string" calcext:value-type="string">
            <text:p>D&amp;R_p016</text:p>
          </table:table-cell>
          <table:table-cell table:style-name="ce4" office:value-type="string" calcext:value-type="string">
            <text:p>Júlio Correia da Rocha Calisto (1897 – 1973)</text:p>
          </table:table-cell>
          <table:table-cell table:style-name="ce4" office:value-type="string" calcext:value-type="string">
            <text:p>Nasceu no Tojal, freguesia de Vila da Igreja, Sátão, Viseu. Licenciado em Direito pela Universidade de Coimbra, exerceu advocacia em Ílhavo, Aveiro. Foi detido pela PIDE, no início de Dezembro de 1962, para averiguações por suspeita de “actividades contra a segurança do Estado”. Ficou um mês e meio nas prisões de Caxias e do Aljube, tendo sido libertado em Janeiro de 1963. Do processo arquivado na Torre do Tombo, depreende-se que a PIDE não conseguiu de Júlio Calisto nada sobre os colegas e as lutas que os envolviam. Fez parte da comissão organizadora do I Congresso Republicano, realizado em Aveiro, em 1957. Foi candidato, por Aveiro, na lista da Oposição, nesse mesmo ano.</text:p>
            <text:p/>
          </table:table-cell>
          <table:table-cell table:style-name="ce4"/>
          <table:table-cell table:style-name="ce4" office:value-type="string" calcext:value-type="string">
            <text:p>40.752545</text:p>
          </table:table-cell>
          <table:table-cell table:style-name="ce4" office:value-type="string" calcext:value-type="string">
            <text:p>-7.726442</text:p>
          </table:table-cell>
          <table:table-cell table:style-name="ce5" table:number-columns-repeated="3"/>
          <table:table-cell table:style-name="ce5" office:value-type="string" calcext:value-type="string">
            <text:p>[[https://digitarq.arquivos.pt/viewer?id=4299974|{{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17</text:p>
          </table:table-cell>
          <table:table-cell table:style-name="ce4" office:value-type="string" calcext:value-type="string">
            <text:p>Luís da Costa Figueiredo (1897-1974)</text:p>
          </table:table-cell>
          <table:table-cell table:style-name="ce4" office:value-type="string" calcext:value-type="string">
            <text:p>Nasceu a 25 de Junho de 1897, em Ferreira das Aves, Sátão. Advogado, foi preso, pela primeira vez, em Maio de 1928 “por fazer parte do comité revolucionário de Viseu e Coimbra” e deportado para S. Tomé, de onde se evadiu. Fugiu para Viseu e foi preso dois dias depois. Foi novamente deportado para Ponta Delgada, mas voltou a fugir menos de um mês após a sua chegada aos Açores. Novamente preso em 1930 por conspirar contra a Ditadura, foi de novo deportado para Angra do Heroísmo, de onde escapou a 4 de Novembro dentro de um cesto de vime com destino a Espanha. Quando em 1932 foi descoberto já em Portugal, voltou a ser preso. Por estar tuberculoso, foi-lhe fixada residência obrigatória em Sátão, onde ficou em regime de liberdade condicional. Mas a história não acaba aqui. Em 1933, quando estava novamente para ser detido, Luís da Costa Figueiredo escapou da sua casa. Acabou preso, pela quinta vez, a 21 de Maio de 1935, sendo considerado “um elemento perigoso dentro do País”. Libertado ainda em 1935, voltaria a ser detido em 1936. Transferido para a cadeia do Aljube, foi acusado de estar envolvido num movimento revolucionário em preparação e enviado para o Campo de Concentração do Tarrafal. Regressou Portugal e foi preso, pela sétima e última vez, em 1942 e libertado dois dias depois.</text:p>
          </table:table-cell>
          <table:table-cell table:style-name="ce4"/>
          <table:table-cell table:style-name="ce4" office:value-type="string" calcext:value-type="string">
            <text:p>40.80617</text:p>
          </table:table-cell>
          <table:table-cell table:style-name="ce4" office:value-type="string" calcext:value-type="string">
            <text:p>-7.668304</text:p>
          </table:table-cell>
          <table:table-cell table:style-name="ce5" table:number-columns-repeated="2"/>
          <table:table-cell table:style-name="ce8" office:value-type="string" calcext:value-type="string">
            <text:p>[[http://silenciosememorias.blogspot.com/2020/01/2259-luis-da-costa-figueiredo-i-7-vezes.html|{{https://abrilemviseu.pt/wip/icons/browser-window-svgrepo-com.svg|50}}]]</text:p>
          </table:table-cell>
          <table:table-cell table:style-name="ce5" office:value-type="string" calcext:value-type="string">
            <text:p>[[https://digitarq.arquivos.pt/viewer?id=4281514|{{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18</text:p>
          </table:table-cell>
          <table:table-cell table:style-name="ce4" office:value-type="string" calcext:value-type="string">
            <text:p>Manuel da Piedade (1893-1977)</text:p>
          </table:table-cell>
          <table:table-cell table:style-name="ce4" office:value-type="string" calcext:value-type="string">
            <text:p>Nasceu em Britiande, Lamego, a 27 de Junho de 1893. Pouco se sabe da sua vida, além de algumas fotografias que integram o espólio disponibilizado à investigadora Margarida Portela, do Instituto de História Contemporânea da Faculdade de Ciências Sociais e Humanas da Universidade Nova de Lisboa, para o projecto Portugal 1914-18. Sabe-se que o facto de querer conhecer o mundo o levou até Angola e que foi 2.º Sargento com condecorações militares por participações nas guerras no Sul de Angola 1914-15 e em França 1917-18.</text:p>
            <text:p>O antigo soldado da I Guerra Mundial estava aquartelado na Figueira da Foz quando, a 3 de Fevereiro de 1927 decidiu avançar, com os seus companheiros, para o Porto, para ajudar à revolta contra a ditadura. Foi condenado, em Tribunal Militar, a sete anos de degredo em Angola. Com a pena comutada numa amnistia, regressou a Portugal em 1930, tendo ido prestar serviço para Coimbra. Sempre conotado como opositor ao regime, não teve a vida facilitada e sem expetativa de subir na carreira militar. Foi só após o 25 de Abril de 1974 que pediu ao Estado “o que considerava que lhe era devido” e conseguiu obter a pensão como combatente.</text:p>
            <text:p/>
          </table:table-cell>
          <table:table-cell table:style-name="ce4"/>
          <table:table-cell table:style-name="ce4" office:value-type="string" calcext:value-type="string">
            <text:p>41.063389</text:p>
          </table:table-cell>
          <table:table-cell table:style-name="ce4" office:value-type="string" calcext:value-type="string">
            <text:p>-7.792457</text:p>
          </table:table-cell>
          <table:table-cell table:style-name="ce5" table:number-columns-repeated="2"/>
          <table:table-cell table:style-name="ce8" office:value-type="string" calcext:value-type="string">
            <text:p>[[https://acervo.publico.pt/culturaipsilon/noticia/o-soldado-que-se-revoltou-ja-depois-da-guerra-1664817|{{https://abrilemviseu.pt/wip/icons/browser-window-svgrepo-com.svg|50}}]]</text:p>
          </table:table-cell>
          <table:table-cell table:style-name="ce5" table:number-columns-repeated="2"/>
          <table:table-cell table:number-columns-repeated="1013"/>
        </table:table-row>
        <table:table-row table:style-name="ro7">
          <table:table-cell table:style-name="ce3" office:value-type="string" calcext:value-type="string">
            <text:p>D&amp;R_p019</text:p>
          </table:table-cell>
          <table:table-cell table:style-name="ce4" office:value-type="string" calcext:value-type="string">
            <text:p>Manuel Marques Nunes (1915-?)</text:p>
          </table:table-cell>
          <table:table-cell table:style-name="ce4" office:value-type="string" calcext:value-type="string">
            <text:p>Natural de Vila de Senhorim, Nelas, nasceu a 6 de março de 1915. A primeira vez que</text:p>
            <text:p>Conhecido como o “chapéu pequenino”, foi entregue pela PSP de Lisboa na PIDE, "para averiguações", em 1947 e enviado para a Cadeia de Caxias. Dali seguiu para o Campo de Concentração do Tarrafal, embarcando para Cabo Verde a 11 de abril de 1947. A 30 de setembro de 1947 foi libertado.</text:p>
          </table:table-cell>
          <table:table-cell table:style-name="ce4"/>
          <table:table-cell table:style-name="ce4" office:value-type="string" calcext:value-type="string">
            <text:p>40.537041</text:p>
          </table:table-cell>
          <table:table-cell table:style-name="ce4" office:value-type="string" calcext:value-type="string">
            <text:p>-7.818123</text:p>
          </table:table-cell>
          <table:table-cell table:style-name="ce5" table:number-columns-repeated="2"/>
          <table:table-cell table:style-name="ce6" office:value-type="string" calcext:value-type="string">
            <text:p>[[https://memorial2019.org/presos/manuel-marques-nunes|{{https://abrilemviseu.pt/wip/icons/browser-window-svgrepo-com.svg|50}}]]</text:p>
          </table:table-cell>
          <table:table-cell table:style-name="ce8" office:value-type="string" calcext:value-type="string">
            <text:p>[[https://digitarq.arquivos.pt/viewer?id=4298091 |{{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20</text:p>
          </table:table-cell>
          <table:table-cell table:style-name="ce4" office:value-type="string" calcext:value-type="string">
            <text:p>Manuel Pinto Ribeiro (1917-1943)</text:p>
          </table:table-cell>
          <table:table-cell table:style-name="ce4" office:value-type="string" calcext:value-type="string">
            <text:p>Natural de Resende, residente no Porto e padeiro de profissão, foi preso pela Delegação do Porto da Polícia de Vigilância e Defesa do Estado (PVDE) em 1942 por “distribuir panfletos de propaganda subversiva”. Violentamente torturado, foi internado no Hospital Geral de Santo António no Porto, onde morreu a 11 de junho de 1943 aos 26 anos.</text:p>
            <text:p>O Registo Geral de Presos da polícia política assinala que o Tribunal Militar Especial concedera um indulto a Manuel Pinto Ribeiro em 1946, três anos depois da sua morte.</text:p>
          </table:table-cell>
          <table:table-cell table:style-name="ce4"/>
          <table:table-cell table:style-name="ce4" office:value-type="string" calcext:value-type="string">
            <text:p>41.104775113198876</text:p>
          </table:table-cell>
          <table:table-cell table:style-name="ce4" office:value-type="string" calcext:value-type="string">
            <text:p><text:s/>-7.961987110646891</text:p>
          </table:table-cell>
          <table:table-cell table:style-name="ce5" table:number-columns-repeated="2"/>
          <table:table-cell table:style-name="ce8" office:value-type="string" calcext:value-type="string">
            <text:p>[[https://www.museudoaljube.pt/doc/manuel-pinto-ribeiro/|{{https://abrilemviseu.pt/wip/icons/browser-window-svgrepo-com.svg|50}}]]</text:p>
          </table:table-cell>
          <table:table-cell table:style-name="ce5" table:number-columns-repeated="2"/>
          <table:table-cell table:number-columns-repeated="1013"/>
        </table:table-row>
        <table:table-row table:style-name="ro2">
          <table:table-cell table:style-name="ce3" office:value-type="string" calcext:value-type="string">
            <text:p>D&amp;R_p021</text:p>
          </table:table-cell>
          <table:table-cell table:style-name="ce4" office:value-type="string" calcext:value-type="string">
            <text:p>Manuela de Azevedo (1911 - 2017)</text:p>
          </table:table-cell>
          <table:table-cell table:style-name="ce4" office:value-type="string" calcext:value-type="string">
            <text:p>Foi a primeira jornalista portuguesa a ter carteira profissional. Lutadora antifascista, várias vezes viu os seus textos serem proibidos pela censura. Manuela Saraiva de Azevedo nasce em Lisboa, mas passou a adolescência na Beira Alta e começou a carreira como professora no Grande Colégio de Viseu. A sua vocação como jornalista levou-a a escrever vários artigos. Dois dos que escreveu para o Jornal República sobre a Eutanásia e a Sociedade das Nações foram cortados pela censura. Em 1938 inscreveu-se no Sindicato dos Jornalistas e obteve a carteira profissional, ficando sócia efectiva nº 7. Em 1972 pertenceu à Comissão Nacional pela Liberdade de Expressão. Manuela de Azevedo foi jornalista durante mais de 60 anos, mas também publicou dezenas de livros de poesia, contos, novelas, romance, crónicas, ensaios, biografias e peças de teatro.</text:p>
            <text:p>Em 1935 publicou o seu primeiro livro – A Claridade ( poesia) – com prefácio de Aquilino Ribeiro. No início de 2017, Manuela de Azevedo era a repórter mais antiga do mundo, ano em que faleceu aos 105 anos.</text:p>
          </table:table-cell>
          <table:table-cell table:style-name="ce4" office:value-type="string" calcext:value-type="string">
            <text:p>Não dispomos de uma localização mais precisa.</text:p>
          </table:table-cell>
          <table:table-cell table:style-name="ce9" office:value-type="string" calcext:value-type="string">
            <text:p>40.658487</text:p>
          </table:table-cell>
          <table:table-cell table:style-name="ce9" office:value-type="string" calcext:value-type="string">
            <text:p>-7.913913</text:p>
          </table:table-cell>
          <table:table-cell table:style-name="ce5" table:number-columns-repeated="2"/>
          <table:table-cell table:style-name="ce6" office:value-type="string" calcext:value-type="string">
            <text:p>[[https://www.facebook.com/FascismoNuncaMais/photos/a.559109110865139/760041190771929/|{{https://abrilemviseu.pt/wip/icons/browser-window-svgrepo-com.svg|50}}]]</text:p>
          </table:table-cell>
          <table:table-cell table:style-name="ce5"/>
          <table:table-cell table:style-name="ce8"/>
          <table:table-cell table:number-columns-repeated="1013"/>
        </table:table-row>
        <table:table-row table:style-name="ro2">
          <table:table-cell table:style-name="ce3" office:value-type="string" calcext:value-type="string">
            <text:p>D&amp;R_p022</text:p>
          </table:table-cell>
          <table:table-cell table:style-name="ce4" office:value-type="string" calcext:value-type="string">
            <text:p>José Moreira de Campos (1898-1967)</text:p>
          </table:table-cell>
          <table:table-cell table:style-name="ce4" office:value-type="string" calcext:value-type="string">
            <text:p>Nasceu a 24 de Setembro de 1898, em Tondelinha, Viseu. Integrou o Movimento de Unidade Nacional Antifascista, constituído no final do ano de 1943. Trata-se do primeiro grande movimento unitário antifascista dos anos 40, em que estão representados o Partido Republicano Português, o extinto Partido Socialista (SPIO), a recém-criada União Socialista, o Partido Comunista Português, a Maçonaria, alguns anarco-sindicalistas, católicos, monárquicos e independente. Preso pela PIDE a 7 de Janeiro de 1952 por envolvimento na suposta intentona da Rua da Assunção, o comandante Moreira de Campos foi enviado para a cadeia do Aljube, sendo transferidos posteriormente para a Casa de Reclusão da Trafaria.</text:p>
          </table:table-cell>
          <table:table-cell table:style-name="ce4"/>
          <table:table-cell table:style-name="ce4" office:value-type="string" calcext:value-type="string">
            <text:p>40.651735</text:p>
          </table:table-cell>
          <table:table-cell table:style-name="ce4" office:value-type="string" calcext:value-type="string">
            <text:p>-7.952959</text:p>
          </table:table-cell>
          <table:table-cell table:style-name="ce5" table:number-columns-repeated="2"/>
          <table:table-cell table:style-name="ce8"/>
          <table:table-cell table:style-name="ce8" office:value-type="string" calcext:value-type="string">
            <text:p>[[https://www.parlamento.pt/ArquivoDocumentacao/Documents/Candidatos_Oposicao.pdf|{{https://abrilemviseu.pt/wip/icons/docu-svgrepo-com.svg|50}}]]</text:p>
          </table:table-cell>
          <table:table-cell table:style-name="ce5"/>
          <table:table-cell table:number-columns-repeated="1013"/>
        </table:table-row>
        <table:table-row table:style-name="ro8">
          <table:table-cell table:style-name="ce3" office:value-type="string" calcext:value-type="string">
            <text:p>D&amp;R_p023</text:p>
          </table:table-cell>
          <table:table-cell table:style-name="ce4" office:value-type="string" calcext:value-type="string">
            <text:p>Raul Jorge Wheelhouse (1901-1972)</text:p>
          </table:table-cell>
          <table:table-cell table:style-name="ce4" office:value-type="string" calcext:value-type="string">
            <text:p>Nasceu em 1901, em São João das Areias, Concelho de Santa Comba Dão. Médico, destacou-se como antifascista e republicano convicto. Foi um dos dirigentes da Maçonaria Portuguesa (GOL) durante o período em que a ditadura a ilegalizou. Perseguido pelo regime fascista, foi julgado em Tribunal Militar e condenado a degredo nas colónias. Cumpriu pena em Angra do Heroísmo, entre 1933 e 1935. Foi presidente do Partido Socialista Português - Secção Portuguesa da Internacional Operária (PSP-SPIO) depois da sua reorganização na oposição, na década de 40.</text:p>
            <text:p>Foi também fundador e Secretário-Geral do MUD (Movimento de Unidade Democrática). Participou activamente em movimentos cívicos e iniciativas para um regime democrático em Portugal.</text:p>
          </table:table-cell>
          <table:table-cell table:style-name="ce4"/>
          <table:table-cell table:style-name="ce4" office:value-type="string" calcext:value-type="string">
            <text:p>40.387795</text:p>
          </table:table-cell>
          <table:table-cell table:style-name="ce4" office:value-type="string" calcext:value-type="string">
            <text:p>-8.069428</text:p>
          </table:table-cell>
          <table:table-cell table:style-name="ce5" table:number-columns-repeated="2"/>
          <table:table-cell table:style-name="ce8"/>
          <table:table-cell table:style-name="ce5" office:value-type="string" calcext:value-type="string">
            <text:p>[[https://digitarq.arquivos.pt/details?id=4280624|{{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24</text:p>
          </table:table-cell>
          <table:table-cell table:style-name="ce4" office:value-type="string" calcext:value-type="string">
            <text:p>Sérgio de Matos Vilarigues</text:p>
          </table:table-cell>
          <table:table-cell table:style-name="ce4" office:value-type="string" calcext:value-type="string">
            <text:p>Nasceu em Routar, Torredeita, concelho de Viseu, a 23 de dezembro de 1914. Esteve seis anos em cativeiro e 32 na clandestinidade. Usou, entre outros, os pseudónimos de "Amílcar", "Guilherme" e "Victor". Desde cedo aderiu a militância, começando na Federação das Juventudes Comunistas Portugueses. Foi preso em 1934, quando andava a colar tarjetas a reclamar a libertação de um jovem camarada condenado a vários anos de prisão. Foi para a Cadeia do Aljube. Julgado pelo Tribunal Militar Especial, acabou condenado a 23 meses de prisão. Esteve na prisão de Peniche e depois transferido para Angra do Heroísmo. Mais tarde foi enviado para o Campo de Concentração do Tarrafal. Em 1942 entrou na clandestinidade, de onde só saiu ao fim de 32 anos consecutivos, em 1974.</text:p>
          </table:table-cell>
          <table:table-cell table:style-name="ce4"/>
          <table:table-cell table:style-name="ce4" office:value-type="string" calcext:value-type="string">
            <text:p>40.645092</text:p>
          </table:table-cell>
          <table:table-cell table:style-name="ce4" office:value-type="string" calcext:value-type="string">
            <text:p>-8.035105</text:p>
          </table:table-cell>
          <table:table-cell table:style-name="ce5" table:number-columns-repeated="2"/>
          <table:table-cell table:style-name="ce6" office:value-type="string" calcext:value-type="string">
            <text:p>[[https://memorial2019.org/presos/sergio-de-matos-vilarigues|{{https://abrilemviseu.pt/wip/icons/browser-window-svgrepo-com.svg|50}}]]</text:p>
          </table:table-cell>
          <table:table-cell table:style-name="ce8" office:value-type="string" calcext:value-type="string">
            <text:p>[[https://digitarq.arquivos.pt/details?id=4280819|{{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25</text:p>
          </table:table-cell>
          <table:table-cell table:style-name="ce4" office:value-type="string" calcext:value-type="string">
            <text:p>Maria Fernanda de Paiva Tomás (1928-1984)</text:p>
          </table:table-cell>
          <table:table-cell table:style-name="ce4" office:value-type="string" calcext:value-type="string">
            <text:p>Nasceu em Mortágua em 1928 e foi uma política portuguesa revolucionária anti-fascista. Esteve quase dez anos encarcerada como prisioneira política pelo regime do Estado Novo entre 1961 e 1970, do qual era opositora. Foi uma das mulheres que mais tempo ficou encarcerada por motivos políticos. Antes de ser presa, esteve na clandestinidade, com apenas 23 anos. Foi detida pela PIDE a 6 de Fevereiro de 1961. Presa na Prisão de Caxias, foi torturada, e em dois períodos imposta a privação do sono, primeiro durante 80 e depois por 94 horas consecutivas. Esteve incomunicável por 20 dias, sem autorização de mudar de roupa ou acesso a higiene, como chantagem para que confessasse a localização do futuro Congresso do PCP, partido doq ual era militante. Os agentes da PIDE colocam-lhe a alcunha de “A Passionária”.</text:p>
          </table:table-cell>
          <table:table-cell table:style-name="ce4"/>
          <table:table-cell table:style-name="ce4" office:value-type="string" calcext:value-type="string">
            <text:p>40.398178</text:p>
          </table:table-cell>
          <table:table-cell table:style-name="ce4" office:value-type="string" calcext:value-type="string">
            <text:p>-8.229497</text:p>
          </table:table-cell>
          <table:table-cell table:style-name="ce5" table:number-columns-repeated="2"/>
          <table:table-cell table:style-name="ce5" office:value-type="string" calcext:value-type="string">
            <text:p>[[https://pt.wikipedia.org/wiki/Fernanda_de_Paiva_Tom%C3%A1s|{{https://abrilemviseu.pt/wip/icons/browser-window-svgrepo-com.svg|50}}]]</text:p>
          </table:table-cell>
          <table:table-cell table:style-name="ce5" office:value-type="string" calcext:value-type="string">
            <text:p>[[https://digitarq.arquivos.pt/details?id=4304877|{{https://abrilemviseu.pt/wip/icons/docu-svgrepo-com.svg|50}}]]</text:p>
          </table:table-cell>
          <table:table-cell table:style-name="ce5"/>
          <table:table-cell table:number-columns-repeated="1013"/>
        </table:table-row>
        <table:table-row table:style-name="ro9">
          <table:table-cell table:style-name="ce3" office:value-type="string" calcext:value-type="string">
            <text:p>D&amp;R_p026</text:p>
          </table:table-cell>
          <table:table-cell table:style-name="ce4" office:value-type="string" calcext:value-type="string">
            <text:p>Tomás da Fonseca (1877-1968)</text:p>
          </table:table-cell>
          <table:table-cell table:style-name="ce4" office:value-type="string" calcext:value-type="string">
            <text:p>Natural de Laceiras, freguesia de Pala, concelho de Mortágua, o poeta, escritor, historiador, jornalista e professor foi um militante republicano que foi preso pela primeira vez em 1918 por se opor à ditadura de Sidónio Pais. Pertenceu ao Movimento da Unidade Democrática e à Maçonaria. Em 1910 foi chefe de gabinete do Ministro do Fomento e em 1916 eleito senador pelo distrito de Viseu. Mais tarde, opositor do regime ditatorial, foi perseguido pelas suas ideias políticas e os seus livros alvo de censura e proibição. Denunciou as condições prisionais do regime, o que lhe valeu, de novo, a prisão por ter protestado contra a existência do Campo de Concentração do Tarrafal.</text:p>
          </table:table-cell>
          <table:table-cell table:style-name="ce4"/>
          <table:table-cell table:style-name="ce4" office:value-type="string" calcext:value-type="string">
            <text:p>40.42638144738646</text:p>
          </table:table-cell>
          <table:table-cell table:style-name="ce4" office:value-type="string" calcext:value-type="string">
            <text:p>-8.266170452720306</text:p>
          </table:table-cell>
          <table:table-cell table:style-name="ce5" table:number-columns-repeated="2"/>
          <table:table-cell table:style-name="ce8"/>
          <table:table-cell table:style-name="ce8" office:value-type="string" calcext:value-type="string">
            <text:p>[[https://digitarq.arquivos.pt/details?id=4298090|{{https://abrilemviseu.pt/wip/icons/docu-svgrepo-com.svg|50}}]]</text:p>
          </table:table-cell>
          <table:table-cell table:style-name="ce5"/>
          <table:table-cell table:number-columns-repeated="1013"/>
        </table:table-row>
        <table:table-row table:style-name="ro7">
          <table:table-cell table:style-name="ce3" office:value-type="string" calcext:value-type="string">
            <text:p>D&amp;R_p027</text:p>
          </table:table-cell>
          <table:table-cell table:style-name="ce4" office:value-type="string" calcext:value-type="string">
            <text:p>Abílio da Silva Almeida (1907-?)</text:p>
          </table:table-cell>
          <table:table-cell table:style-name="ce4" office:value-type="string" calcext:value-type="string">
            <text:p>Natural de Oliveira dos Frades, nasceu em 1907. Foi preso pela PVDE, pla primeira vez, "para averiguações", em 1942 e enviado para a Cadeia do Aljube . Foi libertado quatro dias depois.. Preso pela PIDE já em 1947, e de novo “para averiguações”, foi enviado para a Cadeia de Caxias, onde ficou até embarcar para o Campo de Concentração do Tarrafal, em Cabo Verde. “Restituído à liberdade”, cerca de um mês depois, ficou com residência fixa na Cidade da Praia, de onde antes do final do ano. Apresentou-se na sede da PIDE que lhe aplicou a medida de “liberdade condicional” durante um ano.</text:p>
          </table:table-cell>
          <table:table-cell table:style-name="ce4"/>
          <table:table-cell table:style-name="ce4" office:value-type="string" calcext:value-type="string">
            <text:p>40.72946579252044</text:p>
          </table:table-cell>
          <table:table-cell table:style-name="ce4" office:value-type="string" calcext:value-type="string">
            <text:p><text:s/>-8.176230115217969</text:p>
          </table:table-cell>
          <table:table-cell table:style-name="ce5" table:number-columns-repeated="2"/>
          <table:table-cell table:style-name="ce6" office:value-type="string" calcext:value-type="string">
            <text:p>[[https://memorial2019.org/presos/abilio-da-silva-almeida|{{https://abrilemviseu.pt/wip/icons/browser-window-svgrepo-com.svg|50}}]]</text:p>
          </table:table-cell>
          <table:table-cell table:style-name="ce8" office:value-type="string" calcext:value-type="string">
            <text:p>[[https://digitarq.arquivos.pt/details?id=4294931|{{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28</text:p>
          </table:table-cell>
          <table:table-cell table:style-name="ce4" office:value-type="string" calcext:value-type="string">
            <text:p>Alberto de Almeida (1907-1932)</text:p>
          </table:table-cell>
          <table:table-cell table:style-name="ce4" office:value-type="string" calcext:value-type="string">
            <text:p>Nasceu em Viseu em 1907, em Viseu, mas foi para Lisboa onde trabalhou na Câmara Municipal.</text:p>
            <text:p>Foi a sua participação na revolta de 26 de agosto de 1931 contra a Ditadura Militar que lhe valeu a prisão. A “sentença” foi a deportação. A 2 de Setembro embarcou no navio Pedro Gomes para Timor juntamente com mais 357 deportados, entre os quais os principais chefes militares da revolta. Em Dili, Alberto Almeida foi colocado no campo de concentração da Ilha de Ataúro, onde, para além dos castigos corporais sofridos e da falta de condições mínimas de higiene e salubridade, adoece e terá enlouquecido e perdido a fala. Tinha 25 anos e nunca foi julgado.</text:p>
          </table:table-cell>
          <table:table-cell table:style-name="ce4" office:value-type="string" calcext:value-type="string">
            <text:p>Não dispomos de uma localização mais precisa.</text:p>
          </table:table-cell>
          <table:table-cell table:style-name="ce9" office:value-type="string" calcext:value-type="string">
            <text:p>40.66012575506495</text:p>
          </table:table-cell>
          <table:table-cell table:style-name="ce9" office:value-type="string" calcext:value-type="string">
            <text:p><text:s/>-7.907403704982015</text:p>
          </table:table-cell>
          <table:table-cell table:style-name="ce5" table:number-columns-repeated="2"/>
          <table:table-cell table:style-name="ce8" office:value-type="string" calcext:value-type="string">
            <text:p>[[http://silenciosememorias.blogspot.com/search/label/Viseu|{{https://abrilemviseu.pt/wip/icons/browser-window-svgrepo-com.svg|50}}]]</text:p>
          </table:table-cell>
          <table:table-cell table:style-name="ce6" office:value-type="string" calcext:value-type="string">
            <text:p>[[https://digitarq.arquivos.pt/details?id=1213221 |{{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29</text:p>
          </table:table-cell>
          <table:table-cell table:style-name="ce4" office:value-type="string" calcext:value-type="string">
            <text:p>António Carlos Castanheira (1904-?)</text:p>
          </table:table-cell>
          <table:table-cell table:style-name="ce4" office:value-type="string" calcext:value-type="string">
            <text:p>Nasceu em Carregal do Sal, a 9 de setembro de 1904, mas fez a sua vida em Aveiro com acção em Leiria. A partir de 1932 integrou lutas dos trabalhadores e movimentos revolucionários. Foi detido a 9 de fevereiro desse ano e julgado em abril de 1934. Condenado a cinco anos de desterro e dez mil escudos de multa, além da perda dos direitos políticos por cinco anos, foi inicialmente enviado para a Fortaleza de S. João Batista, em Angra do Heroísmo, e, depois, para o Campo de Concentração do Tarrafal, em Cabo Verde. Entrou e saiu várias vezes da prisão e de hospitais por causa do seu estado de saúde. Foi libertado em 1945.</text:p>
          </table:table-cell>
          <table:table-cell table:style-name="ce4" office:value-type="string" calcext:value-type="string">
            <text:p>Não dispomos de uma localização mais precisa.</text:p>
          </table:table-cell>
          <table:table-cell table:style-name="ce9" office:value-type="string" calcext:value-type="string">
            <text:p>40.43312398591774</text:p>
          </table:table-cell>
          <table:table-cell table:style-name="ce9" office:value-type="string" calcext:value-type="string">
            <text:p><text:s/>-8.002306936704029</text:p>
          </table:table-cell>
          <table:table-cell table:style-name="ce5" table:number-columns-repeated="2"/>
          <table:table-cell table:style-name="ce6" office:value-type="string" calcext:value-type="string">
            <text:p>[[https://memorial2019.org/presos/antonio-carlos-castanheira|{{https://abrilemviseu.pt/wip/icons/browser-window-svgrepo-com.svg|50}}]]</text:p>
          </table:table-cell>
          <table:table-cell table:style-name="ce5" office:value-type="string" calcext:value-type="string">
            <text:p>[[https://digitarq.arquivos.pt/details?id=4280482|{{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30</text:p>
          </table:table-cell>
          <table:table-cell table:style-name="ce4" office:value-type="string" calcext:value-type="string">
            <text:p>Artur Eduardo Pires Alexandre Pinto (1942- )</text:p>
          </table:table-cell>
          <table:table-cell table:style-name="ce4" office:value-type="string" calcext:value-type="string">
            <text:p>Nasceu a 15 de novembro de 1942, em Castro Daire. Resistente antifascista, foi fundador do Movimento Não Apaguem a Memória (NAM) e membro do Conselho Consultivo do Museu do Aljube. Artur Pinto distinguiu-se no combate à ditadura, nomeadamente no movimento estudantil. Entre 1961 e 1965 frequentou a Faculdade de Direito da Universidade de Lisboa, destacando-se nas lutas académicas. Em 1965, no dia 21 de janeiro, Artur Pinto e dezenas de outros estudantes foram detidos pela PIDE. Preso na Cadeia do Aljube, seguiu, depois, para Caxias. Foi condenado em Tribunal Plenário a 16 meses de prisão.</text:p>
          </table:table-cell>
          <table:table-cell table:style-name="ce4" office:value-type="string" calcext:value-type="string">
            <text:p>Não dispomos de uma localização mais precisa.</text:p>
          </table:table-cell>
          <table:table-cell table:style-name="ce9" office:value-type="string" calcext:value-type="string">
            <text:p>40.9011933706283</text:p>
          </table:table-cell>
          <table:table-cell table:style-name="ce9" office:value-type="string" calcext:value-type="string">
            <text:p><text:s/>-7.93291536043554</text:p>
          </table:table-cell>
          <table:table-cell table:style-name="ce5" table:number-columns-repeated="2"/>
          <table:table-cell table:style-name="ce6" office:value-type="string" calcext:value-type="string">
            <text:p>[[https://www.museudoaljube.pt/fundo-artur-pinto/|{{https://abrilemviseu.pt/wip/icons/browser-window-svgrepo-com.svg|50}}]]</text:p>
          </table:table-cell>
          <table:table-cell table:style-name="ce8" office:value-type="string" calcext:value-type="string">
            <text:p>[[https://digitarq.arquivos.pt/details?id=4307691|{{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31</text:p>
          </table:table-cell>
          <table:table-cell table:style-name="ce4" office:value-type="string" calcext:value-type="string">
            <text:p>Artur Gomes Crescêncio Fernandes Teixeira (1901-?)</text:p>
          </table:table-cell>
          <table:table-cell table:style-name="ce4" office:value-type="string" calcext:value-type="string">
            <text:p>Natural de Castro Daire, onde nasceu a 6 de março de 1901, ficou conhecido como "O Alfaiate". Durante o período da 1.ª República foi preso três vezes, acusado de ser bombista e integrar a Legião Vermelha. Em 1932, seis anos após o triunfo da Ditadura Militar, foi preso quando fazia parte do Grupo Sindical da Associação Fraternal da Classe dos Operários Alfaiates de Lisboa. Esteve para ser deportado para Timor ou Cabo Verde, mas foi abrangido por uma amnistia. Foi novamente preso pela Polícia de Vigilância e Defesa do Estado (PVDE) "para averiguações". Em 1937, quando já não teria militância activa, foi preso "sob a acusação de promover agitação e propaganda subversivas". Levado para uma esquadra incomunicável, foi transferido para o Aljube. Integrou a 2ª Leva de Presos Políticos deportados para o Tarrafal, embarcando para Cabo Verde, onde permaneceu até 1944.</text:p>
          </table:table-cell>
          <table:table-cell table:style-name="ce4" office:value-type="string" calcext:value-type="string">
            <text:p>Não dispomos de uma localização mais precisa.</text:p>
          </table:table-cell>
          <table:table-cell table:style-name="ce9" office:value-type="string" calcext:value-type="string">
            <text:p>40.9011933706283</text:p>
          </table:table-cell>
          <table:table-cell table:style-name="ce9" office:value-type="string" calcext:value-type="string">
            <text:p><text:s/>-7.93291536043554</text:p>
          </table:table-cell>
          <table:table-cell table:style-name="ce5" table:number-columns-repeated="2"/>
          <table:table-cell table:style-name="ce6" office:value-type="string" calcext:value-type="string">
            <text:p>[[https://memorial2019.org/presos/artur-gomes-crescencio-fernandes-teixeira|{{https://abrilemviseu.pt/wip/icons/browser-window-svgrepo-com.svg|50}}]]</text:p>
          </table:table-cell>
          <table:table-cell table:style-name="ce5" office:value-type="string" calcext:value-type="string">
            <text:p>[[https://digitarq.arquivos.pt/details?id=4281132|{{https://abrilemviseu.pt/wip/icons/docu-svgrepo-com.svg|50}}]]</text:p>
          </table:table-cell>
          <table:table-cell table:style-name="ce5"/>
          <table:table-cell table:number-columns-repeated="1013"/>
        </table:table-row>
        <table:table-row table:style-name="ro7">
          <table:table-cell table:style-name="ce3" office:value-type="string" calcext:value-type="string">
            <text:p>D&amp;R_p032</text:p>
          </table:table-cell>
          <table:table-cell table:style-name="ce4" office:value-type="string" calcext:value-type="string">
            <text:p>Carlos Carvalhas (1941- )</text:p>
          </table:table-cell>
          <table:table-cell table:style-name="ce4" office:value-type="string" calcext:value-type="string">
            <text:p>Antes de chegar a Secretário-geral do PCP, em 1992, Carlos Carvalhas, de S. Pedro do Sul, foi um destacado antifascista e militante ativo na Oposição Democrática durante a resistência. Licenciou-se em Economia pelo Instituto de Ciências Económicas e Financeiras da Universidade Técnica de Lisboa. Participou nas campanhas eleitorais de 1965, 1969 e 1973. Em 1973 integrou a Comissão Nacional do 3º Congresso da Oposição Democrática, realizado em Aveiro, a 4 de Abril de 1973. Foi redactor do jornal Notícias da Amadora, um jornal regional que difundia a voz da Oposição democrática, e chegou a ser seu director.</text:p>
          </table:table-cell>
          <table:table-cell table:style-name="ce4" office:value-type="string" calcext:value-type="string">
            <text:p>Não dispomos de uma localização mais precisa.</text:p>
          </table:table-cell>
          <table:table-cell table:style-name="ce9" office:value-type="string" calcext:value-type="string">
            <text:p>40.76272188509504</text:p>
          </table:table-cell>
          <table:table-cell table:style-name="ce9" office:value-type="string" calcext:value-type="string">
            <text:p><text:s/>-8.065928902114273</text:p>
          </table:table-cell>
          <table:table-cell table:style-name="ce5" table:number-columns-repeated="2"/>
          <table:table-cell table:style-name="ce5" office:value-type="string" calcext:value-type="string">
            <text:p>[[https://pt.wikipedia.org/wiki/Carlos_Carvalhas|{{https://abrilemviseu.pt/wip/icons/browser-window-svgrepo-com.svg|50}}]]</text:p>
          </table:table-cell>
          <table:table-cell table:style-name="ce8"/>
          <table:table-cell table:style-name="ce5"/>
          <table:table-cell table:number-columns-repeated="1013"/>
        </table:table-row>
        <table:table-row table:style-name="ro2">
          <table:table-cell table:style-name="ce3" office:value-type="string" calcext:value-type="string">
            <text:p>D&amp;R_p033</text:p>
          </table:table-cell>
          <table:table-cell table:style-name="ce4" office:value-type="string" calcext:value-type="string">
            <text:p>Conceição Matos (1936- )</text:p>
          </table:table-cell>
          <table:table-cell table:style-name="ce4" office:value-type="string" calcext:value-type="string">
            <text:p>Nasceu em 1936 em São Pedro do Sul. Conceição Matos cedo começou a sua participação política, ainda no MUD-Juvenil. Ingressou no Partido Comunista na década de 50. Juntamente com Domingos Abrantes, com quem casou na cadeia de Peniche em 1969, esteve anos na clandestinidade.</text:p>
            <text:p>Conceição Matos foi detida (com Domingos Abrantes) no dia 21 de Abril de 1965 e ficou um ano e meio presa. Foi vítima de alguns dos métodos de tortura mais cruéis e humilhantes praticados pela PIDE. Foi espancada e, de acordo com depoimentos, despojada das suas roupas, obrigada a urinar e a defecar numa sala de interrogatório e a limpar a sujidade com aquilo que trazia vestido.</text:p>
            <text:p>"Presa pela Delegação em 21-4-1965 por actividades contra a Segurança do Estado, tendo recolhido ao Depósito de Presos de Caxias", é este o primeiro parágrafo da sua ficha da PIDE.</text:p>
            <text:p>Conceição Matos voltou a ser presa em 1968. Regressou a Caxias e ali ficou, em total isolamento, durante dois meses e alguns dias.</text:p>
          </table:table-cell>
          <table:table-cell table:style-name="ce4" office:value-type="string" calcext:value-type="string">
            <text:p>Não dispomos de uma localização mais precisa.</text:p>
          </table:table-cell>
          <table:table-cell table:style-name="ce9" office:value-type="string" calcext:value-type="string">
            <text:p>40.76272188509504</text:p>
          </table:table-cell>
          <table:table-cell table:style-name="ce9" office:value-type="string" calcext:value-type="string">
            <text:p><text:s/>-8.065928902114273</text:p>
          </table:table-cell>
          <table:table-cell table:style-name="ce5"/>
          <table:table-cell table:style-name="ce8" office:value-type="string" calcext:value-type="string">
            <text:p>[[https://www.rtp.pt/play/p1379/e144921/no-limite-da-dor?fbclid=IwAR1eVkAr0fxHjMGL4L2_TSNsoupp96_GUz-l15vgEWFd_eH77zJ7UFF88l8|{{https://abrilemviseu.pt/wip/icons/movie-material-4-svgrepo-com.svg|50}}]]</text:p>
          </table:table-cell>
          <table:table-cell table:style-name="ce8" office:value-type="string" calcext:value-type="string">
            <text:p>[[https://pt.wikipedia.org/wiki/Concei%C3%A7%C3%A3o_Matos|{{https://abrilemviseu.pt/wip/icons/browser-window-svgrepo-com.svg|50}}]]</text:p>
          </table:table-cell>
          <table:table-cell table:style-name="ce6" office:value-type="string" calcext:value-type="string">
            <text:p>[[https://digitarq.arquivos.pt/details?id=4307820|{{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p034</text:p>
          </table:table-cell>
          <table:table-cell table:style-name="ce4" office:value-type="string" calcext:value-type="string">
            <text:p>Diamantino Henriques (1930-1993)</text:p>
          </table:table-cell>
          <table:table-cell table:style-name="ce4" office:value-type="string" calcext:value-type="string">
            <text:p>Conhecido como “o médico dos pobres”, Diamantino de Oliveira Henriques nasceu a 4 de Dezembro de 1930 e faleceu a 6 de Março de 1993. Foi impedido pela PIDE de exercer a sua profissão por causa das suas posições políticas. Passou alguns meses na prisão do Aljube e no Forte de Caxias. Em 1968 foi novamente preso por oposição à guerra colonial e acusado de atividades subversivas enquanto cumpria o serviço militar em Moçambique. Foi então julgado pelo Tribunal Militar, em Lisboa, e regressou a Nelas, onde estava a família. Foi impedido de exercer funções nos serviços públicos de saúde. Ficou conhecido como “médico dos pobres” por ajudar todos aqueles que não podiam pagar pelos seus préstimos enquanto médico. Depois do dia 25 de Abril, ajudou na divulgação dos valores da Revolução da Abril e o apoio aos militares libertadores. Ingressou como médico cardiologista no Hospital de Viseu onde trabalhou até falecer aos 62 anos. Antes, exercera a especialidade de pediatria.</text:p>
          </table:table-cell>
          <table:table-cell table:style-name="ce4" office:value-type="string" calcext:value-type="string">
            <text:p>Não dispomos de uma localização mais precisa.</text:p>
          </table:table-cell>
          <table:table-cell table:style-name="ce9" office:value-type="string" calcext:value-type="string">
            <text:p>40.6607968906716</text:p>
          </table:table-cell>
          <table:table-cell table:style-name="ce9" office:value-type="string" calcext:value-type="string">
            <text:p><text:s/>-7.906502798210265</text:p>
          </table:table-cell>
          <table:table-cell table:style-name="ce5" table:number-columns-repeated="2"/>
          <table:table-cell table:style-name="ce6" office:value-type="string" calcext:value-type="string">
            <text:p>[[https://memorial2019.org/presos/diamantino-de-oliveira-henriques|{{https://abrilemviseu.pt/wip/icons/browser-window-svgrepo-com.svg|50}}]]</text:p>
          </table:table-cell>
          <table:table-cell table:style-name="ce5" table:number-columns-repeated="2"/>
          <table:table-cell table:number-columns-repeated="1013"/>
        </table:table-row>
        <table:table-row table:style-name="ro4">
          <table:table-cell table:style-name="ce3" office:value-type="string" calcext:value-type="string">
            <text:p>D&amp;R_p035</text:p>
          </table:table-cell>
          <table:table-cell table:style-name="ce4" office:value-type="string" calcext:value-type="string">
            <text:p>Emídio Bandeira (1880-1936)</text:p>
          </table:table-cell>
          <table:table-cell table:style-name="ce4" office:value-type="string" calcext:value-type="string">
            <text:p>Emídio Bandeira (ou Bandeiras) nasceu em Mangualde, em 1880, mas cedo foi viver para Lisboa, onde era comerciante. Foi preso pela Polícia de Vigilância e Defesa do Estado (PVDE) “para averiguações” no dia 9 de dezembro de 1936, «recolhendo a uma esquadra incomunicável», como se lê na sua ficha prisional. Vítima de violência policial, seguiu no dia seguinte para o Hospital de São José, em Lisboa, onde acabou por morrer a 13 de dezembro de 1936, com 56 anos.</text:p>
          </table:table-cell>
          <table:table-cell table:style-name="ce4" office:value-type="string" calcext:value-type="string">
            <text:p>Não dispomos de uma localização mais precisa.</text:p>
          </table:table-cell>
          <table:table-cell table:style-name="ce9" office:value-type="string" calcext:value-type="string">
            <text:p>40.60943384818003</text:p>
          </table:table-cell>
          <table:table-cell table:style-name="ce9" office:value-type="string" calcext:value-type="string">
            <text:p><text:s/>-7.767714764090718</text:p>
          </table:table-cell>
          <table:table-cell table:style-name="ce5" table:number-columns-repeated="2"/>
          <table:table-cell table:style-name="ce8" office:value-type="string" calcext:value-type="string">
            <text:p>[[https://www.museudoaljube.pt/doc/emidio-bandeira|{{https://abrilemviseu.pt/wip/icons/browser-window-svgrepo-com.svg|50}}]]</text:p>
          </table:table-cell>
          <table:table-cell table:style-name="ce5" office:value-type="string" calcext:value-type="string">
            <text:p>[[https://digitarq.arquivos.pt/viewer?id=4285950|{{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36</text:p>
          </table:table-cell>
          <table:table-cell table:style-name="ce4" office:value-type="string" calcext:value-type="string">
            <text:p>Fernando da Silva Mouga (1914-1997)</text:p>
          </table:table-cell>
          <table:table-cell table:style-name="ce4" office:value-type="string" calcext:value-type="string">
            <text:p>Nasceu em Casais de Ferreira do Zézere a 5 de Dezembro de 1914, mas depois de cumprir o serviço militar em Viseu, decidiu fixar-se nesta cidade onde exerceu advocacia. A militância política, iniciada na década de trinta, intensificou-se naquela cidade, datando de finais dos anos 40 a ligação ao Partido Comunista. Participou ativamente no MUD. Em 1949, interveio na campanha do general Norton de Matos, integrando as comissões concelhia e distrital de Viseu. Fez parte, em 1951, do Movimento Nacional Democrático. Por sua casa, em Viseu, passaram, em absoluta segurança, clandestinos e lá se realizaram reuniões de responsáveis do Partido Comunista.</text:p>
          </table:table-cell>
          <table:table-cell table:style-name="ce4" office:value-type="string" calcext:value-type="string">
            <text:p>Não dispomos de uma localização mais precisa.</text:p>
          </table:table-cell>
          <table:table-cell table:style-name="ce9" office:value-type="string" calcext:value-type="string">
            <text:p>40.65836739356478</text:p>
          </table:table-cell>
          <table:table-cell table:style-name="ce9" office:value-type="string" calcext:value-type="string">
            <text:p><text:s/>-7.9179600892378215</text:p>
          </table:table-cell>
          <table:table-cell table:style-name="ce5" table:number-columns-repeated="2"/>
          <table:table-cell table:style-name="ce5" office:value-type="string" calcext:value-type="string">
            <text:p>[[http://silenciosememorias.blogspot.com/2015/02/0910-fernando-mouga-ii.html|{{https://abrilemviseu.pt/wip/icons/browser-window-svgrepo-com.svg|50}}]]</text:p>
          </table:table-cell>
          <table:table-cell table:style-name="ce5" table:number-columns-repeated="2"/>
          <table:table-cell table:number-columns-repeated="1013"/>
        </table:table-row>
        <table:table-row table:style-name="ro4">
          <table:table-cell table:style-name="ce3" office:value-type="string" calcext:value-type="string">
            <text:p>D&amp;R_p037</text:p>
          </table:table-cell>
          <table:table-cell table:style-name="ce4" office:value-type="string" calcext:value-type="string">
            <text:p>Inácio Severino Melo Bandeira (1882-1936)</text:p>
          </table:table-cell>
          <table:table-cell table:style-name="ce4" office:value-type="string" calcext:value-type="string">
            <text:p>Nasceu em Viseu em 1882. Militar, integrou o Corpo Expedicionário Português (CEP), participando em ações militares em Angola e Moçambique. Foi ainda administrador de concelho em Moçambique. Membro do Partido Democrático, tomou parte no combate à Ditadura Militar e à imposição do Estado Novo. Participou, primeiro, na Revolta de 3 e 7 de fevereiro de 1927, que teve lugar no Porto e em Lisboa, sendo preso e posto sob regime de residência fixa na Ilha da Madeira. Tal como outros ali deportados, participou na «Revolta da Madeira» de 4 de abril de 1931, que terá continuação dias depois nos Açores, o que lhe valerá a demissão do Exército e a deportação para Cabo Verde, onde permaneceu até à sua morte em 1936, com 54 anos.</text:p>
          </table:table-cell>
          <table:table-cell table:style-name="ce4" office:value-type="string" calcext:value-type="string">
            <text:p>Não dispomos de uma localização mais precisa.</text:p>
          </table:table-cell>
          <table:table-cell table:style-name="ce9" office:value-type="string" calcext:value-type="string">
            <text:p>40.65914170373933</text:p>
          </table:table-cell>
          <table:table-cell table:style-name="ce9" office:value-type="string" calcext:value-type="string">
            <text:p><text:s/>-7.920613921253567</text:p>
          </table:table-cell>
          <table:table-cell table:style-name="ce5" table:number-columns-repeated="2"/>
          <table:table-cell table:style-name="ce6" office:value-type="string" calcext:value-type="string">
            <text:p>[[https://www.museudoaljube.pt/doc/inacio-severino-melo-bandeira/|{{https://arilemviseu.pt/wip/icons/browser-window-svgrepo-com.svg|50}}]]~</text:p>
          </table:table-cell>
          <table:table-cell table:style-name="ce8"/>
          <table:table-cell table:style-name="ce5"/>
          <table:table-cell table:number-columns-repeated="1013"/>
        </table:table-row>
        <table:table-row table:style-name="ro4">
          <table:table-cell table:style-name="ce3" office:value-type="string" calcext:value-type="string">
            <text:p>D&amp;R_p038</text:p>
          </table:table-cell>
          <table:table-cell table:style-name="ce4" office:value-type="string" calcext:value-type="string">
            <text:p>Jaime da Fonseca e Sousa (1902-1940)</text:p>
          </table:table-cell>
          <table:table-cell table:style-name="ce4" office:value-type="string" calcext:value-type="string">
            <text:p>Nasceu em 1902, provavelmente em Tondela, embora documentos coloquem a sua naturalidade em Lisboa. Funcionário público, trabalhou como impressor da Casa da Moeda. Era membro do Partido Comunista Português. Na sequência de detenções feitas em 24 de abril de 1932, na Serra de Monsanto, onde vários camaradas seus testavam a detonação de bombas, Jaime da Fonseca e Sousa é preso no dia seguinte, no seu local de trabalho, acusado de guardar em casa material explosivo. Passou dezanove meses na Penitenciária de Lisboa, seguiu para a Prisão de Peniche e, a 19 de novembro de 1933, embarcou para os Açores, onde ficaria detido na Prisão da Fortaleza de Angra do Heroísmo. Em outubro de 1936, Jaime da Fonseca e Sousa integrou o primeiro grupo de presos enviado para o Campo de Concentração do Tarrafal, em Cabo Verde, apesar dos graves problemas de saúde e dos vários pedidos para ser libertado. Foi aqui que morreu a 7 de julho de 1940, com problemas hepáticos e após alguns dias em coma.</text:p>
          </table:table-cell>
          <table:table-cell table:style-name="ce4" office:value-type="string" calcext:value-type="string">
            <text:p>Não dispomos de uma localização mais precisa.</text:p>
          </table:table-cell>
          <table:table-cell table:style-name="ce9" office:value-type="string" calcext:value-type="string">
            <text:p>40.51574795651714</text:p>
          </table:table-cell>
          <table:table-cell table:style-name="ce9" office:value-type="string" calcext:value-type="string">
            <text:p><text:s/>-8.084606570407058</text:p>
          </table:table-cell>
          <table:table-cell table:style-name="ce5" table:number-columns-repeated="2"/>
          <table:table-cell table:style-name="ce6" office:value-type="string" calcext:value-type="string">
            <text:p>[[https://www.museudoaljube.pt/doc/jaime-da-fonseca-e-sousa|{{https://abrilemviseu.pt/wip/icons/browser-window-svgrepo-com.svg|50}}]]</text:p>
          </table:table-cell>
          <table:table-cell table:style-name="ce5" office:value-type="string" calcext:value-type="string">
            <text:p>[[https://digitarq.arquivos.pt/viewer?id=4280532|{{https://abrilemviseu.pt/wip/icons/docu-svgrepo-com.svg|50}}]]</text:p>
          </table:table-cell>
          <table:table-cell table:style-name="ce5"/>
          <table:table-cell table:number-columns-repeated="1013"/>
        </table:table-row>
        <table:table-row table:style-name="ro7">
          <table:table-cell table:style-name="ce3" office:value-type="string" calcext:value-type="string">
            <text:p>D&amp;R_p039</text:p>
          </table:table-cell>
          <table:table-cell table:style-name="ce4" office:value-type="string" calcext:value-type="string">
            <text:p>Judite dos Reis Ramos Teixeira (1880-1959)</text:p>
          </table:table-cell>
          <table:table-cell table:style-name="ce4" office:value-type="string" calcext:value-type="string">
            <text:p>Nasceu em Viseu em 1880 e morreu em Lisboa, em 1959. Foi uma escritora chave do modernismo português e viu muitas das suas obras serem queimadas por um estado que não aceitava a sua escrita que a classificou de "vergonhas sexuais" e "versalhadas ignóbeis", devido à temática lésbica que incluía em alguns dos seus trabalhos literários.</text:p>
            <text:p>Na revista pro-fascista Ordem Nova, em 1926, Marcello Caetano referiu-se à sua obra “Decadência” como sendo da autoria "duma desavergonhada", regozijando-se que os seus livros tivessem sido apreendidos e queimados em 1923. Pouco se sabe acerca dos últimos trinta e dois anos da sua vida. Sabe-se que saiu do país, mas regressou a Portugal, onde acabou por falecer a 17 de maio de 1959, aos 79 anos.</text:p>
          </table:table-cell>
          <table:table-cell table:style-name="ce4" office:value-type="string" calcext:value-type="string">
            <text:p>Não dispomos de uma localização mais precisa.</text:p>
          </table:table-cell>
          <table:table-cell table:style-name="ce9" office:value-type="string" calcext:value-type="string">
            <text:p>40.664430306893735</text:p>
          </table:table-cell>
          <table:table-cell table:style-name="ce9" office:value-type="string" calcext:value-type="string">
            <text:p><text:s/>-7.922220629278596</text:p>
          </table:table-cell>
          <table:table-cell table:style-name="ce5" table:number-columns-repeated="2"/>
          <table:table-cell table:style-name="ce6" office:value-type="string" calcext:value-type="string">
            <text:p>[[http://www.truca.pt/ouro/biografias1/judith_teixeira.html|{{https://abrilemviseu.pt/wip/icons/browser-window-svgrepo-com.svg|50}}]]</text:p>
          </table:table-cell>
          <table:table-cell table:style-name="ce5" table:number-columns-repeated="2"/>
          <table:table-cell table:number-columns-repeated="1013"/>
        </table:table-row>
        <table:table-row table:style-name="ro10">
          <table:table-cell table:style-name="ce3" office:value-type="string" calcext:value-type="string">
            <text:p>D&amp;R_p040</text:p>
          </table:table-cell>
          <table:table-cell table:style-name="ce4" office:value-type="string" calcext:value-type="string">
            <text:p>Luís Veiga Leitão (1912-1987)</text:p>
          </table:table-cell>
          <table:table-cell table:style-name="ce4" office:value-type="string" calcext:value-type="string">
            <text:p>Nasceu em Moimenta da Beira, a 27 de Maio de 1912 e morreu no Brasil a 9 de Outubro de 1987. Poeta de renome e artista plástico, foi um militante antifascista, preso e perseguido pela Ditadura do Estado Novo. Foi obrigado a exilar-se no Brasil, onde acabou por morrer numa visita àquele país depois do 25 de Abril. É um dos nomes da poesia portuguesa da resistência. A sua adolescência foi passada em Sernancelhe e quando acabou os estudos teve várias profissões, entre elas escriturário numa Brigada Cadastral da Federação dos Vinicultores da Região do Douro, de onde foi demitido por ser contra o regime.</text:p>
            <text:p>A 30 de Março de 1952 foi preso pela PIDE e ficou em Caxias cerca de um ano. Na cela 13 do Aljube, incomunicável, iniciou a redacção mental dos poemas que memorizava, dizendo-os repetidas vezes em voz alta. Foi assim que construiu a sua espécie de diário da prisão e que deu a conhecer em 1955 no livro com o título “Noite de Pedra”, obra que acabou por ser apreendida pela censura.</text:p>
          </table:table-cell>
          <table:table-cell table:style-name="ce4" office:value-type="string" calcext:value-type="string">
            <text:p>Não dispomos de uma localização mais precisa.</text:p>
          </table:table-cell>
          <table:table-cell table:style-name="ce9" office:value-type="string" calcext:value-type="string">
            <text:p>40.98433877925623</text:p>
          </table:table-cell>
          <table:table-cell table:style-name="ce9" office:value-type="string" calcext:value-type="string">
            <text:p><text:s/>-7.611929081422187</text:p>
          </table:table-cell>
          <table:table-cell table:style-name="ce5" table:number-columns-repeated="2"/>
          <table:table-cell table:style-name="ce6" office:value-type="string" calcext:value-type="string">
            <text:p>[[https://pt.wikipedia.org/wiki/Lu%C3%ADs_Veiga_Leit%C3%A3o?fbclid=IwAR3FNRvnQhkTlkQRFtFoZXTdRgZeBPKUGbxt52TBFxLDPGB7vFTv-ebwKv0|{{https://abrilemviseu.pt/wip/icons/browser-window-svgrepo-com.svg|50}}]]</text:p>
          </table:table-cell>
          <table:table-cell table:style-name="ce5" table:number-columns-repeated="2"/>
          <table:table-cell table:number-columns-repeated="1013"/>
        </table:table-row>
        <table:table-row table:style-name="ro2">
          <table:table-cell table:style-name="ce3" office:value-type="string" calcext:value-type="string">
            <text:p>D&amp;R_p041</text:p>
          </table:table-cell>
          <table:table-cell table:style-name="ce4" office:value-type="string" calcext:value-type="string">
            <text:p>Maria do Rosário Campos (1879-?)</text:p>
          </table:table-cell>
          <table:table-cell table:style-name="ce4" office:value-type="string" calcext:value-type="string">
            <text:p>Pouco se sabe desta mulher que nasceu em Viseu a 13 de Março de 1879 e foi presa por “questões político-revolucionárias”. Sabe-se que tinha relações com o advogado Luís da Costa Figueiredo que foi preso seis vezes e com o Ministro do Interior, coronel António Lopes Mateus, também ele natural de Viseu e a quem pediu para interceder pelo advogado. Maria do Rosário acabou por também ela ser presa em 1936 e levada para a Cadeia das Mónicas em 1937, tendo só sido julgada pelo Tribunal Militar Especial em 1938. Condenada na pena de dois anos de prisão correcional, seis meses de multa e perda dos direitos políticos por cinco anos, saiu em liberdade por já ter cumprido a pena. Tinha, então, 59 anos.</text:p>
          </table:table-cell>
          <table:table-cell table:style-name="ce4" office:value-type="string" calcext:value-type="string">
            <text:p>Não dispomos de uma localização mais precisa.</text:p>
          </table:table-cell>
          <table:table-cell table:style-name="ce9" office:value-type="string" calcext:value-type="string">
            <text:p>40.66936246027058</text:p>
          </table:table-cell>
          <table:table-cell table:style-name="ce9" office:value-type="string" calcext:value-type="string">
            <text:p><text:s/>-7.911334665063862</text:p>
          </table:table-cell>
          <table:table-cell table:style-name="ce5" table:number-columns-repeated="2"/>
          <table:table-cell table:style-name="ce6" office:value-type="string" calcext:value-type="string">
            <text:p>[[https://www.facebook.com/FascismoNuncaMais/photos/a.559109110865139/2481162981993066|{{https://abrilemviseu.pt/wip/icons/browser-window-svgrepo-com.svg|50}}]]</text:p>
          </table:table-cell>
          <table:table-cell table:style-name="ce5" table:number-columns-repeated="2"/>
          <table:table-cell table:number-columns-repeated="1013"/>
        </table:table-row>
        <table:table-row table:style-name="ro11">
          <table:table-cell table:style-name="ce3" office:value-type="string" calcext:value-type="string">
            <text:p>D&amp;R_p042</text:p>
          </table:table-cell>
          <table:table-cell table:style-name="ce4" office:value-type="string" calcext:value-type="string">
            <text:p>Maria Teresa Almeida Cruz (1940- )</text:p>
          </table:table-cell>
          <table:table-cell table:style-name="ce4" office:value-type="string" calcext:value-type="string">
            <text:p>Nasceu em Mangualde no dia 23 de Abril de 1940. Esteve sempre em ligação com a organização clandestina do PCP antes do 25 de Abril, assumindo um papel destacado nas lutas estudantis na Universidade de Coimbra. O combate à injustiça esteve sempre presente na sua vida e começou bem cedo, depois de concluir a licenciatura e ser colocada na Escola Dom António da Costa, em Almada. Integrou reuniões com outros docentes para partilhar assuntos que afligiam a sociedade portuguesa em plena ditadura, reuniões realizadas na clandestinidade. No regresso a Mangualde, reuniões de reflexão política e social não faltaram. As suas convicções causaram-lhe problemas. Sofreu agressões físicas numa mesa de voto e escapou a um atentado à bomba, tudo pelo amor ao povo e aos trabalhadores.</text:p>
            <text:p>Depois do 25 de Abril integrou sempre as listas autárquicas promovidas pelo PCP, sendo eleita para a Assembleia Municipal de Mangualde, município que lhe atribuiu a Medalha de Ouro da Cidade.</text:p>
            <text:p/>
          </table:table-cell>
          <table:table-cell table:style-name="ce4" office:value-type="string" calcext:value-type="string">
            <text:p>Não dispomos de uma localização mais precisa.</text:p>
          </table:table-cell>
          <table:table-cell table:style-name="ce9" office:value-type="string" calcext:value-type="string">
            <text:p>40.60941966484428</text:p>
          </table:table-cell>
          <table:table-cell table:style-name="ce9" office:value-type="string" calcext:value-type="string">
            <text:p><text:s/>-7.7631899196542875</text:p>
          </table:table-cell>
          <table:table-cell table:style-name="ce5" table:number-columns-repeated="2"/>
          <table:table-cell table:style-name="ce6" office:value-type="string" calcext:value-type="string">
            <text:p>[[https://www.jornaldocentro.pt/noticias/diario/teresa-cruz-a-historia-da-mulher-do-pcp-e-o-atentado-a-bomba-de-que-escapou|{{https://abrilemviseu.pt/wip/icons/browser-window-svgrepo-com.svg|50}}]]</text:p>
          </table:table-cell>
          <table:table-cell table:style-name="ce8"/>
          <table:table-cell table:style-name="ce5"/>
          <table:table-cell table:number-columns-repeated="1013"/>
        </table:table-row>
        <table:table-row table:style-name="ro12">
          <table:table-cell table:style-name="ce3" office:value-type="string" calcext:value-type="string">
            <text:p>D&amp;R_p043</text:p>
          </table:table-cell>
          <table:table-cell table:style-name="ce4" office:value-type="string" calcext:value-type="string">
            <text:p>Odete Carvalho dos Santos (1925-2009)</text:p>
          </table:table-cell>
          <table:table-cell table:style-name="ce4" office:value-type="string" calcext:value-type="string">
            <text:p>Nasceu em São Pedro do Sul a 3 de Julho de 1925. Faleceu em 15 de Outubro de 2009, com 84 anos. Pertenceu ao MUD Juvenil e a partir de 1946, ao aderir Partido Comunista, conheceu a clandestinidade e a prisão, em 1950, onde nasceu a filha mais velha. Em liberdade, Odete Carvalho dos Santos continuou a actividade política: participou, em 1958, nas campanhas presidenciais dos candidatos Arlindo Vicente e Humberto Delgado; colaborou na Comissão Nacional de Socorro aos Presos Políticos (CNSPP), constituída em finais de 1969; interveio, no âmbito da Comissão Democrática Eleitoral (CDE), nas eleições de 1969 e 1973 e no Congresso da Oposição Democrática, em Aveiro.</text:p>
          </table:table-cell>
          <table:table-cell table:style-name="ce4" office:value-type="string" calcext:value-type="string">
            <text:p>Não dispomos de uma localização mais precisa.</text:p>
          </table:table-cell>
          <table:table-cell table:style-name="ce9" office:value-type="string" calcext:value-type="string">
            <text:p>40.76104219630041</text:p>
          </table:table-cell>
          <table:table-cell table:style-name="ce9" office:value-type="string" calcext:value-type="string">
            <text:p><text:s/>-8.066492634021689</text:p>
          </table:table-cell>
          <table:table-cell table:style-name="ce5" table:number-columns-repeated="2"/>
          <table:table-cell table:style-name="ce8" office:value-type="string" calcext:value-type="string">
            <text:p>[[https://silenciosememorias.blogspot.com/2020/07/2399-odete-de-lima-carvalho-dos-santos.html?fbclid=IwAR3kLuKeNWKTUaf18g5Vd0gK29oNRo0JN-MYQVUE-9ePg0ep6-0ccmflaQc|{{https://abrilemviseu.pt/wip/icons/browser-window-svgrepo-com.svg|50}}]]</text:p>
          </table:table-cell>
          <table:table-cell table:style-name="ce6" office:value-type="string" calcext:value-type="string">
            <text:p>[[https://digitarq.arquivos.pt/details?id=4300183|{{https://abrilemviseu.pt/wip/icons/docu-svgrepo-com.svg|50}}]]</text:p>
          </table:table-cell>
          <table:table-cell table:style-name="ce5"/>
          <table:table-cell table:number-columns-repeated="1013"/>
        </table:table-row>
        <table:table-row table:style-name="ro2">
          <table:table-cell table:style-name="ce3" office:value-type="string" calcext:value-type="string">
            <text:p>D&amp;R_p044</text:p>
          </table:table-cell>
          <table:table-cell table:style-name="ce4" office:value-type="string" calcext:value-type="string">
            <text:p>Paulo Rosa (1903-?)</text:p>
          </table:table-cell>
          <table:table-cell table:style-name="ce4" office:value-type="string" calcext:value-type="string">
            <text:p>As informações indicam que terá nascido em 1903, em Viseu. Empregado do Comércio, esteve envolvido em movimentações contra a Ditadura Militar. Foi preso a 13 de Abril de 1930, acusado de estar envolvido num movimento revolucionário e acusado de ter transportado carabinas, bombas, granadas de mão e cartuchos de Viseu para o Barreiro e Lisboa. Esteve preso nos Açores e na Madeira, de onde terá escapado da cadeia. Foi novamente preso em Viseu em finais de Junho.</text:p>
          </table:table-cell>
          <table:table-cell table:style-name="ce4" office:value-type="string" calcext:value-type="string">
            <text:p>Não dispomos de uma localização mais precisa.</text:p>
          </table:table-cell>
          <table:table-cell table:style-name="ce9" office:value-type="string" calcext:value-type="string">
            <text:p>40.660011661517345</text:p>
          </table:table-cell>
          <table:table-cell table:style-name="ce9" office:value-type="string" calcext:value-type="string">
            <text:p><text:s/>-7.925527882137617</text:p>
          </table:table-cell>
          <table:table-cell table:style-name="ce5" table:number-columns-repeated="2"/>
          <table:table-cell table:style-name="ce6" office:value-type="string" calcext:value-type="string">
            <text:p>[[http://silenciosememorias.blogspot.com/2018/12/1943-paulo-rosa-i.html|{{https://abrilemviseu.pt/wip/icons/browser-window-svgrepo-com.svg|50}}]]</text:p>
          </table:table-cell>
          <table:table-cell table:style-name="ce5" table:number-columns-repeated="2"/>
          <table:table-cell table:number-columns-repeated="1013"/>
        </table:table-row>
        <table:table-row table:style-name="ro12">
          <table:table-cell table:style-name="ce3" office:value-type="string" calcext:value-type="string">
            <text:p>D&amp;R_p045</text:p>
          </table:table-cell>
          <table:table-cell table:style-name="ce4" office:value-type="string" calcext:value-type="string">
            <text:p>Amadeu Batista Ferro (1916-2013)</text:p>
          </table:table-cell>
          <table:table-cell table:style-name="ce4" office:value-type="string" calcext:value-type="string">
            <text:p>Homem de Cultura e Lutador pela Liberdade e a Democracia, Amadeu Batista Ferro nasceu em Tavira (Algarve) no 19 de Setembro de 1916, mas residiu em Moimenta da Beira, para onde se mudou na década de 1940. Foi médico veterinário municipal durante dezenas de anos, exercendo a profissão em vários concelhos do Douro Sul, muitas vezes de forma graciosa. A sua acção enquanto escritor, pensador e activista, incomodou o antigo regime por onde passou como o Externato Infante D. Henrique, onde foi professor e co-proprietário, os Bombeiros Voluntários de Moimenta da Beira (Presidente da Direcção) ou o Jornal Correio Beirão, do qual foi redactor e director. Faleceu aos 96 anos, em 2013.</text:p>
          </table:table-cell>
          <table:table-cell table:style-name="ce4" office:value-type="string" calcext:value-type="string">
            <text:p>Não dispomos de uma localização mais precisa.</text:p>
          </table:table-cell>
          <table:table-cell table:style-name="ce9" office:value-type="string" calcext:value-type="string">
            <text:p>40.97774799991033</text:p>
          </table:table-cell>
          <table:table-cell table:style-name="ce9" office:value-type="string" calcext:value-type="string">
            <text:p><text:s/>-7.615261315542109</text:p>
          </table:table-cell>
          <table:table-cell table:style-name="ce5" table:number-columns-repeated="2"/>
          <table:table-cell table:style-name="ce6" office:value-type="string" calcext:value-type="string">
            <text:p>[[https://www.viseu.pcp.pt/index.php/posies-polticas-comunicados-mainmenu-2/27-dorv/299-faleceu-amadeu-baptista-ferro-medico-veterinario-homem-de-cultura-e-lutador-pela-liberdade-e-a-democracia|{{https://abrilemviseu.pt/wip/icons/browser-window-svgrepo-com.svg|50}}]]</text:p>
          </table:table-cell>
          <table:table-cell table:style-name="ce8"/>
          <table:table-cell table:style-name="ce5"/>
          <table:table-cell table:number-columns-repeated="1013"/>
        </table:table-row>
        <table:table-row table:style-name="ro9">
          <table:table-cell table:style-name="ce3" office:value-type="string" calcext:value-type="string">
            <text:p>D&amp;R_p046</text:p>
          </table:table-cell>
          <table:table-cell table:style-name="ce4" office:value-type="string" calcext:value-type="string">
            <text:p>Adriano Melo (1917-?)</text:p>
          </table:table-cell>
          <table:table-cell table:style-name="ce4" office:value-type="string" calcext:value-type="string">
            <text:p>Nasceu em Santa Comba Dão, em 1917. Adriano Melo, que viveu em Lisboa, foi preso várias vezes e antes de ser julgado passou por diversas cadeias. Em Setembro de 1938, foi detido e enviado para Aljube, de onde foi transferido para Caxias. Regressou a Aljube e em Abril de 1939, de acordo com a sua biografia prisional, estava preso em Peniche. Foi julgado em Maio e condenado a pena de prisão e degredo.</text:p>
          </table:table-cell>
          <table:table-cell table:style-name="ce4" office:value-type="string" calcext:value-type="string">
            <text:p>Não dispomos de uma localização mais precisa.</text:p>
          </table:table-cell>
          <table:table-cell table:style-name="ce9" office:value-type="string" calcext:value-type="string">
            <text:p>40.40107521779808</text:p>
          </table:table-cell>
          <table:table-cell table:style-name="ce9" office:value-type="string" calcext:value-type="string">
            <text:p><text:s/>-8.130590416309492</text:p>
          </table:table-cell>
          <table:table-cell table:style-name="ce5" table:number-columns-repeated="3"/>
          <table:table-cell table:style-name="ce8" office:value-type="string" calcext:value-type="string">
            <text:p>[[https://digitarq.arquivos.pt/viewer?id=4291214|{{https://abrilemviseu.pt/wip/icons/docu-svgrepo-com.svg|50}}]]</text:p>
          </table:table-cell>
          <table:table-cell table:style-name="ce5"/>
          <table:table-cell table:number-columns-repeated="1013"/>
        </table:table-row>
        <table:table-row table:style-name="ro9">
          <table:table-cell table:style-name="ce3" office:value-type="string" calcext:value-type="string">
            <text:p>D&amp;R_p047</text:p>
          </table:table-cell>
          <table:table-cell table:style-name="ce4" office:value-type="string" calcext:value-type="string">
            <text:p>Albano da Costa Pádua (1915)</text:p>
          </table:table-cell>
          <table:table-cell table:style-name="ce4" office:value-type="string" calcext:value-type="string">
            <text:p>Natural de Viseu, Albano da Costa Pádua nasceu em Viseu em 1915. Sapateiro de profissão, passou pela prisão de Peniche e viu-lhe serem retirados os seus direitos políticos. A primeira vez que foi preso pela PSP de Viseu foi no ano de 1936, só quase um ano depois é que foi julgado e condenado a 21 meses de prisão correccional que cumpriu em Peniche. Uma década depois, voltou a ser detido pela PSP de Viseu por ter publicamente “proferido injúrias” contra António de Oliveira Salazar.</text:p>
          </table:table-cell>
          <table:table-cell table:style-name="ce4" office:value-type="string" calcext:value-type="string">
            <text:p>Não dispomos de uma localização mais precisa.</text:p>
          </table:table-cell>
          <table:table-cell table:style-name="ce9" office:value-type="string" calcext:value-type="string">
            <text:p>40.6605991871747</text:p>
          </table:table-cell>
          <table:table-cell table:style-name="ce9" office:value-type="string" calcext:value-type="string">
            <text:p><text:s/>-7.920888495443333</text:p>
          </table:table-cell>
          <table:table-cell table:style-name="ce5" table:number-columns-repeated="3"/>
          <table:table-cell table:style-name="ce5" office:value-type="string" calcext:value-type="string">
            <text:p>[[https://digitarq.arquivos.pt/viewer?id=4286044|{{https://abrilemviseu.pt/wip/icons/docu-svgrepo-com.svg|50}}]]</text:p>
          </table:table-cell>
          <table:table-cell table:style-name="ce5"/>
          <table:table-cell table:number-columns-repeated="1013"/>
        </table:table-row>
        <table:table-row table:style-name="ro9">
          <table:table-cell table:style-name="ce3" office:value-type="string" calcext:value-type="string">
            <text:p>D&amp;R_p048</text:p>
          </table:table-cell>
          <table:table-cell table:style-name="ce4" office:value-type="string" calcext:value-type="string">
            <text:p>Angelo Pais Cadoiço (1905-?)</text:p>
          </table:table-cell>
          <table:table-cell table:style-name="ce4" office:value-type="string" calcext:value-type="string">
            <text:p>Nasceu em Moimenta da Beira em 1905, mas foi em Lisboa, onde residia, que Ângelo Pais Cadoiço foi preso pela polícia do regime, decorria o ano de 1937. Depois de ter passado por duas esquadras, foi enviado para a cadeia de Aljube e transferido, mais tarde, para Caxias. Foi julgado em 1938 e condenado a 23 meses de prisão com perda dos direitos políticos. Acabou por não cumprir toda a pena, tendo sido indultado e restituído à liberdade ainda em 1938.</text:p>
          </table:table-cell>
          <table:table-cell table:style-name="ce4"/>
          <table:table-cell table:style-name="ce4" office:value-type="string" calcext:value-type="string">
            <text:p>40.98398835100964</text:p>
          </table:table-cell>
          <table:table-cell table:style-name="ce4" office:value-type="string" calcext:value-type="string">
            <text:p><text:s/>-7.617001689474453</text:p>
          </table:table-cell>
          <table:table-cell table:style-name="ce5" table:number-columns-repeated="3"/>
          <table:table-cell table:style-name="ce5" office:value-type="string" calcext:value-type="string">
            <text:p>[[https://digitarq.arquivos.pt/viewer?id=4287537|{{https://abrilemviseu.pt/wip/icons/docu-svgrepo-com.svg|50}}]]</text:p>
          </table:table-cell>
          <table:table-cell table:style-name="ce5"/>
          <table:table-cell table:number-columns-repeated="1013"/>
        </table:table-row>
        <table:table-row table:style-name="ro13" table:number-rows-repeated="1048526">
          <table:table-cell table:number-columns-repeated="1024"/>
        </table:table-row>
        <table:table-row table:style-name="ro13">
          <table:table-cell table:number-columns-repeated="1024"/>
        </table:table-row>
      </table:table>
      <table:table table:name="D&amp;R_eventos" table:style-name="ta1">
        <table:table-column table:style-name="co1" table:default-cell-style-name="ce2"/>
        <table:table-column table:style-name="co10" table:default-cell-style-name="ce2"/>
        <table:table-column table:style-name="co3" table:default-cell-style-name="ce2"/>
        <table:table-column table:style-name="co5"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2" table:number-columns-repeated="2" table:default-cell-style-name="ce2"/>
        <table:table-column table:style-name="co8" table:number-columns-repeated="1012" table:default-cell-style-name="ce2"/>
        <table:table-column table:style-name="co9" table:default-cell-style-name="ce2"/>
        <table:table-row table:style-name="ro1">
          <table:table-cell office:value-type="string" calcext:value-type="string">
            <text:p>codigo</text:p>
          </table:table-cell>
          <table:table-cell office:value-type="string" calcext:value-type="string">
            <text:p>name</text:p>
          </table:table-cell>
          <table:table-cell office:value-type="string" calcext:value-type="string">
            <text:p>description</text:p>
          </table:table-cell>
          <table:table-cell office:value-type="string" calcext:value-type="string">
            <text:p>nota</text:p>
          </table:table-cell>
          <table:table-cell office:value-type="string" calcext:value-type="string">
            <text:p>lat</text:p>
          </table:table-cell>
          <table:table-cell office:value-type="string" calcext:value-type="string">
            <text:p>lon</text:p>
          </table:table-cell>
          <table:table-cell office:value-type="string" calcext:value-type="string">
            <text:p>imagem</text:p>
          </table:table-cell>
          <table:table-cell office:value-type="string" calcext:value-type="string">
            <text:p>video</text:p>
          </table:table-cell>
          <table:table-cell office:value-type="string" calcext:value-type="string">
            <text:p>web</text:p>
          </table:table-cell>
          <table:table-cell office:value-type="string" calcext:value-type="string">
            <text:p>documento</text:p>
          </table:table-cell>
          <table:table-cell office:value-type="string" calcext:value-type="string">
            <text:p>artigo</text:p>
          </table:table-cell>
          <table:table-cell office:value-type="string" calcext:value-type="string">
            <text:p>streetview</text:p>
          </table:table-cell>
          <table:table-cell table:number-columns-repeated="1012"/>
        </table:table-row>
        <table:table-row table:style-name="ro12">
          <table:table-cell table:style-name="ce3" office:value-type="string" calcext:value-type="string">
            <text:p>D&amp;R_e001</text:p>
          </table:table-cell>
          <table:table-cell table:style-name="ce10" office:value-type="string" calcext:value-type="string">
            <text:p>Adesão da Região do Douro à Aliança Republicana e Socialista</text:p>
          </table:table-cell>
          <table:table-cell table:style-name="ce10" office:value-type="string" calcext:value-type="string">
            <text:p>As eleições municipais anunciadas para 1931 seriam a primeira oportunidade eleitoral da Aliança Republicana Socialista (ARS). Não sem dificuldades impostas pelo regime, a ARS promoveu uma campanha para a inscrição de eleitores nos cadernos eleitorais. A adesão ao movimento foi significativa e foram criadas delegações da ARS em diversos concelhos da Região do Douro, entre os quais Lamego, Tabuaço, Armamar e São João da Pesqueira.</text:p>
            <text:p>Apesar do entusiasmo, a revolta de 26 de Agosto de 1931, que contou com o apoio de vários elementos da ARS, garantiu ao regime a justificação para adiar as eleições prometidas, e nunca marcadas.</text:p>
          </table:table-cell>
          <table:table-cell table:style-name="ce10" office:value-type="string" calcext:value-type="string">
            <text:p>Não dispomos de uma localização mais precisa.</text:p>
          </table:table-cell>
          <table:table-cell table:style-name="ce11" office:value-type="string" calcext:value-type="string">
            <text:p>41.160069516209646</text:p>
          </table:table-cell>
          <table:table-cell table:style-name="ce11" office:value-type="string" calcext:value-type="string">
            <text:p><text:s/>-7.614308494143193</text:p>
          </table:table-cell>
          <table:table-cell table:style-name="ce5" table:number-columns-repeated="2"/>
          <table:table-cell table:style-name="ce12" office:value-type="string" calcext:value-type="string">
            <text:p>[[https://pt.wikipedia.org/wiki/Alian%C3%A7a_Republicana_e_Socialista|{{https://abrilemviseu.pt/wip/icons/browser-window-svgrepo-com.svg|50}}]]</text:p>
          </table:table-cell>
          <table:table-cell table:style-name="ce5"/>
          <table:table-cell table:style-name="ce13" office:value-type="string" calcext:value-type="string">
            <text:p>[[https://www.academia.edu/6504235/A_oposi%C3%A7%C3%A3o_%C3%A0_Ditadura_Militar_e_Estado_Novo_na_Regi%C3%A3o_Duriense_1926_1949 |{{https://abrilemviseu.pt/wip/icons/artigo-svgrepo-com.svg|50}}]]</text:p>
          </table:table-cell>
          <table:table-cell table:number-columns-repeated="1013"/>
        </table:table-row>
        <table:table-row table:style-name="ro14">
          <table:table-cell table:style-name="ce3" office:value-type="string" calcext:value-type="string">
            <text:p>D&amp;R_e002</text:p>
          </table:table-cell>
          <table:table-cell table:style-name="ce10" office:value-type="string" calcext:value-type="string">
            <text:p>O Regimento de Infantaria 9 de Lamego e a Revolta de Fevereiro 1927</text:p>
          </table:table-cell>
          <table:table-cell table:style-name="ce10" office:value-type="string" calcext:value-type="string">
            <text:p>A 3 de Fevereiro de 1927, no Porto, é organizada a primeira ação concertada de resistência à Ditadura Militar, com o apoio político do Partido Radical, do Partido Democrático, da Esquerda Democrática, da Acão Republicana e da Seara Nova.</text:p>
            <text:p>Em Lamego, o Regimento de Infantaria 9 e alguns elementos civis tentam tomar a administração do Concelho, mas são repelidos pelas autoridades. No dia 4 de Fevereiro e dias seguintes, forças provenientes de Lamego juntam-se aos revoltosos do Porto para o cenário de luta que durante uma semana se instalou na Praça da Batalha.</text:p>
            <text:p>A revolta terminou com a derrota dos revolucionários, com centenas de presos a serem deportados para Timor e para as colónias africanas ou afastados de cargos públicos e da sua vida profissional.</text:p>
            <text:p/>
          </table:table-cell>
          <table:table-cell table:style-name="ce10"/>
          <table:table-cell table:style-name="ce10" office:value-type="string" calcext:value-type="string">
            <text:p>41.0942361287044</text:p>
          </table:table-cell>
          <table:table-cell table:style-name="ce10" office:value-type="string" calcext:value-type="string">
            <text:p>-7.806438935920496</text:p>
          </table:table-cell>
          <table:table-cell table:style-name="ce5" table:number-columns-repeated="2"/>
          <table:table-cell table:style-name="ce5" office:value-type="string" calcext:value-type="string">
            <text:p>[[https://pt.wikipedia.org/wiki/Revolta_de_Fevereiro_de_1927|{{https://abrilemviseu.pt/wip/icons/browser-window-svgrepo-com.svg|50}}]]</text:p>
          </table:table-cell>
          <table:table-cell table:style-name="ce4"/>
          <table:table-cell table:style-name="ce5" office:value-type="string" calcext:value-type="string">
            <text:p>[[https://www.academia.edu/6504235/A_oposi%C3%A7%C3%A3o_%C3%A0_Ditadura_Militar_e_Estado_Novo_na_Regi%C3%A3o_Duriense_1926_1949_|{{https://abrilemviseu.pt/wip/icons/artigo-svgrepo-com.svg|50}}]]</text:p>
          </table:table-cell>
          <table:table-cell table:number-columns-repeated="1013"/>
        </table:table-row>
        <table:table-row table:style-name="ro14">
          <table:table-cell table:style-name="ce3" office:value-type="string" calcext:value-type="string">
            <text:p>D&amp;R_e003</text:p>
          </table:table-cell>
          <table:table-cell table:style-name="ce10" office:value-type="string" calcext:value-type="string">
            <text:p>Comício de apoio a Norton de Matos no Teatro Ribeiro Conceição</text:p>
          </table:table-cell>
          <table:table-cell table:style-name="ce10" office:value-type="string" calcext:value-type="string">
            <text:p>Nas eleições presidenciais de 1949, a oposição democrática apresentou, pela primeira vez, uma candidatura. Na região do Douro a mobilização foi significativa, tendo sido constituídas comissões de campanha e organizadas ações de propaganda com afixação de cartazes, distribuição de folhetos e realização de comícios.</text:p>
            <text:p>Em Lamego, o comício de apoio à candidatura de Norton de Matos realizou-se a 2 de Fevereiro, no Teatro Ribeiro Conceição.</text:p>
            <text:p>O regime garantiu todos os entraves às ações de campanha, promovendo a sua proibição e sabotagem, ou a prisão de apoiantes de Norton de Matos. Foi também montada uma máquina de propaganda contra o candidato da oposição, explorando o facto de se tratar de uma figura relevante da República ou de ser apoiado pelo Partido Comunista (então ilegalizado) para acicatar o medo da “ameaça vermelha”.</text:p>
            <text:p>Alguns dias depois do comício em Lamego, Norton de Matos retira a candidatura, por considerar não existirem garantias de um ato eleitoral isento.</text:p>
          </table:table-cell>
          <table:table-cell table:style-name="ce10"/>
          <table:table-cell table:style-name="ce10" office:value-type="string" calcext:value-type="string">
            <text:p>41.09709399749527</text:p>
          </table:table-cell>
          <table:table-cell table:style-name="ce10" office:value-type="string" calcext:value-type="string">
            <text:p>-7.80725409405742</text:p>
          </table:table-cell>
          <table:table-cell table:style-name="ce5" table:number-columns-repeated="2"/>
          <table:table-cell table:style-name="ce12" office:value-type="string" calcext:value-type="string">
            <text:p>[[https://www.museudoaljube.pt/2023/02/13/eleicoes-de-1949/|{{https://abrilemviseu.pt/wip/icons/browser-window-svgrepo-com.svg|50}}]]</text:p>
          </table:table-cell>
          <table:table-cell table:style-name="ce13" office:value-type="string" calcext:value-type="string">
            <text:p>[[https://www.museudoaljube.pt/wp-content/uploads/2021/02/14-01-12-16.jpg |{{https://abrilemviseu.pt/wip/icons/docu-svgrepo-com.svg|50}}]]</text:p>
          </table:table-cell>
          <table:table-cell table:style-name="ce5" office:value-type="string" calcext:value-type="string">
            <text:p>[[https://www.academia.edu/6504235/A_oposi%C3%A7%C3%A3o_%C3%A0_Ditadura_Militar_e_Estado_Novo_na_Regi%C3%A3o_Duriense_1926_1949_|{{https://abrilemviseu.pt/wip/icons/artigo-svgrepo-com.svg|50}}]]</text:p>
          </table:table-cell>
          <table:table-cell table:number-columns-repeated="1013"/>
        </table:table-row>
        <table:table-row table:style-name="ro4">
          <table:table-cell table:style-name="ce3" office:value-type="string" calcext:value-type="string">
            <text:p>D&amp;R_e004</text:p>
          </table:table-cell>
          <table:table-cell table:style-name="ce10" office:value-type="string" calcext:value-type="string">
            <text:p>Dificuldades da candidatura de Norton de Matos em Mangualde</text:p>
          </table:table-cell>
          <table:table-cell table:style-name="ce10" office:value-type="string" calcext:value-type="string">
            <text:p>Em 1949, a oposição democrática apresentou, pela primeira vez, um candidato às eleições presidenciais. Os entraves do regime à candidatura presidencial de Norton de Matos foram uma constante.</text:p>
            <text:p>Em Mangualde, a Câmara Municipal negou a consulta dos cadernos eleitorais pela Comissão Concelhia da candidatura, dificultando assim a promoção do recenseamento da população, tarefa essencial para a garantia de eleições justas. A situação é denunciado em telegrama da Comissão Concelhia de Mangualde.</text:p>
            <text:p>A campanha de Norton de Matos foi profundamente sabotada pelo regime, incluindo a prisão de apoiantes da oposição e propaganda depreciativa contra o candidato, que acabou por desistir nas vésperas da eleições por não se poder garantir a legalidade do ato eleitoral.</text:p>
          </table:table-cell>
          <table:table-cell table:style-name="ce10" office:value-type="string" calcext:value-type="string">
            <text:p>Não dispomos de uma localização mais precisa.</text:p>
          </table:table-cell>
          <table:table-cell table:style-name="ce11" office:value-type="string" calcext:value-type="string">
            <text:p>40.6043513443613</text:p>
          </table:table-cell>
          <table:table-cell table:style-name="ce11" office:value-type="string" calcext:value-type="string">
            <text:p>-7.761146679378721</text:p>
          </table:table-cell>
          <table:table-cell table:style-name="ce5" table:number-columns-repeated="2"/>
          <table:table-cell table:style-name="ce12" office:value-type="string" calcext:value-type="string">
            <text:p>[[https://www.museudoaljube.pt/2023/02/13/eleicoes-de-1949/|{{https://abrilemviseu.pt/wip/icons/browser-window-svgrepo-com.svg|50}}]]</text:p>
          </table:table-cell>
          <table:table-cell table:style-name="ce13" office:value-type="string" calcext:value-type="string">
            <text:p>[[http://casacomum.org/cc/visualizador?pasta=02548.004.002#!2 |{{https://abrilemviseu.pt/wip/icons/docu-svgrepo-com.svg|50}}]]</text:p>
          </table:table-cell>
          <table:table-cell table:style-name="ce5"/>
          <table:table-cell table:number-columns-repeated="1013"/>
        </table:table-row>
        <table:table-row table:style-name="ro7">
          <table:table-cell table:style-name="ce3" office:value-type="string" calcext:value-type="string">
            <text:p>D&amp;R_e005</text:p>
          </table:table-cell>
          <table:table-cell table:style-name="ce10" office:value-type="string" calcext:value-type="string">
            <text:p>Humberto Delgado vence eleições na Freguesia de Leomil</text:p>
          </table:table-cell>
          <table:table-cell table:style-name="ce10" office:value-type="string" calcext:value-type="string">
            <text:p>Em 1958, Humberto Delgado candidata-se às eleições presidenciais, reunindo o apoio de todas as forças de oposição ao regime. As eleições acontecem no dia 8 de junho. Américo Tomás, o candidato da União Nacional, é proclamado vencedor com quase 80% dos votos. Houve vários relatos e indícios de fraude e Delgado, que tinha mobilizado multidões pelo país durante a campanha, contestou os resultados.</text:p>
            <text:p>Mesmo com algumas correções, os tribunais acabam por atribuir a vitória a Américo Tomás. Ainda assim, Humberto Delgado vence oficialmente em 16 concelhos. Em Moimenta da Beira, regista-se a vitória do candidato da oposição na freguesia de Leomil, onde, inclusivamente, terá havido comemoração, seguida, claro está, de investigação da PIDE.</text:p>
          </table:table-cell>
          <table:table-cell table:style-name="ce10"/>
          <table:table-cell table:style-name="ce10" office:value-type="string" calcext:value-type="string">
            <text:p>40.98458720227793</text:p>
          </table:table-cell>
          <table:table-cell table:style-name="ce10" office:value-type="string" calcext:value-type="string">
            <text:p>-7.654360524827226</text:p>
          </table:table-cell>
          <table:table-cell table:style-name="ce5" table:number-columns-repeated="2"/>
          <table:table-cell table:style-name="ce5" office:value-type="string" calcext:value-type="string">
            <text:p>[[https://pt.wikipedia.org/wiki/Elei%C3%A7%C3%B5es_presidenciais_portuguesas_de_1958|{{https://abrilemviseu.pt/wip/icons/browser-window-svgrepo-com.svg|50}}]]</text:p>
          </table:table-cell>
          <table:table-cell table:style-name="ce5"/>
          <table:table-cell table:style-name="ce13" office:value-type="string" calcext:value-type="string">
            <text:p>[[https://estudogeral.uc.pt/handle/10316/36604 |{{https://abrilemviseu.pt/wip/icons/artigo-svgrepo-com.svg|50}}]]</text:p>
          </table:table-cell>
          <table:table-cell table:number-columns-repeated="1013"/>
        </table:table-row>
        <table:table-row table:style-name="ro11">
          <table:table-cell table:style-name="ce3" office:value-type="string" calcext:value-type="string">
            <text:p>D&amp;R_e006</text:p>
          </table:table-cell>
          <table:table-cell table:style-name="ce10" office:value-type="string" calcext:value-type="string">
            <text:p>A revolta dos Arcos</text:p>
          </table:table-cell>
          <table:table-cell table:style-name="ce10" office:value-type="string" calcext:value-type="string">
            <text:p>O edifício do Externato Infante D. Henrique, em Moimenta da Beira, inaugurado em outubro de 1961, não era do agrado das forças locais do regime. Os arcos de desenho arrojado, inspirados no Palácio da Alvorada (Brasília) do arquiteto Oscar Niemyer, não se integravam na paisagem do interior beirão, que se queria, sobretudo, modesta. Em abril de 1962, o carácter obviamente desafiante desta arquitetura garantiu a intervenção dos serviços de Estado, que deram ordem para a sua demolição sob pretexto de falta de licenciamento.</text:p>
            <text:p>A rebate de sino, estudantes e populares manifestaram-se e, juntos, evitaram a demolição, reconstruindo de imediato o que havia sido destruído.</text:p>
            <text:p>Não houve detidos pela GNR ou pela PIDE, que fez averiguações ao caso. No entanto, os arcos da discórdia foram encobertos por um muro durante esse verão, e assim ficaram, até abril de 1974.</text:p>
          </table:table-cell>
          <table:table-cell table:style-name="ce10"/>
          <table:table-cell table:style-name="ce10" office:value-type="string" calcext:value-type="string">
            <text:p>40.983901</text:p>
          </table:table-cell>
          <table:table-cell table:style-name="ce10" office:value-type="string" calcext:value-type="string">
            <text:p><text:s/>-7.617428</text:p>
          </table:table-cell>
          <table:table-cell table:style-name="ce5"/>
          <table:table-cell table:style-name="ce13" office:value-type="string" calcext:value-type="string">
            <text:p>[[https://www.youtube.com/watch?v=DlE4iXSOEZ0&amp;t=1s |{{https://abrilemviseu.pt/wip/icons/movie-material-4-svgrepo-com.svg|50}}]]</text:p>
          </table:table-cell>
          <table:table-cell table:style-name="ce13" office:value-type="string" calcext:value-type="string">
            <text:p>[[https://www.cm-moimenta.pt/pages/38?news_id=3082 |{{https://abrilemviseu.pt/wip/icons/browser-window-svgrepo-com.svg|50}}]]</text:p>
          </table:table-cell>
          <table:table-cell table:style-name="ce5"/>
          <table:table-cell table:style-name="ce5" office:value-type="string" calcext:value-type="string">
            <text:p>[[https://estudogeral.uc.pt/handle/10316/36604|{{https://abrilemviseu.pt/wip/icons/artigo-svgrepo-com.svg|50}}]]</text:p>
          </table:table-cell>
          <table:table-cell table:number-columns-repeated="1013"/>
        </table:table-row>
        <table:table-row table:style-name="ro7">
          <table:table-cell table:style-name="ce3" office:value-type="string" calcext:value-type="string">
            <text:p>D&amp;R_e007</text:p>
          </table:table-cell>
          <table:table-cell table:style-name="ce10" office:value-type="string" calcext:value-type="string">
            <text:p>Humberto Delgado vence eleições no Concelho de Mortágua</text:p>
          </table:table-cell>
          <table:table-cell table:style-name="ce10" office:value-type="string" calcext:value-type="string">
            <text:p>Em 1958, Humberto Delgado mobiliza a oposição ao regime numa candidatura às eleições presidenciais. A par das dificuldades criadas à campanha e ao recenseamento eleitoral, o governo publica, no dia das eleições, um decreto–lei que proíbe a Oposição de fiscalizar as assembleias de voto. Entre relatos e indícios de fraude eleitoral, Delgado contesta os resultados e consegue a intervenção dos Tribunais, que acabam, no entanto, por atribuir a vitória a Américo Tomás, o candidato do regime.</text:p>
            <text:p>Ainda assim, Humberto Delgado vence oficialmente em 16 concelhos, sendo Mortágua um deles. Nesta assembleias de voto a fiscalização da oposição foi permitida pelo próprio Presidente da Câmara, José Abreu, que seria, de imediato, substituído.</text:p>
          </table:table-cell>
          <table:table-cell table:style-name="ce10" office:value-type="string" calcext:value-type="string">
            <text:p>Não dispomos de uma localização mais precisa.</text:p>
          </table:table-cell>
          <table:table-cell table:style-name="ce11" office:value-type="string" calcext:value-type="string">
            <text:p>40.39702029780755</text:p>
          </table:table-cell>
          <table:table-cell table:style-name="ce11" office:value-type="string" calcext:value-type="string">
            <text:p>-8.229247625139706</text:p>
          </table:table-cell>
          <table:table-cell table:style-name="ce5" table:number-columns-repeated="2"/>
          <table:table-cell table:style-name="ce13" office:value-type="string" calcext:value-type="string">
            <text:p>[[https://pt.wikipedia.org/wiki/Elei%C3%A7%C3%B5es_presidenciais_portuguesas_de_1958|{{https://abrilemviseu.pt/wip/icons/browser-window-svgrepo-com.svg|50}}]]</text:p>
          </table:table-cell>
          <table:table-cell table:style-name="ce13"/>
          <table:table-cell table:style-name="ce5"/>
          <table:table-cell table:number-columns-repeated="1013"/>
        </table:table-row>
        <table:table-row table:style-name="ro4">
          <table:table-cell table:style-name="ce3" office:value-type="string" calcext:value-type="string">
            <text:p>D&amp;R_e008</text:p>
          </table:table-cell>
          <table:table-cell table:style-name="ce10" office:value-type="string" calcext:value-type="string">
            <text:p>Protestos de mulheres em Nelas</text:p>
          </table:table-cell>
          <table:table-cell table:style-name="ce10" office:value-type="string" calcext:value-type="string">
            <text:p>Durante a II Grande Guerra Mundial e nos anos imediatos do pós-guerra, foram frequentes os períodos de racionamento e escassez de bens essenciais. Aliados aos baixos salários, a subida dos preços dos alimentos dificultava a vida da maioria das famílias que vivia com rendimentos muito baixos.</text:p>
            <text:p>A desequilibrada distribuição da riqueza, aliada às dificuldades de abastecimentos e a miséria que marcava o quotidiano, fomentaram greves e manifestações um pouco por todo o país. Estas ações foram reprimidas pelo regime e a sua divulgação fortemente controlada. Os relatos deste acontecimentos chegam-nos, sobretudo, a partir de noticias na imprensa clandestina.</text:p>
            <text:p>Disso nos dá nota a edição do jornal Avante da 2ª quinzena de Abril de 1946, que notícia na página 3, entre outros, os protestos das mulheres de Nelas. Revoltadas contra a falsificação do pão, fabricado com farinha de tremoço, terão exigido a restituição do valor pago.</text:p>
          </table:table-cell>
          <table:table-cell table:style-name="ce10" office:value-type="string" calcext:value-type="string">
            <text:p>Não dispomos de uma localização mais precisa.</text:p>
          </table:table-cell>
          <table:table-cell table:style-name="ce11" office:value-type="string" calcext:value-type="string">
            <text:p>40.533808</text:p>
          </table:table-cell>
          <table:table-cell table:style-name="ce11" office:value-type="string" calcext:value-type="string">
            <text:p><text:s/>-7.852173</text:p>
          </table:table-cell>
          <table:table-cell table:style-name="ce5" table:number-columns-repeated="2"/>
          <table:table-cell table:style-name="ce13" office:value-type="string" calcext:value-type="string">
            <text:p>[[https://www.publico.pt/2012/08/05/jornal/o-quotidiano-de-miseria-e-privacoes-no-ano-em-que-houve-um-superavit-25019399|{{https://abrilemviseu.pt/wip/icons/browser-window-svgrepo-com.svg|50}}]]</text:p>
          </table:table-cell>
          <table:table-cell table:style-name="ce5" office:value-type="string" calcext:value-type="string">
            <text:p>[[https://www.marxists.org/portugues/tematica/jornais/avante/pdf/AVT6087.pdf |{{https://abrilemviseu.pt/wip/icons/docu-svgrepo-com.svg|50}}]]</text:p>
          </table:table-cell>
          <table:table-cell table:style-name="ce5"/>
          <table:table-cell table:number-columns-repeated="1013"/>
        </table:table-row>
        <table:table-row table:style-name="ro8">
          <table:table-cell table:style-name="ce3" office:value-type="string" calcext:value-type="string">
            <text:p>D&amp;R_e009</text:p>
          </table:table-cell>
          <table:table-cell table:style-name="ce10" office:value-type="string" calcext:value-type="string">
            <text:p>Pequenos camponeses do Vale do Vouga contra a Junta Nacional do Vinho</text:p>
          </table:table-cell>
          <table:table-cell table:style-name="ce10" office:value-type="string" calcext:value-type="string">
            <text:p>Em 1970, a Junta Nacional de Vinho lançava uma nova taxa sobre a produção de vinho. O valor de 20 escudos por litro, sobre toda a produção que excedesse os 20 almudes, com efeitos retroativos à produção de 1966, fez agitar os pequenos produtores. Os produtores de Castro Daire, Oliveira de Frades e Vouzela devolvem em branco os boletins que os Grémios da Lavoura da Região de Lafões lhes fornecera. Esta informação, sobre as quantidades de produção, seria essencial para o calculo e cobrança da nova taxa.</text:p>
            <text:p>Esta não era uma situação nova. Já em 1966 a Junta Nacional do Vinho tentara impor uma taxa similar (com o dobro do valor), para fazer frente às dívidas acumuladas. Na altura, a taxa fora revertida por força da união dos pequenos produtores, à qual, mais uma vez, a oposição ao regime apelava, como notícia o jornal AVANTE! na página 2 da edição 423 de dezembro de 1970.</text:p>
          </table:table-cell>
          <table:table-cell table:style-name="ce10" office:value-type="string" calcext:value-type="string">
            <text:p>Não dispomos de uma localização mais precisa.</text:p>
          </table:table-cell>
          <table:table-cell table:style-name="ce11" office:value-type="string" calcext:value-type="string">
            <text:p>40.7306708124037</text:p>
          </table:table-cell>
          <table:table-cell table:style-name="ce11" office:value-type="string" calcext:value-type="string">
            <text:p><text:s/>-8.137475967831964</text:p>
          </table:table-cell>
          <table:table-cell table:style-name="ce5" table:number-columns-repeated="2"/>
          <table:table-cell table:style-name="ce13" office:value-type="string" calcext:value-type="string">
            <text:p>[[https://pt.wikipedia.org/wiki/Gr%C3%A9mios_da_Lavoura |{{https://abrilemviseu.pt/wip/icons/browser-window-svgrepo-com.svg|50}}]]</text:p>
          </table:table-cell>
          <table:table-cell table:style-name="ce13" office:value-type="string" calcext:value-type="string">
            <text:p>[[https://www.avante.pt/ |{{https://abrilemviseu.pt/wip/icons/docu-svgrepo-com.svg|50}}]]</text:p>
          </table:table-cell>
          <table:table-cell table:style-name="ce5"/>
          <table:table-cell table:number-columns-repeated="1013"/>
        </table:table-row>
        <table:table-row table:style-name="ro11">
          <table:table-cell table:style-name="ce3" office:value-type="string" calcext:value-type="string">
            <text:p>D&amp;R_e010</text:p>
          </table:table-cell>
          <table:table-cell table:style-name="ce10" office:value-type="string" calcext:value-type="string">
            <text:p>Inauguração da Colónia de Férias da FNAT em São Pedro do Sul</text:p>
          </table:table-cell>
          <table:table-cell table:style-name="ce10" office:value-type="string" calcext:value-type="string">
            <text:p>Em 1960 a Fundação Nacional para a Alegria no Trabalho (FNAT) adquiriu as instalações do Palácio Hotel de São Pedro do Sul para aí instalar uma colónia de férias. Ainda em setembro do mesmo ano, e depois de obras de adaptação do edifício, era inaugurada a Colónia António Corrêa d’Oliveira, com aparato e circunstância incluindo desfile de bombeiros e de grupos folclóricos.</text:p>
            <text:p>Criada em 1935, a FNAT tinha como fim a criação de infraestruturas e programas de lazer para os trabalhadores e as suas famílias. Inspirada nos modelos de turismo social e ocupação de tempo livre dos regimes de Hitler e Mussolini, a FNAT foi uma das mais eficazes ferramentas de propaganda da ditadura portuguesa. A sua ação estendia-se a todo o território nacional, através das Casas do Povo e Casas de Pescadores, nas zonas rurais, e piscatórias, dos Centros de Recreio Popular nas zonas urbanas e dos Centros de Alegria no Trabalho, nas empresas. Dinamizava colónias de férias e colónias balneares infantis, organizava classes de ginástica, competições e festas desportivas, serões recreativos, sessões de cinema e de teatro, palestras radiofónicas, viagens, passeios, excursões, bibliotecas populares e cursos de formação intelectual, técnica e física. Qualquer iniciativa cultural e recreativa corporativa tinha que ter o aval prévio da FNAT.</text:p>
          </table:table-cell>
          <table:table-cell table:style-name="ce10"/>
          <table:table-cell table:style-name="ce10" office:value-type="string" calcext:value-type="string">
            <text:p>40.73873623418864</text:p>
          </table:table-cell>
          <table:table-cell table:style-name="ce10" office:value-type="string" calcext:value-type="string">
            <text:p>-8.089907895151786</text:p>
          </table:table-cell>
          <table:table-cell table:style-name="ce5"/>
          <table:table-cell table:style-name="ce5" office:value-type="string" calcext:value-type="string">
            <text:p>[[https://arquivos.rtp.pt/conteudos/inauguracao-da-colonia-de-ferias-da-fnat/ |{{https://abrilemviseu.pt/wip/icons/movie-material-4-svgrepo-com.svg|50}}]]</text:p>
          </table:table-cell>
          <table:table-cell table:style-name="ce13" office:value-type="string" calcext:value-type="string">
            <text:p>[[https://pt.wikipedia.org/wiki/Instituto_Nacional_para_o_Aproveitamento_dos_Tempos_Livres |{{https://abrilemviseu.pt/wip/icons/browser-window-svgrepo-com.svg|50}}]]</text:p>
          </table:table-cell>
          <table:table-cell table:style-name="ce13"/>
          <table:table-cell table:style-name="ce13" office:value-type="string" calcext:value-type="string">
            <text:p>[[https://estudogeral.uc.pt/handle/10316/86604?locale=pt |{{https://abrilemviseu.pt/wip/icons/artigo-svgrepo-com.svg|50}}]]</text:p>
          </table:table-cell>
          <table:table-cell table:number-columns-repeated="1013"/>
        </table:table-row>
        <table:table-row table:style-name="ro2">
          <table:table-cell table:style-name="ce3" office:value-type="string" calcext:value-type="string">
            <text:p>D&amp;R_e011</text:p>
          </table:table-cell>
          <table:table-cell table:style-name="ce10" office:value-type="string" calcext:value-type="string">
            <text:p>O Imperial de Salazar, a fuga de Caxias e um Museu no Caramulo</text:p>
          </table:table-cell>
          <table:table-cell table:style-name="ce10" office:value-type="string" calcext:value-type="string">
            <text:p>Em 1937, o estado adquiriu um automóvel Chrysler Imperial blindado, para garantir a segurança de Salazar que, meses antes, havia sofrido um atentado à bomba. O automóvel foi mantido nas instalações da PIDE até 1960, altura em que foi transferido para a prisão de Caxias.</text:p>
            <text:p>A 4 de dezembro de 1961, 8 presos políticos em Caxias, dirigentes do PCP, fizeram uso deste automóvel numa das mais aparatosas e memoráveis fugas das prisões do regime. Depois de ganhar a confiança dos guardas, um dos prisioneiros consegue aceder ao Chrysler e chegar com o automóvel junto a uma dezena de presos que simulava um jogo de bola. Ao grito de “golo”, os prisioneiros entraram para o Chrysler e, a grande velocidade, rebentam com o portão de acesso à prisão e seguem para a liberdade.</text:p>
            <text:p>O automóvel foi adquirido pelo Museu do Caramulo em 1969, estando em exibição com outras viaturas utilizadas pelo regime.</text:p>
          </table:table-cell>
          <table:table-cell table:style-name="ce10"/>
          <table:table-cell table:style-name="ce10" office:value-type="string" calcext:value-type="string">
            <text:p>40.56969174926275</text:p>
          </table:table-cell>
          <table:table-cell table:style-name="ce10" office:value-type="string" calcext:value-type="string">
            <text:p>-8.172279275456232</text:p>
          </table:table-cell>
          <table:table-cell table:style-name="ce5"/>
          <table:table-cell table:style-name="ce5" office:value-type="string" calcext:value-type="string">
            <text:p>[[https://www.youtube.com/watch?v=8bBkxllPpP0 |{{https://abrilemviseu.pt/wip/icons/movie-material-4-svgrepo-com.svg|50}}]]</text:p>
          </table:table-cell>
          <table:table-cell table:style-name="ce13" office:value-type="string" calcext:value-type="string">
            <text:p>[[https://museudocaramulo.pt/colecoes/chrysler-imperial/ |{{https://abrilemviseu.pt/wip/icons/browser-window-svgrepo-com.svg|50}}]]</text:p>
          </table:table-cell>
          <table:table-cell table:style-name="ce5" table:number-columns-repeated="2"/>
          <table:table-cell table:number-columns-repeated="1013"/>
        </table:table-row>
        <table:table-row table:style-name="ro6">
          <table:table-cell table:style-name="ce3" office:value-type="string" calcext:value-type="string">
            <text:p>D&amp;R_e012</text:p>
          </table:table-cell>
          <table:table-cell table:style-name="ce10" office:value-type="string" calcext:value-type="string">
            <text:p>A Seara Nova em Viseu</text:p>
          </table:table-cell>
          <table:table-cell table:style-name="ce10" office:value-type="string" calcext:value-type="string">
            <text:p>No dia 14 de fevereiro de 1974, o Diário de Lisboa noticia uma exposição itinerante, alusiva ao cinquentenário da Seara Nova, patente na galeria da Livraria Tempo Livre, em Viseu.</text:p>
            <text:p>Fundada em 1921, como publicação doutrinária e crítica, a Seara Nova tinha como propósito primeiro representar “o esfôrço de alguns intelectuais, alheados dos partidos políticos mas não da vida política, para que se erga, acima do miserável circo onde se debatem os interêsses inconfessáveis das clientelas e das oligarquias plutocráticas, uma atmosfera mais pura em que se faça ouvir o protesto das mais altivas consciências, e em que se formulem e imponham, por uma propaganda larga e profunda, as reformas necessárias à vida nacional.” (Seara Nova n.º 1, de 15 de Outubro de 1921).</text:p>
            <text:p>Apesar da censura e das dificuldades impostas pelo Estado Novo, a Seara Nova e o grupo que liderava a publicação constituíram um pólo ativo de combate ideológico ao longo do período de vigência do regime.</text:p>
            <text:p>A par da edição regular da revista, o grupo da Seara Nova era uma presença assídua na vida cultural portuguesa, promovendo colóquios, debates e exposições que promoviam a reflexão política sobre a realidade portuguesa.</text:p>
          </table:table-cell>
          <table:table-cell table:style-name="ce10"/>
          <table:table-cell table:style-name="ce10" office:value-type="string" calcext:value-type="string">
            <text:p>40.657381</text:p>
          </table:table-cell>
          <table:table-cell table:style-name="ce10" office:value-type="string" calcext:value-type="string">
            <text:p><text:s/>-7.91183</text:p>
          </table:table-cell>
          <table:table-cell table:style-name="ce5" table:number-columns-repeated="2"/>
          <table:table-cell table:style-name="ce5" office:value-type="string" calcext:value-type="string">
            <text:p>[[https://pt.wikipedia.org/wiki/Seara_Nova|{{https://abrilemviseu.pt/wip/icons/browser-window-svgrepo-com.svg|50}}]]</text:p>
          </table:table-cell>
          <table:table-cell table:style-name="ce12" office:value-type="string" calcext:value-type="string">
            <text:p>[[http://casacomum.org/cc/visualizador?pasta=09802.074 |{{https://abrilemviseu.pt/wip/icons/docu-svgrepo-com.svg|50}}]]</text:p>
          </table:table-cell>
          <table:table-cell table:style-name="ce5" office:value-type="string" calcext:value-type="string">
            <text:p>[[ https://digitalis-dsp.uc.pt/bitstream/10316.2/41956/1/A_Seara_Nova_e_a_resistencia_cultural.pdf|{{https://abrilemviseu.pt/wip/icons/artigo-svgrepo-com.svg|50}}]]</text:p>
          </table:table-cell>
          <table:table-cell table:number-columns-repeated="1013"/>
        </table:table-row>
        <table:table-row table:style-name="ro4">
          <table:table-cell table:style-name="ce3" office:value-type="string" calcext:value-type="string">
            <text:p>D&amp;R_e013</text:p>
          </table:table-cell>
          <table:table-cell table:style-name="ce10" office:value-type="string" calcext:value-type="string">
            <text:p>Greve das vendedeiras do Mercado 2 de Maio</text:p>
          </table:table-cell>
          <table:table-cell table:style-name="ce10" office:value-type="string" calcext:value-type="string">
            <text:p>No final do mês de janeiro de 1970, as vendedeiras do Mercado 2 de Maio, em Viseu, mobilizaram uma greve contra um aumento significativo das taxas municipais para ocupação do mercado. Segundo notícia do jornal AVANTE! de Abril desse ano, a autarquia pretendia passar a cobrar 30 vezes mais às vendedeiras pela ocupação de espaços no Mercado 2 de Maio.</text:p>
            <text:p>A greve, que garantiu um mercado aberto, mas vazio de vendedeiras durante os dias 31 de janeiro e 1 de fevereiro de 1970, viria a assegurar a revogação da medida pela Câmara Municipal e o regresso das vendedeiras ao Mercado 2 de Maio.</text:p>
          </table:table-cell>
          <table:table-cell table:style-name="ce10"/>
          <table:table-cell table:style-name="ce10" office:value-type="string" calcext:value-type="string">
            <text:p>40.657651</text:p>
          </table:table-cell>
          <table:table-cell table:style-name="ce10" office:value-type="string" calcext:value-type="string">
            <text:p><text:s/>-7.912645</text:p>
          </table:table-cell>
          <table:table-cell table:style-name="ce5" table:number-columns-repeated="2"/>
          <table:table-cell table:style-name="ce13"/>
          <table:table-cell table:style-name="ce13" office:value-type="string" calcext:value-type="string">
            <text:p>[[https://www.marxists.org/portugues/tematica/jornais/avante/pdf/AVT6415.pdf |{{https://abrilemviseu.pt/wip/icons/docu-svgrepo-com.svg|50}}]]</text:p>
          </table:table-cell>
          <table:table-cell table:style-name="ce13"/>
          <table:table-cell table:number-columns-repeated="1013"/>
        </table:table-row>
        <table:table-row table:style-name="ro4">
          <table:table-cell table:style-name="ce3" office:value-type="string" calcext:value-type="string">
            <text:p>D&amp;R_e014</text:p>
          </table:table-cell>
          <table:table-cell table:style-name="ce10" office:value-type="string" calcext:value-type="string">
            <text:p>Palestra do escritor Manuel Mendes em Viseu</text:p>
          </table:table-cell>
          <table:table-cell table:style-name="ce10" office:value-type="string" calcext:value-type="string">
            <text:p>No dia 23 de Junho de 1966, o Clube dos Rotários de Viseu recebia o escritor Manuel Mendes para uma conferência intitulada Sobre a oficina do escritor. Entre outros, Manuel Mendes evoca Aquilino Ribeiro, Raul Brandão e Ramalho Ortigão.</text:p>
            <text:p>Ligado ao grupo Seara Nova, Manuel Mendes foi escritor e escultor, com participação política ativa e reprimida durante a ditadura. Interveio na revoltas da primeira de resistência à ditadura até à Guerra Civil de Espanha, onde participou na Frente Popular. Participou no MUNAF e foi um dos promotores do MUD, apoiou as candidaturas de Norton de Matos e de Humerto Delgado e foi várias vezes preso pela PIDE na segunda metade do anos 40.</text:p>
            <text:p>Em Viseu, Manuel Mendes termina a sua palestra com uma alusão aos autores da sua contemporaneidade: “creio que haveis compreendido, sem eu o referir, por que não ousei falar-vos dos escritores da minha geração. Nasceram no cativeiro, mesmo os que enchem o papo da rica alpista, e tê, a lividez de quem nunca pôde, ou a quem nunca foi consentido, viver se não na sua sombra.”</text:p>
          </table:table-cell>
          <table:table-cell table:style-name="ce10" office:value-type="string" calcext:value-type="string">
            <text:p>Não dispomos de uma localização mais precisa.</text:p>
          </table:table-cell>
          <table:table-cell table:style-name="ce11" office:value-type="string" calcext:value-type="string">
            <text:p>40.656129298711846</text:p>
          </table:table-cell>
          <table:table-cell table:style-name="ce11" office:value-type="string" calcext:value-type="string">
            <text:p>-7.913672323595134</text:p>
          </table:table-cell>
          <table:table-cell table:style-name="ce5" table:number-columns-repeated="2"/>
          <table:table-cell table:style-name="ce12"/>
          <table:table-cell table:style-name="ce5" table:number-columns-repeated="2"/>
          <table:table-cell table:number-columns-repeated="1013"/>
        </table:table-row>
        <table:table-row table:style-name="ro4">
          <table:table-cell table:style-name="ce3" office:value-type="string" calcext:value-type="string">
            <text:p>D&amp;R_e015</text:p>
          </table:table-cell>
          <table:table-cell table:style-name="ce11" office:value-type="string" calcext:value-type="string">
            <text:p>Campanha do Norte: Humberto Delgado em Viseu</text:p>
          </table:table-cell>
          <table:table-cell table:style-name="ce10" office:value-type="string" calcext:value-type="string">
            <text:p>O mês de maio de 1958 está marcado na história do Hotel Avenida em Viseu, quando da varanda de um dos quartos, o general Humberto Delgado, fez o discurso de candidatura à presidência da República, dirigindo-se à numerosa população que o veio aclamar ao Rossio no dia 23, mobilizando assim a oposição ao regime. A visita foi preparada por um grupo de estudantes (Luís Andrade, Jorge Teixeira, José Augusto Rocha, António Carlos, António José Ribeiro e o Fernando Madeira) e há testemunhos que contam um dos momentos altos desta campanha presidencial. O primeiro, a fotografia onde se vê Humberto Delgado de braços abertos e sorriso na cara; o segundo uma notícia que saiu a 31 de Maio, no Jornal de Viseu, mas que, conta quem acompanhou Humberto Delgado, “fez a cobertura do acontecimento com uma reportagem reaccionária e nojenta”.</text:p>
          </table:table-cell>
          <table:table-cell table:style-name="ce10"/>
          <table:table-cell table:style-name="ce10" office:value-type="string" calcext:value-type="string">
            <text:p>40.656991</text:p>
          </table:table-cell>
          <table:table-cell table:style-name="ce10" office:value-type="string" calcext:value-type="string">
            <text:p><text:s/>-7.914898</text:p>
          </table:table-cell>
          <table:table-cell table:style-name="ce5" table:number-columns-repeated="2"/>
          <table:table-cell table:style-name="ce13" office:value-type="string" calcext:value-type="string">
            <text:p>[[https://caminhosdamemoria.wordpress.com/2009/09/14/memoria-da-juventude-democratica-de-viseu/ |{{https://abrilemviseu.pt/wip/icons/browser-window-svgrepo-com.svg|50}}]]</text:p>
          </table:table-cell>
          <table:table-cell table:style-name="ce5" table:number-columns-repeated="2"/>
          <table:table-cell table:number-columns-repeated="1013"/>
        </table:table-row>
        <table:table-row table:style-name="ro4">
          <table:table-cell table:style-name="ce3" office:value-type="string" calcext:value-type="string">
            <text:p>D&amp;R_e016</text:p>
          </table:table-cell>
          <table:table-cell table:style-name="ce10" office:value-type="string" calcext:value-type="string">
            <text:p>Encerramento do Grémio Alberto Sampaio e do Centro Republicano de Viseu</text:p>
          </table:table-cell>
          <table:table-cell table:style-name="ce10" office:value-type="string" calcext:value-type="string">
            <text:p>No início do século XX, Viseu não passou ao lado dos movimentos associativistas partidários de ideário republicano. Em Janeiro de 1905 foi inaugurado o primeiro Centro Republicano de Viseu, com a presença de Bernardino Machado. Já o Grémio Alberto Sampaio, constituído em 1917, surgia como uma associação direcionada aos trabalhadores e às classes menos favorecidas, contrariamente a outras associações mais direcionadas às elites locais. O nome da associação homenageava o viseense Alberto Sampaio, tipógrafo, socialista e jornalista, fundador do periódico A Voz da Oficina, “orgão do operariado Visiense”.</text:p>
            <text:p>Em 1936, já em pleno Estado Novo, as duas instituições estavam instalados num mesmo edifício da Rua D. Duarte, onde, segundo a Comissão Distrital da União Nacional, acorriam “caixeiros, estudantes e outros elementos comunistas e afins que combatem o Estado Novo e contrariam a organização corporativa”. As duas associações foram consideradas focos de rebelião contra o Estado, com propósito permanente de hostilidade, pelo que a sua dissolução é considerada legal e consumada, em novembro desse ano.</text:p>
          </table:table-cell>
          <table:table-cell table:style-name="ce10" office:value-type="string" calcext:value-type="string">
            <text:p>Não dispomos de uma localização mais precisa.</text:p>
          </table:table-cell>
          <table:table-cell table:style-name="ce11" office:value-type="string" calcext:value-type="string">
            <text:p>40.65831663645019</text:p>
          </table:table-cell>
          <table:table-cell table:style-name="ce11" office:value-type="string" calcext:value-type="string">
            <text:p>-7.911874666450901</text:p>
          </table:table-cell>
          <table:table-cell table:style-name="ce5" table:number-columns-repeated="2"/>
          <table:table-cell table:style-name="ce12" office:value-type="string" calcext:value-type="string">
            <text:p>[[http://arepublicano.blogspot.com/2014/03/alberto-antonio-sampaio-tipografo.html |{{https://abrilemviseu.pt/wip/icons/browser-window-svgrepo-com.svg|50}}]]</text:p>
          </table:table-cell>
          <table:table-cell table:style-name="ce5" office:value-type="string" calcext:value-type="string">
            <text:p>[[https://digitarq.arquivos.pt/viewer?id=4363244 |{{https://abrilemviseu.pt/wip/icons/docu-svgrepo-com.svg|50}}]]</text:p>
          </table:table-cell>
          <table:table-cell table:style-name="ce13" office:value-type="string" calcext:value-type="string">
            <text:p>[[http://viseu.ciarte.pt/textos/14.html |{{https://abrilemviseu.pt/wip/icons/artigo-svgrepo-com.svg|50}}]]</text:p>
          </table:table-cell>
          <table:table-cell table:number-columns-repeated="1013"/>
        </table:table-row>
        <table:table-row table:style-name="ro4">
          <table:table-cell table:style-name="ce3" office:value-type="string" calcext:value-type="string">
            <text:p>D&amp;R_e017</text:p>
          </table:table-cell>
          <table:table-cell table:style-name="ce10" office:value-type="string" calcext:value-type="string">
            <text:p>A cooeducação no Congresso da União de Professores Primários em Viseu</text:p>
          </table:table-cell>
          <table:table-cell table:style-name="ce10" office:value-type="string" calcext:value-type="string">
            <text:p>Entre 1919 e 1927, desenvolveu-se um acérrimo debate em torno da forma de organização que a educação das mulheres deveria tomar: em escolas de regime coeducativo, com rapazes e raparigas em conjunto, ou em escolas separadas por sexo. O essencial deste debate residia na aceitação, ou não, da ideia da necessidade de uma educação especifica das mulheres, distinta dos homens. Os apoiantes da coeducação viam a escola e a educação como uma via para maior igualdade para as mulheres.</text:p>
            <text:p>Em abril de 1927, em Viseu, reunia em congresso anual a União do Professores Primários, onde os professores defenderam o fim da coeducação como “uma experiência a aperfeiçoar”. Esta seria, no entanto, uma batalha perdida. Ainda em 1927 era publicado o o diploma legal que abolia a coeducação nas escolas públicas primárias.</text:p>
          </table:table-cell>
          <table:table-cell table:style-name="ce10" office:value-type="string" calcext:value-type="string">
            <text:p>Não dispomos de uma localização mais precisa.</text:p>
          </table:table-cell>
          <table:table-cell table:style-name="ce11" office:value-type="string" calcext:value-type="string">
            <text:p>40.658813384454994</text:p>
          </table:table-cell>
          <table:table-cell table:style-name="ce11" office:value-type="string" calcext:value-type="string">
            <text:p><text:s/>-7.911194608993943</text:p>
          </table:table-cell>
          <table:table-cell table:style-name="ce5" table:number-columns-repeated="2"/>
          <table:table-cell table:style-name="ce13"/>
          <table:table-cell table:style-name="ce5" office:value-type="string" calcext:value-type="string">
            <text:p>[[https://digitarq.arquivos.pt/details?id=4424670 |{{https://abrilemviseu.pt/wip/icons/docu-svgrepo-com.svg|50}}]]</text:p>
          </table:table-cell>
          <table:table-cell table:style-name="ce5" office:value-type="string" calcext:value-type="string">
            <text:p>[[https://repositorio-aberto.up.pt/bitstream/10216/15275/2/84517.pdf |{{https://abrilemviseu.pt/wip/icons/artigo-svgrepo-com.svg|50}}]]</text:p>
          </table:table-cell>
          <table:table-cell table:number-columns-repeated="1013"/>
        </table:table-row>
        <table:table-row table:style-name="ro4">
          <table:table-cell table:style-name="ce3" office:value-type="string" calcext:value-type="string">
            <text:p>D&amp;R_e018</text:p>
          </table:table-cell>
          <table:table-cell table:style-name="ce10" office:value-type="string" calcext:value-type="string">
            <text:p>O RI14 e o Golpe das Caldas</text:p>
          </table:table-cell>
          <table:table-cell table:style-name="ce14" office:value-type="string" calcext:value-type="string">
            <text:p>A 9 de setembro de 1973, acontecia no Monte do Sobral, nas Alcáçovas, o primeiro encontro dos militares que viriam a constituir o Movimentos do Capitães, figuras primeiras do 25 de Abril de 74. De Viseu, juntaram-se à reunião quatro Capitães que prestavam serviço no Regimento de Infantaria 14. Estes mesmos Capitães tomariam o controlo do RI14 a 16 de Março de 1974, quando uma primeira tentativa de golpe se precipitou nas Caldas da Rainha.</text:p>
            <text:p>A tentativa de golpe não foi bem preparada e por isso mesmo, não terminou como esperado. Funcionou, no entanto, como um motivo e catalisador da adesão, quase geral, dos militares à mobilização de Abril que conduziria à queda do regime.</text:p>
            <text:p>Seguindo o relato de um dos participantes na intentona, 16 de Março foi um dia longo e tenso no RI14, que terminou com uma conversa não expectável com o Comandante do Regimento. Um pouco mais de um mês depois, o RI14 sairia de Viseu para tomar o seu lugar na história da Revolução.</text:p>
          </table:table-cell>
          <table:table-cell table:style-name="ce14"/>
          <table:table-cell table:style-name="ce10" office:value-type="string" calcext:value-type="string">
            <text:p>40.646278</text:p>
          </table:table-cell>
          <table:table-cell table:style-name="ce10" office:value-type="string" calcext:value-type="string">
            <text:p>-7.922966</text:p>
          </table:table-cell>
          <table:table-cell table:style-name="ce5" table:number-columns-repeated="2"/>
          <table:table-cell table:style-name="ce13" office:value-type="string" calcext:value-type="string">
            <text:p>[[https://www.50anos25abril.pt/capitaes-em-movimento |{{https://abrilemviseu.pt/wip/icons/browser-window-svgrepo-com.svg|50}}]]</text:p>
          </table:table-cell>
          <table:table-cell table:style-name="ce5"/>
          <table:table-cell table:style-name="ce12" office:value-type="string" calcext:value-type="string">
            <text:p>[[https://arquivo.projectopatrimonio.com/viseupedia/cromo_n16.html# |{{https://abrilemviseu.pt/wip/icons/artigo-svgrepo-com.svg|50}}]]</text:p>
          </table:table-cell>
          <table:table-cell table:number-columns-repeated="1013"/>
        </table:table-row>
        <table:table-row table:style-name="ro9">
          <table:table-cell table:style-name="ce3" office:value-type="string" calcext:value-type="string">
            <text:p>D&amp;R_e019</text:p>
          </table:table-cell>
          <table:table-cell table:style-name="ce10" office:value-type="string" calcext:value-type="string">
            <text:p>Trabalhadores dos comboios em Viseu, contra a exploração fascista!</text:p>
          </table:table-cell>
          <table:table-cell table:style-name="ce10" office:value-type="string" calcext:value-type="string">
            <text:p>Em 1947, ainda no rescaldo do pós-guerra, um pouco por todo o país se continuam a fazer sentir as lutas e contestações de trabalhadores por melhores salários, melhores condições de vida e de trabalho.</text:p>
            <text:p>Também em Viseu, nos dá conta o jornal AVANTE! da 1º quinzena de junho de 1947, na Companhia dos Caminhos de Ferro Portugueses, os trabalhadores mobilizaram uma representação para exigir revisão dos salários.</text:p>
            <text:p>A Companhia dos Caminhos de Ferro Portugueses detinha, desde esse mesmo ano, o monopólio de todas as linhas em Portugal, de bitola larga e estreita, num processo de centralização de todas as concessões de exploração ferroviária que se iniciara em 1945.</text:p>
          </table:table-cell>
          <table:table-cell table:style-name="ce10"/>
          <table:table-cell table:style-name="ce10" office:value-type="string" calcext:value-type="string">
            <text:p>40.665238391150126</text:p>
          </table:table-cell>
          <table:table-cell table:style-name="ce10" office:value-type="string" calcext:value-type="string">
            <text:p>-7.916096628336336</text:p>
          </table:table-cell>
          <table:table-cell table:style-name="ce5" table:number-columns-repeated="2"/>
          <table:table-cell table:style-name="ce12" office:value-type="string" calcext:value-type="string">
            <text:p>[[https://www.avante.pt/</text:p>
          </table:table-cell>
          <table:table-cell table:style-name="ce13"/>
          <table:table-cell table:style-name="ce5"/>
          <table:table-cell table:number-columns-repeated="1013"/>
        </table:table-row>
        <table:table-row table:style-name="ro15">
          <table:table-cell table:style-name="ce3" office:value-type="string" calcext:value-type="string">
            <text:p>D&amp;R_e020</text:p>
          </table:table-cell>
          <table:table-cell table:style-name="ce10" office:value-type="string" calcext:value-type="string">
            <text:p>Trabalhadores da Industria hoteleira com caderno reivindicativo em Viseu</text:p>
          </table:table-cell>
          <table:table-cell table:style-name="ce10" office:value-type="string" calcext:value-type="string">
            <text:p>Em maio de 1966, o jornal AVANTE! noticiava a intensificação de lutas de trabalhadores com paralisações, greves e apresentação de cadernos reivindicativos. Em Viseu, destacavam-se as reivindicações dos trabalhadores da industria hoteleira, através dos seus sindicatos: aumento dos salários, férias remuneradas, abono de família, utilização dos serviços de Providência para todo o pessoal, melhores condições de trabalho e um novo contrato coletivo de trabalho.</text:p>
          </table:table-cell>
          <table:table-cell table:style-name="ce10" office:value-type="string" calcext:value-type="string">
            <text:p>Não dispomos de uma localização mais precisa.</text:p>
          </table:table-cell>
          <table:table-cell table:style-name="ce11" office:value-type="string" calcext:value-type="string">
            <text:p>40.656514902668945,</text:p>
          </table:table-cell>
          <table:table-cell table:style-name="ce11" office:value-type="string" calcext:value-type="string">
            <text:p><text:s/>-7.919023881072563</text:p>
          </table:table-cell>
          <table:table-cell table:style-name="ce5" table:number-columns-repeated="2"/>
          <table:table-cell table:style-name="ce12" office:value-type="string" calcext:value-type="string">
            <text:p>[[https://www.avante.pt |{{https://abrilemviseu.pt/wip/icons/browser-window-svgrepo-com.svg|50}}]]</text:p>
          </table:table-cell>
          <table:table-cell table:style-name="ce5" table:number-columns-repeated="2"/>
          <table:table-cell table:number-columns-repeated="1013"/>
        </table:table-row>
        <table:table-row table:style-name="ro15">
          <table:table-cell table:style-name="ce3" office:value-type="string" calcext:value-type="string">
            <text:p>D&amp;R_e021</text:p>
          </table:table-cell>
          <table:table-cell table:style-name="ce10" office:value-type="string" calcext:value-type="string">
            <text:p>Democratas reunidos em Viseu no 5 de outubro de 1963</text:p>
          </table:table-cell>
          <table:table-cell table:style-name="ce10" office:value-type="string" calcext:value-type="string">
            <text:p>Durante o regime do Estado Novo, as celebrações do 5 de outubro, constituíram regularmente uma ocasião para manifestações democratas e demonstrações de força do regime. O jornal AVANTE! de dezembro de 1963, reporta um conjunto de iniciativas pelo país, muitas delas fortemente reprimidas. Em Viseu, teve lugar um jantar comemorativo em que participaram 120 democratas de quase todos os concelhos do distrito, onde se fez a defesa da unidade e organização de todos os anti-salazaristas.</text:p>
          </table:table-cell>
          <table:table-cell table:style-name="ce10" office:value-type="string" calcext:value-type="string">
            <text:p>Não dispomos de uma localização mais precisa.</text:p>
          </table:table-cell>
          <table:table-cell table:style-name="ce11" office:value-type="string" calcext:value-type="string">
            <text:p>40.6588599692514</text:p>
          </table:table-cell>
          <table:table-cell table:style-name="ce11" office:value-type="string" calcext:value-type="string">
            <text:p><text:s/>-7.911565215889016</text:p>
          </table:table-cell>
          <table:table-cell table:style-name="ce5" table:number-columns-repeated="2"/>
          <table:table-cell table:style-name="ce12" office:value-type="string" calcext:value-type="string">
            <text:p>[[https://www.avante.pt |{{https://abrilemviseu.pt/wip/icons/browser-window-svgrepo-com.svg|50}}]]</text:p>
          </table:table-cell>
          <table:table-cell table:style-name="ce5"/>
          <table:table-cell table:style-name="ce13"/>
          <table:table-cell table:number-columns-repeated="1013"/>
        </table:table-row>
        <table:table-row table:style-name="ro8">
          <table:table-cell table:style-name="ce3" office:value-type="string" calcext:value-type="string">
            <text:p>D&amp;R_e022</text:p>
          </table:table-cell>
          <table:table-cell table:style-name="ce10" office:value-type="string" calcext:value-type="string">
            <text:p>A crise académica de 1962, também em Viseu</text:p>
          </table:table-cell>
          <table:table-cell table:style-name="ce10" office:value-type="string" calcext:value-type="string">
            <text:p>O jornal AVANTE! de fevereiro de 1962 noticia a intensificação das ações de protesto de estudantes. A “luta nas escolas” é notícia em Coimbra, no Porto, em Lisboa e em Viseu. Em Viseu reporta-se a prisão de 5 alunos liceais que resultaram em protestos dos seus colegas e de estudantes universitários em Coimbra e Lisboa.</text:p>
            <text:p>1962 seria um dos momento de grande tensão entre estudantes e o regime ditatorial, despoletado em 1956 com o Decreto-Leiº 40 900, que impedia a livre expressão cultural e o associativismo livre dos estudantes. Ao decreto acresceria, em março de 1962, a proibição das comemorações do Dia do Estudante, o que viria agudizar as já difíceis relações entre o regime e os estudantes e abrir caminho para a Crise Académica de 1962.</text:p>
          </table:table-cell>
          <table:table-cell table:style-name="ce10" office:value-type="string" calcext:value-type="string">
            <text:p>Não dispomos de uma localização mais precisa.</text:p>
          </table:table-cell>
          <table:table-cell table:style-name="ce11" office:value-type="string" calcext:value-type="string">
            <text:p>40.65436718782983</text:p>
          </table:table-cell>
          <table:table-cell table:style-name="ce11" office:value-type="string" calcext:value-type="string">
            <text:p>-7.916894293012811</text:p>
          </table:table-cell>
          <table:table-cell table:style-name="ce5" table:number-columns-repeated="2"/>
          <table:table-cell table:style-name="ce13" office:value-type="string" calcext:value-type="string">
            <text:p>[[https://www.avante.pt/ |{{https://abrilemviseu.pt/wip/icons/browser-window-svgrepo-com.svg|50}}]]</text:p>
          </table:table-cell>
          <table:table-cell table:style-name="ce13"/>
          <table:table-cell table:style-name="ce5"/>
          <table:table-cell table:number-columns-repeated="1013"/>
        </table:table-row>
        <table:table-row table:style-name="ro16">
          <table:table-cell table:style-name="ce3" office:value-type="string" calcext:value-type="string">
            <text:p>D&amp;R_e023</text:p>
          </table:table-cell>
          <table:table-cell table:style-name="ce10" office:value-type="string" calcext:value-type="string">
            <text:p>Camponeses de Viseu recusam pagar taxas ao Grémio da Lavoura</text:p>
          </table:table-cell>
          <table:table-cell table:style-name="ce10" office:value-type="string" calcext:value-type="string">
            <text:p>Em abril de 1972, o jornal AVANTE! Noticia manifestações e levantamentos dos camponeses do concelho de Viseu contra o pagamento de taxas ao Grémio da Lavoura. Esta situação terá levado o Grémio da Lavoura de Viseu a apresentar processos contra camponeses no Tribunal do Trabalho, resultando na penhora de alfaias agrícolas e bens necessários ao trabalho da terra. Mantendo-se os camponeses irredutíveis na sua posição, a GNR procedeu à prisão de uma mulher, durante vários dias, apesar dos protestos dos restantes camponeses em luta.</text:p>
          </table:table-cell>
          <table:table-cell table:style-name="ce10" office:value-type="string" calcext:value-type="string">
            <text:p>Não dispomos de uma localização mais precisa.</text:p>
          </table:table-cell>
          <table:table-cell table:style-name="ce11" office:value-type="string" calcext:value-type="string">
            <text:p>40.6586663917328</text:p>
          </table:table-cell>
          <table:table-cell table:style-name="ce11" office:value-type="string" calcext:value-type="string">
            <text:p><text:s/>-7.911488663042407</text:p>
          </table:table-cell>
          <table:table-cell table:style-name="ce5" table:number-columns-repeated="2"/>
          <table:table-cell table:style-name="ce13"/>
          <table:table-cell table:style-name="ce5" table:number-columns-repeated="2"/>
          <table:table-cell table:number-columns-repeated="1013"/>
        </table:table-row>
        <table:table-row table:style-name="ro2">
          <table:table-cell table:style-name="ce3" office:value-type="string" calcext:value-type="string">
            <text:p>D&amp;R_e024</text:p>
          </table:table-cell>
          <table:table-cell table:style-name="ce10" office:value-type="string" calcext:value-type="string">
            <text:p>A tentativa de homenagem a um Republicano de Farminhão</text:p>
          </table:table-cell>
          <table:table-cell table:style-name="ce10" office:value-type="string" calcext:value-type="string">
            <text:p>No ano de 1947, uma tentativa de homenagem a António Amaral Leitão, republicano de Farminhão, terá sido impedida pelas forças do regime. Precipitados pelos mais recentes eventos que sugeriam a possibilidade de abertura do regime, alguns populares terão tentado descerrar uma placa em homenagem ao mais afamado republicano da freguesia.</text:p>
            <text:p>Conhecido como Capitão Leão, António Amaral Leitão, nascido em Farminhão em 1845, foi um dos mais ativos oficiais do levantamento republicano de 31 de janeiro de 1891. Esta seria a primeira tentativa de implantação da República em Portugal, ocorrida no Porto, na sequência da cedência de Portugal ao ultimato britânico de 1890. Falhada a tentativa de golpe republicano, o Capitão Leitão terá rumado a Farminhão para se refugiar, mas foi capturado no caminho, preso, julgado e degredado em Angola.</text:p>
            <text:p>A devida homenagem ao revolucionário republicano de Farminhão, teria de esperar até 1978.</text:p>
          </table:table-cell>
          <table:table-cell table:style-name="ce10"/>
          <table:table-cell table:style-name="ce10" office:value-type="string" calcext:value-type="string">
            <text:p>40.61055616815868</text:p>
          </table:table-cell>
          <table:table-cell table:style-name="ce10" office:value-type="string" calcext:value-type="string">
            <text:p>-8.0124689750304</text:p>
          </table:table-cell>
          <table:table-cell table:style-name="ce5" table:number-columns-repeated="2"/>
          <table:table-cell table:style-name="ce5" office:value-type="string" calcext:value-type="string">
            <text:p>[[https://pt.wikipedia.org/wiki/Ant%C3%B3nio_Amaral_Leit%C3%A3o|{{https://abrilemviseu.pt/wip/icons/browser-window-svgrepo-com.svg|50}}]]</text:p>
          </table:table-cell>
          <table:table-cell table:style-name="ce13" office:value-type="string" calcext:value-type="string">
            <text:p>[[https://issuu.com/jorgeammarques2017/docs/jorge_adolfo_meneses_marques_jornal [p.63]|{{https://abrilemviseu.pt/wip/icons/docu-svgrepo-com.svg|50}}]]</text:p>
          </table:table-cell>
          <table:table-cell table:style-name="ce5"/>
          <table:table-cell table:number-columns-repeated="1013"/>
        </table:table-row>
        <table:table-row table:style-name="ro4">
          <table:table-cell table:style-name="ce3" office:value-type="string" calcext:value-type="string">
            <text:p>D&amp;R_e025</text:p>
          </table:table-cell>
          <table:table-cell table:style-name="ce10" office:value-type="string" calcext:value-type="string">
            <text:p>O MUD Juvenil tenta organizar-se em Viseu</text:p>
          </table:table-cell>
          <table:table-cell table:style-name="ce10" office:value-type="string" calcext:value-type="string">
            <text:p>A 14 de novembro de 1945, a Comissão de Censura cortava, da edição daquele dia do jornal República, uma notícia referente a acontecimentos dois dias antes em Viseu. Segundo a notícia, a Escola Comercial e Industrial teria sido encerrada em resultado de incidentes na noite de 12 de novembro, em que tomaram parte alunos daquele estabelecimento de ensino.</text:p>
            <text:p>Os incidentes da notícia, respeitavam a uma manifestação de protesto contra a proibição da reunião do Movimento de Unidade Democrática Juvenil, que se pretendia organizar nesse dia em Viseu. A reunião, promovida por membros do MUDJ liderados por Salgado Zenha, teria como objetivo organizar, legalmente, uma comissão juvenil do MUD na cidade.</text:p>
            <text:p>Na sequência da proibição, um grupo de estudantes da Escola Comercial e Industrial terá desfilado, cantando a Portuguesa e dando vivas à República e à Liberdade. Dispersa à força de coronhada e a tiro, a manifestação terminou com o cerco e encerramento da Escola Comercial e Industrial e a prisão de sete manifestantes.</text:p>
          </table:table-cell>
          <table:table-cell table:style-name="ce10"/>
          <table:table-cell table:style-name="ce10" office:value-type="string" calcext:value-type="string">
            <text:p>40.66075202510866</text:p>
          </table:table-cell>
          <table:table-cell table:style-name="ce10" office:value-type="string" calcext:value-type="string">
            <text:p>-7.907573763513373</text:p>
          </table:table-cell>
          <table:table-cell table:style-name="ce5" table:number-columns-repeated="2"/>
          <table:table-cell table:style-name="ce5" office:value-type="string" calcext:value-type="string">
            <text:p>[[https://www.museudoaljube.pt/2023/07/28/mud-juvenil/ |{{https://abrilemviseu.pt/wip/icons/browser-window-svgrepo-com.svg|50}}]]</text:p>
          </table:table-cell>
          <table:table-cell table:style-name="ce5" office:value-type="string" calcext:value-type="string">
            <text:p>[[http://casacomum.org/cc/visualizador?pasta=04528.129#!1 |{{https://abrilemviseu.pt/wip/icons/docu-svgrepo-com.svg|50}}]]</text:p>
          </table:table-cell>
          <table:table-cell table:style-name="ce5"/>
          <table:table-cell table:number-columns-repeated="1013"/>
        </table:table-row>
        <table:table-row table:style-name="ro12">
          <table:table-cell table:style-name="ce3" office:value-type="string" calcext:value-type="string">
            <text:p>D&amp;R_e026</text:p>
          </table:table-cell>
          <table:table-cell table:style-name="ce10" office:value-type="string" calcext:value-type="string">
            <text:p>Núcleo «Liberdade» de Viseu convida Abel Salazar para uma conferência</text:p>
          </table:table-cell>
          <table:table-cell table:style-name="ce10" office:value-type="string" calcext:value-type="string">
            <text:p>António Lobão Vital foi um ativo antifascista, perseguido pelo regime desde 1930 por ter participado nas lutas e greves académicas. Seria preso pela primeira vez em 1935 por “fazer propaganda comunista”. </text:p>
            <text:p>Na sua passagem por Viseu, escreve a outro importante opositor do regime: Abel Salazar, médico, professor e investigador da Universidade do Porto, afastado da academia em 1935.</text:p>
            <text:p>No tempo em que o regime tudo vigiava e regulava, o pedido para a realização de uma conferência em Viseu refere, igualmente, a necessidade de identificação do tema para que se possa “participar às autoridades”.</text:p>
            <text:p/>
          </table:table-cell>
          <table:table-cell table:style-name="ce10" office:value-type="string" calcext:value-type="string">
            <text:p>Não dispomos de uma localização mais precisa.</text:p>
          </table:table-cell>
          <table:table-cell table:style-name="ce11" office:value-type="string" calcext:value-type="string">
            <text:p>40.642391877164115</text:p>
          </table:table-cell>
          <table:table-cell table:style-name="ce11" office:value-type="string" calcext:value-type="string">
            <text:p>-7.899963915167784</text:p>
          </table:table-cell>
          <table:table-cell table:style-name="ce5" table:number-columns-repeated="2"/>
          <table:table-cell table:style-name="ce13" office:value-type="string" calcext:value-type="string">
            <text:p>[[https://pt.wikipedia.org/wiki/Abel_Salazar |{{https://abrilemviseu.pt/wip/icons/browser-window-svgrepo-com.svg|50}}]]</text:p>
          </table:table-cell>
          <table:table-cell table:style-name="ce13" office:value-type="string" calcext:value-type="string">
            <text:p>[[http://casacomum.org/cc/visualizador?pasta=05404.112#!1 |{{https://abrilemviseu.pt/wip/icons/docu-svgrepo-com.svg|50}}]]</text:p>
          </table:table-cell>
          <table:table-cell table:style-name="ce13" office:value-type="string" calcext:value-type="string">
            <text:p>[[https://sigarra.up.pt/up/pt/web_base.gera_pagina?p_pagina=antigos%20estudantes%20ilustres%20da%20u.porto%20-%20ant%c3%b3nio%20lob%c3%a3o%20vital |{{https://abrilemviseu.pt/wip/icons/artigo-svgrepo-com.svg|50}}]]</text:p>
          </table:table-cell>
          <table:table-cell table:number-columns-repeated="1013"/>
        </table:table-row>
        <table:table-row table:style-name="ro7">
          <table:table-cell table:style-name="ce3" office:value-type="string" calcext:value-type="string">
            <text:p>D&amp;R_e027</text:p>
          </table:table-cell>
          <table:table-cell table:style-name="ce10" office:value-type="string" calcext:value-type="string">
            <text:p>Republicanos impedem passagem de Nacionais-Sindicalistas</text:p>
          </table:table-cell>
          <table:table-cell table:style-name="ce10" office:value-type="string" calcext:value-type="string">
            <text:p>Em julho de 1933, Abel Ribeiro Marques Pinto, exilado em Espanha com três amigos, escreve uma missiva a Bernardino Machado, pedindo ajuda financeira. Abel e outros camaradas teriam fugido para Espanha depois de em 2 de maio de 33 tentarem impedir, em Santa Comba Dão, a passagem do Movimento Nacional Sindicalista para uma manifestação em Coimbra. Onze dos camaradas teriam sido presos em Viseu.</text:p>
            <text:p>Abel queixa-se de falta de dinheiro para se manterem em Espanha, da impossibilidade de arranjarem trabalho e da incapacidade das suas famílias pobres em ajuda-los. Relembra o exílio do seu pai em Espanha em 1928, aquando da Revolta de Pinhel/ do Castelo. Fala em exilar-se no Brasil.</text:p>
          </table:table-cell>
          <table:table-cell table:style-name="ce10" office:value-type="string" calcext:value-type="string">
            <text:p>Não dispomos de uma localização mais precisa.</text:p>
          </table:table-cell>
          <table:table-cell table:style-name="ce11" office:value-type="string" calcext:value-type="string">
            <text:p>40.6584921714858</text:p>
          </table:table-cell>
          <table:table-cell table:style-name="ce11" office:value-type="string" calcext:value-type="string">
            <text:p><text:s/>-7.910621064114184</text:p>
          </table:table-cell>
          <table:table-cell table:style-name="ce5" table:number-columns-repeated="2"/>
          <table:table-cell table:style-name="ce12" office:value-type="string" calcext:value-type="string">
            <text:p>[[https://pt.wikipedia.org/wiki/Movimento_Nacional-Sindicalista |{{https://abrilemviseu.pt/wip/icons/browser-window-svgrepo-com.svg|50}}]]</text:p>
          </table:table-cell>
          <table:table-cell table:style-name="ce13" office:value-type="string" calcext:value-type="string">
            <text:p>[[http://casacomum.org/cc/visualizador?pasta=07000.121#!1 |{{https://abrilemviseu.pt/wip/icons/docu-svgrepo-com.svg|50}}]]</text:p>
          </table:table-cell>
          <table:table-cell table:style-name="ce5"/>
          <table:table-cell table:number-columns-repeated="1013"/>
        </table:table-row>
        <table:table-row table:style-name="ro7">
          <table:table-cell table:style-name="ce3" office:value-type="string" calcext:value-type="string">
            <text:p>D&amp;R_e028</text:p>
          </table:table-cell>
          <table:table-cell table:style-name="ce10" office:value-type="string" calcext:value-type="string">
            <text:p>Apreensão de livros censurados</text:p>
          </table:table-cell>
          <table:table-cell table:style-name="ce10" office:value-type="string" calcext:value-type="string">
            <text:p>Em março de 1968, na Livraria Central, em Viseu, eram apreendido dois exemplares da peça de teatro Os Mortos Chegam Mais Tarde, de Rogério de Freitas.</text:p>
            <text:p>Desde 1933, e por decreto, o regime sujeitava à censura todas as publicações que versassem “assuntos de carácter político ou social”. Os livros eram alvo de diversas formas de censura, podendo ser apreendidos ainda nas tipografias ou depois de editados, já nas livrarias.</text:p>
          </table:table-cell>
          <table:table-cell table:style-name="ce10"/>
          <table:table-cell table:style-name="ce10" office:value-type="string" calcext:value-type="string">
            <text:p>40.657381</text:p>
          </table:table-cell>
          <table:table-cell table:style-name="ce10" office:value-type="string" calcext:value-type="string">
            <text:p><text:s/>-7.911825</text:p>
          </table:table-cell>
          <table:table-cell table:style-name="ce5" table:number-columns-repeated="2"/>
          <table:table-cell table:style-name="ce12" office:value-type="string" calcext:value-type="string">
            <text:p>[[https://app.parlamento.pt/comunicar/Artigo.aspx?ID=1283 |{{https://abrilemviseu.pt/wip/icons/browser-window-svgrepo-com.svg|50}}]]</text:p>
          </table:table-cell>
          <table:table-cell table:style-name="ce12" office:value-type="string" calcext:value-type="string">
            <text:p>[[http://casacomum.org/cc/visualizador?pasta=02968.035.010 |{{https://abrilemviseu.pt/wip/icons/docu-svgrepo-com.svg|50}}]]</text:p>
          </table:table-cell>
          <table:table-cell table:style-name="ce5"/>
          <table:table-cell table:number-columns-repeated="1013"/>
        </table:table-row>
        <table:table-row table:style-name="ro14">
          <table:table-cell table:style-name="ce3" office:value-type="string" calcext:value-type="string">
            <text:p>D&amp;R_e029</text:p>
          </table:table-cell>
          <table:table-cell table:style-name="ce10" office:value-type="string" calcext:value-type="string">
            <text:p>Em defesa dos baldios em Vasconha</text:p>
          </table:table-cell>
          <table:table-cell table:style-name="ce10" office:value-type="string" calcext:value-type="string">
            <text:p>Em abril de 1945, armados de espingardas, forquilhas e roçadoras, moradores de Vasconha, liderados pelo presidente da Junta e pelo Regedor, tocam o sino a rebate e dirigem-se ao Monte da Rocha na Serra da Penoita. Cercam os 40 jornaleiros que semeavam pinheiro e o guarda florestal e impedem-nos de continuar a florestação daquele pedaço de terra baldio. Mais tarde, o chefe da Circunscrição Florestal sugere que os participantes no levantamento sejam “severamente castigado”, alegando que “o perímetro da Penoita é aquele em que a gente é de pior índole e se nos tem mostrado mais hostil”.</text:p>
            <text:p>Entre os anos 30 e 60, o regime implementou um programa de florestação de terrenos não cultivados, parte substancial coincidente com terrenos baldios, herança ancestral das comunidades. No distrito de Viseu, cerca de 72 mil hectares de terreno foram considerado neste processo. Para o regime, florestar significava produção de madeira e da industria transformadora. Para as comunidades locais os baldios tinham um papel fundamental no seu quotidiano, era aí que semeavam alguma colheita de subsistência, pastavam o gado, recolhiam lenha, mato e água. Neste longo processo, a florestação foi uma arma de afirmação do poder do regime contra as populações rurais e a organização coletiva comunitária.</text:p>
          </table:table-cell>
          <table:table-cell table:style-name="ce10"/>
          <table:table-cell table:style-name="ce10" office:value-type="string" calcext:value-type="string">
            <text:p>40.675685</text:p>
          </table:table-cell>
          <table:table-cell table:style-name="ce10" office:value-type="string" calcext:value-type="string">
            <text:p>-8.065903</text:p>
          </table:table-cell>
          <table:table-cell table:style-name="ce5" table:number-columns-repeated="2"/>
          <table:table-cell table:style-name="ce12" office:value-type="string" calcext:value-type="string">
            <text:p>[[https://pt.wikipedia.org/wiki/Baldio |{{https://abrilemviseu.pt/wip/icons/browser-window-svgrepo-com.svg|50}}]]</text:p>
          </table:table-cell>
          <table:table-cell table:style-name="ce5"/>
          <table:table-cell table:style-name="ce12" office:value-type="string" calcext:value-type="string">
            <text:p>[[https://www.researchgate.net/publication/329127461_Os_Baldios_da_Discordia_As_Comunidades_Locais_e_o_Estado |{{https://abrilemviseu.pt/wip/icons/artigo-svgrepo-com.svg|50}}]]</text:p>
          </table:table-cell>
          <table:table-cell table:number-columns-repeated="1013"/>
        </table:table-row>
        <table:table-row table:style-name="ro11">
          <table:table-cell table:style-name="ce3" office:value-type="string" calcext:value-type="string">
            <text:p>D&amp;R_e030</text:p>
          </table:table-cell>
          <table:table-cell table:style-name="ce10" office:value-type="string" calcext:value-type="string">
            <text:p>Revolução da Mata de Santo André</text:p>
          </table:table-cell>
          <table:table-cell table:style-name="ce10" office:value-type="string" calcext:value-type="string">
            <text:p>Em janeiro de 1964, o povo de Vila Cova de Caria, em Moimenta da Beira, foi preso pela GNR e levado a tribunal por defender uma mata, terreno baldio de sete hectares registado em nome da diocese, mas que a Junta de Freguesia reivindicava. Ao todo foram detidos para interrogatório 40 pessoas e 21 destas foram levadas para o posto da GNR. A contestação ficou conhecida como a “Revolução da Mata do Santo André”. Os acontecimentos, lembra quem os viveu, foram caóticos, mas de orgulho. De um lado, os elementos da GNR, do outro os homens da terra com machados às costas.</text:p>
            <text:p>No fim, ninguém do povo foi condenado, nem mesmo os que foram dados como ‘cabecilhas’ da sublevação. A sentença da absolvição foi ditada pelo então juiz de Moimenta José Marques Vidal.</text:p>
            <text:p>Mas durante o interrogatório conduzido pelo delegado do Procurador da República (não pelo juiz), conta uma testemunha viva que cinco dos homens detidos “passaram a noite presos com luzes viradas para os olhos e com o delegado a pedir-lhes que dissessem, a todo o custo, que a mata pertencia à Junta de Freguesia”. A verdade, é que nenhum cedeu à pressão.</text:p>
            <text:p>O feito e a resistência do povo foram contados em rima: “Vila Cova cantai vitória / que a jornada foi triunfal / para glória da nossa história / menos de quem nos quer mal”.</text:p>
          </table:table-cell>
          <table:table-cell table:style-name="ce10"/>
          <table:table-cell table:style-name="ce10" office:value-type="string" calcext:value-type="string">
            <text:p>40.923650069619065</text:p>
          </table:table-cell>
          <table:table-cell table:style-name="ce10" office:value-type="string" calcext:value-type="string">
            <text:p>-7.603662816474477</text:p>
          </table:table-cell>
          <table:table-cell table:style-name="ce5" table:number-columns-repeated="2"/>
          <table:table-cell table:style-name="ce12" office:value-type="string" calcext:value-type="string">
            <text:p>[[https://pt.wikipedia.org/wiki/Baldio |{{https://abrilemviseu.pt/wip/icons/browser-window-svgrepo-com.svg|50}}]]</text:p>
          </table:table-cell>
          <table:table-cell table:style-name="ce13"/>
          <table:table-cell table:style-name="ce5"/>
          <table:table-cell table:number-columns-repeated="1013"/>
        </table:table-row>
        <table:table-row table:style-name="ro8">
          <table:table-cell table:style-name="ce3" office:value-type="string" calcext:value-type="string">
            <text:p>D&amp;R_e031</text:p>
          </table:table-cell>
          <table:table-cell table:style-name="ce10" office:value-type="string" calcext:value-type="string">
            <text:p>Comemorações da Batalha de La Lys em 1946</text:p>
          </table:table-cell>
          <table:table-cell table:style-name="ce10" office:value-type="string" calcext:value-type="string">
            <text:p>A edição de maio de 1946 do jornal AVANTE! noticia comemorações do aniversário da Batalha de La Lys, em vários pontos do país. Em Viseu, uma manifestação terá sido dispersa pela polícia.</text:p>
            <text:p>A Batalha de La Lys teve lugar entre 7 e 9 de abril de 1918, na região da Flandres. Esta ofensiva alemã resultaria no mais sangrento episódio da participação portuguesa na 1º Grande Guerra. No entanto, a batalha e a prestação do Corpo Expedicionário Português ,foram comemoradas pela Republica como exemplo máximo da coragem e bravura dos soldados portugueses. Durante a ditadura do Estado Novo, a efeméride foi muitas vezes assinalada pelos opositores do regime, constituindo uma ocasião para rememorar e comemorar o anterior regime republicano.</text:p>
          </table:table-cell>
          <table:table-cell table:style-name="ce10" office:value-type="string" calcext:value-type="string">
            <text:p>Não dispomos de uma localização mais precisa.</text:p>
          </table:table-cell>
          <table:table-cell table:style-name="ce11" office:value-type="string" calcext:value-type="string">
            <text:p>40.66064944807452</text:p>
          </table:table-cell>
          <table:table-cell table:style-name="ce11" office:value-type="string" calcext:value-type="string">
            <text:p><text:s/>-7.908625879148393</text:p>
          </table:table-cell>
          <table:table-cell table:style-name="ce5" table:number-columns-repeated="2"/>
          <table:table-cell table:style-name="ce12" office:value-type="string" calcext:value-type="string">
            <text:p>[[https://cdi.upp.pt/cgi-bin/cronologia.py?ano=1946 |{{https://abrilemviseu.pt/wip/icons/browser-window-svgrepo-com.svg|50}}]]</text:p>
          </table:table-cell>
          <table:table-cell table:style-name="ce12" office:value-type="string" calcext:value-type="string">
            <text:p>[[https://www.avante.pt/|{{https://abrilemviseu.pt/wip/icons/docu-svgrepo-com.svg|50}}]]</text:p>
          </table:table-cell>
          <table:table-cell table:style-name="ce5"/>
          <table:table-cell table:number-columns-repeated="1013"/>
        </table:table-row>
        <table:table-row table:style-name="ro17">
          <table:table-cell table:style-name="ce15"/>
          <table:table-cell table:style-name="ce16" table:number-columns-repeated="3"/>
          <table:table-cell table:style-name="ce17" table:number-columns-repeated="2"/>
          <table:table-cell table:style-name="ce18" table:number-columns-repeated="3"/>
          <table:table-cell table:style-name="ce19"/>
          <table:table-cell table:style-name="ce18"/>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table-cell table:style-name="ce8" table:number-columns-repeated="2"/>
          <table:table-cell table:style-name="ce6"/>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8"/>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number-rows-repeated="4">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8"/>
          <table:table-cell table:style-name="ce6"/>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3"/>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number-columns-repeated="5"/>
          <table:table-cell table:style-name="ce5" table:number-columns-repeated="5"/>
          <table:table-cell table:number-columns-repeated="1013"/>
        </table:table-row>
        <table:table-row table:style-name="ro17" table:number-rows-repeated="1048526">
          <table:table-cell table:number-columns-repeated="1024"/>
        </table:table-row>
        <table:table-row table:style-name="ro17">
          <table:table-cell table:number-columns-repeated="1024"/>
        </table:table-row>
      </table:table>
      <table:table table:name="Rev_pessoas" table:style-name="ta1">
        <table:table-column table:style-name="co1" table:default-cell-style-name="ce2"/>
        <table:table-column table:style-name="co15" table:default-cell-style-name="ce2"/>
        <table:table-column table:style-name="co3" table:default-cell-style-name="ce2"/>
        <table:table-column table:style-name="co5"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2" table:number-columns-repeated="2" table:default-cell-style-name="ce2"/>
        <table:table-column table:style-name="co8" table:number-columns-repeated="1012" table:default-cell-style-name="ce2"/>
        <table:table-column table:style-name="co9" table:default-cell-style-name="ce2"/>
        <table:table-row table:style-name="ro1">
          <table:table-cell office:value-type="string" calcext:value-type="string">
            <text:p>codigo</text:p>
          </table:table-cell>
          <table:table-cell office:value-type="string" calcext:value-type="string">
            <text:p>name</text:p>
          </table:table-cell>
          <table:table-cell office:value-type="string" calcext:value-type="string">
            <text:p>description</text:p>
          </table:table-cell>
          <table:table-cell office:value-type="string" calcext:value-type="string">
            <text:p>nota</text:p>
          </table:table-cell>
          <table:table-cell office:value-type="string" calcext:value-type="string">
            <text:p>lat</text:p>
          </table:table-cell>
          <table:table-cell office:value-type="string" calcext:value-type="string">
            <text:p>lon</text:p>
          </table:table-cell>
          <table:table-cell office:value-type="string" calcext:value-type="string">
            <text:p>imagem</text:p>
          </table:table-cell>
          <table:table-cell office:value-type="string" calcext:value-type="string">
            <text:p>video</text:p>
          </table:table-cell>
          <table:table-cell office:value-type="string" calcext:value-type="string">
            <text:p>web</text:p>
          </table:table-cell>
          <table:table-cell office:value-type="string" calcext:value-type="string">
            <text:p>documento</text:p>
          </table:table-cell>
          <table:table-cell office:value-type="string" calcext:value-type="string">
            <text:p>artigo</text:p>
          </table:table-cell>
          <table:table-cell office:value-type="string" calcext:value-type="string">
            <text:p>streetview</text:p>
          </table:table-cell>
          <table:table-cell table:number-columns-repeated="1012"/>
        </table:table-row>
        <table:table-row table:style-name="ro12">
          <table:table-cell table:style-name="ce3" office:value-type="string" calcext:value-type="string">
            <text:p>Rev_p001</text:p>
          </table:table-cell>
          <table:table-cell table:style-name="ce10" office:value-type="string" calcext:value-type="string">
            <text:p>Diamantino Gertrudes da Silva (1943-2018)</text:p>
          </table:table-cell>
          <table:table-cell table:style-name="ce20" office:value-type="string" calcext:value-type="string">
            <text:p>Diamantino Gertrudes da Silva nasceu na freguesia de Alvite, no concelho de Moimenta da Beira, a 20 de fevereiro de 1943, e faleceu em Viseu, com 75 anos, a 10 de outubro de 2018.</text:p>
            <text:p>Foi um dos capitães de abril, integrante do Movimento das Forças Armadas, onde comandou as tropas que saíram de Viseu para a capital, com as companhias de Aveiro e da Figueira da Foz. Nesse movimento teve a seu cargo o controlo do forte em Peniche, que, na época, era uma prisão com presos políticos.</text:p>
            <text:p>Em 1963, Gertrudes da Silva entrou na Academia Militar e seguiu a carreira de Oficial do Exército na Arma de Infantaria. Na Guerra Colonial, desempenhou duas comissões, a primeira em Angola e a segunda na Guiné.</text:p>
            <text:p>Após a Revolução de Abril, em 1980, licenciou-se em História na Faculdade de Letras da Universidade de Coimbra, com o objetivo de obter recursos que o ajudassem a compreender melhor a evolução histórica.</text:p>
            <text:p>A sua determinação e esforço foi reconhecida através de várias condecorações de âmbito militar. Foi também distinguido com a Grã-Cruz da Ordem da Liberdade pela sua participação no movimento do 25 de abril de 1974.</text:p>
            <text:p>Gertrudes da Silva escreveu também vários livros, sendo que publicou uma trilogia inspirada nas suas vivências da Guerra Colonial (“Deus, Pátria e... A Vida”, 2003; “A Pátria ou a Vida”, 2004) e da Revolução dos Cravos (“Quatro Estações em Abril”, 2007). Anos mais tarde, publicou uma obra de escrita aquiliana com sagas familiares na freguesia de Alvite durante período do Estado Novo (“Tempos sem remissão”, 2011).</text:p>
          </table:table-cell>
          <table:table-cell table:style-name="ce20"/>
          <table:table-cell table:style-name="ce20" office:value-type="string" calcext:value-type="string">
            <text:p>40.978269</text:p>
          </table:table-cell>
          <table:table-cell table:style-name="ce20" office:value-type="string" calcext:value-type="string">
            <text:p>-7.711008</text:p>
          </table:table-cell>
          <table:table-cell table:style-name="ce5"/>
          <table:table-cell table:style-name="ce8" office:value-type="string" calcext:value-type="string">
            <text:p>[[https://www.youtube.com/watch?v=sljiJai4ioY |{{https://abrilemviseu.pt/wip/icons/movie-material-4-svgrepo-com.svg|50}}]]</text:p>
          </table:table-cell>
          <table:table-cell table:style-name="ce6" office:value-type="string" calcext:value-type="string">
            <text:p>[[https://www.jornaldocentro.pt/noticias/diario/capitao-de-abril-homenageado-na-sua-terra-natal-em-moimenta-da-beira|{{https://abrilemviseu.pt/wip/icons/browser-window-svgrepo-com.svg|50}}]]</text:p>
          </table:table-cell>
          <table:table-cell table:style-name="ce5"/>
          <table:table-cell table:style-name="ce13"/>
          <table:table-cell table:number-columns-repeated="1013"/>
        </table:table-row>
        <table:table-row table:style-name="ro4">
          <table:table-cell table:style-name="ce3" office:value-type="string" calcext:value-type="string">
            <text:p>Rev_p002</text:p>
          </table:table-cell>
          <table:table-cell table:style-name="ce23" office:value-type="string" calcext:value-type="string">
            <text:p>Arnaldo Carvalhais da Silveira Costeira (1946-2021)</text:p>
          </table:table-cell>
          <table:table-cell table:style-name="ce24" office:value-type="string" calcext:value-type="string">
            <text:p>Arnaldo Carvalhais da Silveira Costeira, Capitão de Abril, nasceu em Lamego a 20 de abril de 1946.Coronel do Exército Português na reforma, contribuiu para a revolução dos cravos aos comandos de uma força militar que saiu na madrugada de 25 de Abril de 1974, do Regimento de Infantaria (RI) 14 de Viseu. Foi um dos cinco capitães da unidade que lideraram a revolução a partir da cidade viseense.</text:p>
            <text:p>Da sua participação nesse momento marcante da história recente de Portugal, escreveu e publicou o livro “Eu, Capitão de Abril me confesso” onde deixou perpetuada a descrição dos acontecimentos que antecederam o movimento dos capitães, todos os detalhes das operações no terreno e importantes testemunhos dos meses que se seguiram ao derrube do regime. Foi ainda Comandante do Regimento de Infantaria 14 de 1993 a 1996.</text:p>
            <text:p>Arnaldo Costeira foi condecorado com a Ordem da Liberdade – grau de Grande-Oficial, destacando, na altura Marcelo Rebelo de Sousa, que esta era “uma justiça ainda não cabalmente prestada” aos capitães de abril.</text:p>
          </table:table-cell>
          <table:table-cell table:style-name="ce24" office:value-type="string" calcext:value-type="string">
            <text:p>Não dispomos de uma localização mais precisa.</text:p>
          </table:table-cell>
          <table:table-cell table:style-name="ce25" office:value-type="string" calcext:value-type="string">
            <text:p>41.10106595328468</text:p>
          </table:table-cell>
          <table:table-cell table:style-name="ce25" office:value-type="string" calcext:value-type="string">
            <text:p><text:s/>-7.8101125130767315</text:p>
          </table:table-cell>
          <table:table-cell table:style-name="ce5" table:number-columns-repeated="2"/>
          <table:table-cell table:style-name="ce26" office:value-type="string" calcext:value-type="string">
            <text:p>[[https://www.ruadireita.pt/ultima-hora/falecimento-do-coronel-arnaldo-costeira-1946-8-maio-2021-35960.html|{{https://abrilemviseu.pt/wip/icons/browser-window-svgrepo-com.svg|50}}]]</text:p>
          </table:table-cell>
          <table:table-cell table:style-name="ce5"/>
          <table:table-cell table:style-name="ce13"/>
          <table:table-cell table:number-columns-repeated="1013"/>
        </table:table-row>
        <table:table-row table:style-name="ro18">
          <table:table-cell table:style-name="ce3" office:value-type="string" calcext:value-type="string">
            <text:p>Rev_p003</text:p>
          </table:table-cell>
          <table:table-cell table:style-name="ce23" office:value-type="string" calcext:value-type="string">
            <text:p>António Dinis Delgado Fonseca</text:p>
          </table:table-cell>
          <table:table-cell table:style-name="ce24" office:value-type="string" calcext:value-type="string">
            <text:p>Coronel de Artilharia, António Dinis Delgado Fonseca, nasceu em 1940 na freguesia de Vila Garcia, concelho de Trancoso. Formado na Arma de Artilharia em 1962 pela Academia Militar, tirou o curso de “Ranger´s” em 1964 na Escola Prática de Infantaria dos Estados Unidos da América e em 1979 licenciou-se em Ciências Sociais e Políticas pela Universidade Técnica de Lisboa.</text:p>
            <text:p>Foi instrutor, comandante de Companhia e director de instrução ao longo de nove cursos de Operações Especiais no Centro de Instrução de Operações Especiais (CIOE) de Lamego. Fez uma comissão de serviço em Timor e duas outras em Angola, sempre em zonas operacionais.</text:p>
            <text:p>Regressado de Angola em Janeiro de 1974, na sequência do movimento militar de 16 de Março, foi novamente colocado na sua unidade de Lamego para dar continuidade à Instrução do curso de Operações especiais ( RANGERS ).</text:p>
            <text:p>Em 24 de Abril de 1974, dando cumprimento à Ordem de Operações do MFA, tomou o comando do CIOE e marchou durante a noite com uma Companhia de Comandos reforçada para a cidade do Porto, onde aquela força teve papel importante no controle militar da cidade e nas operações do 25 de Abril.</text:p>
            <text:p>Acompanhou todas as operações e decisões do MFA, quer militares quer políticas, até à instalação completa do novo regime democrático saído da Assembleia Constituinte.</text:p>
          </table:table-cell>
          <table:table-cell table:style-name="ce24" office:value-type="string" calcext:value-type="string">
            <text:p>Não dispomos de uma localização mais precisa.</text:p>
          </table:table-cell>
          <table:table-cell table:style-name="ce25" office:value-type="string" calcext:value-type="string">
            <text:p>41.0939938728353</text:p>
          </table:table-cell>
          <table:table-cell table:style-name="ce25" office:value-type="string" calcext:value-type="string">
            <text:p>-7.806610834918863</text:p>
          </table:table-cell>
          <table:table-cell table:style-name="ce5" table:number-columns-repeated="2"/>
          <table:table-cell table:style-name="ce8" office:value-type="string" calcext:value-type="string">
            <text:p>[[https://a25abril.pt/timeline/centro-de-instrucao-de-operacoes-especiais-cioe-lamego/|{{https://abrilemviseu.pt/wip/icons/browser-window-svgrepo-com.svg|50}}]]</text:p>
          </table:table-cell>
          <table:table-cell table:style-name="ce13"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number-columns-repeated="2"/>
          <table:table-cell table:number-columns-repeated="1013"/>
        </table:table-row>
        <table:table-row table:style-name="ro17">
          <table:table-cell table:style-name="ce3"/>
          <table:table-cell table:style-name="ce11"/>
          <table:table-cell table:style-name="ce10" table:number-columns-repeated="4"/>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table-cell table:style-name="ce1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3"/>
          <table:table-cell table:style-name="ce5"/>
          <table:table-cell table:style-name="ce12"/>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table-cell table:style-name="ce1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number-columns-repeated="2"/>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number-columns-repeated="5"/>
          <table:table-cell table:style-name="ce5" table:number-columns-repeated="3"/>
          <table:table-cell table:style-name="ce13"/>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number-columns-repeated="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number-columns-repeated="2"/>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table-cell table:style-name="ce5"/>
          <table:table-cell table:style-name="ce12"/>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number-columns-repeated="2"/>
          <table:table-cell table:style-name="ce5"/>
          <table:table-cell table:number-columns-repeated="1013"/>
        </table:table-row>
        <table:table-row table:style-name="ro17">
          <table:table-cell table:style-name="ce15"/>
          <table:table-cell table:style-name="ce16" table:number-columns-repeated="3"/>
          <table:table-cell table:style-name="ce17" table:number-columns-repeated="2"/>
          <table:table-cell table:style-name="ce18" table:number-columns-repeated="3"/>
          <table:table-cell table:style-name="ce19"/>
          <table:table-cell table:style-name="ce18"/>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table-cell table:style-name="ce8" table:number-columns-repeated="2"/>
          <table:table-cell table:style-name="ce6"/>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8"/>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number-rows-repeated="4">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8"/>
          <table:table-cell table:style-name="ce6"/>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3"/>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number-columns-repeated="5"/>
          <table:table-cell table:style-name="ce5" table:number-columns-repeated="5"/>
          <table:table-cell table:number-columns-repeated="1013"/>
        </table:table-row>
        <table:table-row table:style-name="ro17" table:number-rows-repeated="1048536">
          <table:table-cell table:number-columns-repeated="1024"/>
        </table:table-row>
        <table:table-row table:style-name="ro17">
          <table:table-cell table:number-columns-repeated="1024"/>
        </table:table-row>
      </table:table>
      <table:table table:name="Rev_eventos" table:style-name="ta1">
        <table:table-column table:style-name="co1" table:default-cell-style-name="ce2"/>
        <table:table-column table:style-name="co2" table:default-cell-style-name="ce2"/>
        <table:table-column table:style-name="co16" table:default-cell-style-name="ce2"/>
        <table:table-column table:style-name="co5"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2" table:number-columns-repeated="2" table:default-cell-style-name="ce2"/>
        <table:table-column table:style-name="co8" table:number-columns-repeated="1012" table:default-cell-style-name="ce2"/>
        <table:table-column table:style-name="co9" table:default-cell-style-name="ce2"/>
        <table:table-row table:style-name="ro1">
          <table:table-cell office:value-type="string" calcext:value-type="string">
            <text:p>codigo</text:p>
          </table:table-cell>
          <table:table-cell office:value-type="string" calcext:value-type="string">
            <text:p>name</text:p>
          </table:table-cell>
          <table:table-cell office:value-type="string" calcext:value-type="string">
            <text:p>description</text:p>
          </table:table-cell>
          <table:table-cell office:value-type="string" calcext:value-type="string">
            <text:p>nota</text:p>
          </table:table-cell>
          <table:table-cell office:value-type="string" calcext:value-type="string">
            <text:p>lat</text:p>
          </table:table-cell>
          <table:table-cell office:value-type="string" calcext:value-type="string">
            <text:p>lon</text:p>
          </table:table-cell>
          <table:table-cell office:value-type="string" calcext:value-type="string">
            <text:p>imagem</text:p>
          </table:table-cell>
          <table:table-cell office:value-type="string" calcext:value-type="string">
            <text:p>video</text:p>
          </table:table-cell>
          <table:table-cell office:value-type="string" calcext:value-type="string">
            <text:p>web</text:p>
          </table:table-cell>
          <table:table-cell office:value-type="string" calcext:value-type="string">
            <text:p>documento</text:p>
          </table:table-cell>
          <table:table-cell office:value-type="string" calcext:value-type="string">
            <text:p>artigo</text:p>
          </table:table-cell>
          <table:table-cell office:value-type="string" calcext:value-type="string">
            <text:p>streetview</text:p>
          </table:table-cell>
          <table:table-cell table:number-columns-repeated="1012"/>
        </table:table-row>
        <table:table-row table:style-name="ro19">
          <table:table-cell table:style-name="ce3" office:value-type="string" calcext:value-type="string">
            <text:p>Rev_e001</text:p>
          </table:table-cell>
          <table:table-cell table:style-name="ce27" office:value-type="string" calcext:value-type="string">
            <text:p>O CIOE na Revolução de Abril</text:p>
          </table:table-cell>
          <table:table-cell table:style-name="ce28" office:value-type="string" calcext:value-type="string">
            <text:p>Às 12h30 do dia 24 de Abril de 1974, o Capitão Delgado Fonseca recebe a ordem das operações a executar nessa madrugada. Pelas 22h00 reúne em Penude com militares do CIOE. Fala-lhes da situação do país, da guerra, do plano de ação. Comunica-lhes que recebera já a ordem de operações para o CIOE e garante a dimensão nacional das unidades militares envolvidas. Todos se mobilizaram para participar.  </text:p>
            <text:p>Como previsto, às 03h00 do dia 25 de abril, uma companhia de Comandos do CIOE sai de Lamego, em direção ao Porto, onde chegam entre as 06h30 e as 07h00 da manhã, percorrendo estradas secundárias e sem iluminação para não serem detetados. A missão pré estabelecida: ocupar e controlar a sede da PIDE/DGS. No entanto, as movimentações do dia forçam à alteração da missão, acabando estes militares destacados para apoiar a ocupação das estações da Emissora Nacional, do Radio Clube Português, da Radio Renascença e da RTP, de modo a garantir a reposição das ligações com Lisboa e a difusão dos comunicados do Movimento das Forças Armadas.</text:p>
          </table:table-cell>
          <table:table-cell table:style-name="ce28"/>
          <table:table-cell table:style-name="ce28" office:value-type="string" calcext:value-type="string">
            <text:p>41.0939938728353</text:p>
          </table:table-cell>
          <table:table-cell table:style-name="ce29" office:value-type="string" calcext:value-type="string">
            <text:p>-7.806610834918863</text:p>
          </table:table-cell>
          <table:table-cell table:style-name="ce5"/>
          <table:table-cell table:style-name="ce8"/>
          <table:table-cell table:style-name="ce6" office:value-type="string" calcext:value-type="string">
            <text:p>[[https://a25abril.pt/timeline/centro-de-instrucao-de-operacoes-especiais-cioe-lamego/ |{{https://abrilemviseu.pt/wip/icons/browser-window-svgrepo-com.svg|50}}]]</text:p>
          </table:table-cell>
          <table:table-cell table:style-name="ce5"/>
          <table:table-cell table:style-name="ce13"/>
          <table:table-cell office:value-type="string" calcext:value-type="string">
            <text:p>[[<text:a xlink:href="https://www.google.com/maps/@41.0939286,-7.8085829,3a,75y,80.75h,82.34t/data=!3m6!1e1!3m4!1sToxCraktYoSZHJ40UmPnkA!2e0!7i16384!8i8192?entry=ttu" xlink:type="simple">https://www.google.com/maps/@41.0939286,-7.8085829,3a,75y,80.75h,82.34t/data=!3m6!1e1!3m4!1sToxCraktYoSZHJ40UmPnkA!2e0!7i16384!8i8192?entry=ttu</text:a>|{{https://abrilemviseu.pt/wip/icons/panorama-svgrepo-com.svg|50}}]]</text:p>
          </table:table-cell>
          <table:table-cell table:number-columns-repeated="1012"/>
        </table:table-row>
        <table:table-row table:style-name="ro19">
          <table:table-cell table:style-name="ce3" office:value-type="string" calcext:value-type="string">
            <text:p>Rev_e002</text:p>
          </table:table-cell>
          <table:table-cell table:style-name="ce30" office:value-type="string" calcext:value-type="string">
            <text:p>Comunicações no RI14 na noite de 24 para 25 de Abril</text:p>
          </table:table-cell>
          <table:table-cell table:style-name="ce31" office:value-type="string" calcext:value-type="string">
            <text:p>Em Viseu, na noite de 24 para 25 de Abril, o Regimento de Infantaria 14 controlou as</text:p>
            <text:p>comunicações telefónicas e de rádio da unidade militar, bem como o Serviço de Telecomunicações Militares. O RI14 fez parte das organizações que ficou responsável por neutralizar rapidamente as comunicações militares e outros órgãos de radiodifusão para não caírem no controlo das autoridades de então.</text:p>
            <text:p>A canção escolhida como senha para ser difundida pelo Rádio Clube Português foi “E Depois do Adeus”, de Paulo de Carvalho. Mas como o Rádio Clube não dava garantias suficientes de chegar a todos os locais, acrescentou-se a Rádio Renascença, estação com sinal mais potente. Passavam poucos minutos das zero horas do dia 25 de Abril quando a canção/senha – Grândola Vila Morena de Zeca Afonso - foi difundida. Na noite de 24 para 25 de Abril, às 05h00, dá-se a recepção, no Regimento de Infantaria 14 da ordem de operações. O capitão Ferreira do Amaral transmite as instruções a Lamego e o Capitão Aprígio Ramalho à Guarda.</text:p>
          </table:table-cell>
          <table:table-cell table:style-name="ce31" office:value-type="string" calcext:value-type="string">
            <text:p>Não dispomos de uma localização mais precisa.</text:p>
          </table:table-cell>
          <table:table-cell table:style-name="ce32" office:value-type="string" calcext:value-type="string">
            <text:p>40.646278</text:p>
          </table:table-cell>
          <table:table-cell table:style-name="ce33" office:value-type="string" calcext:value-type="string">
            <text:p>-7.922966</text:p>
          </table:table-cell>
          <table:table-cell table:style-name="ce5" table:number-columns-repeated="3"/>
          <table:table-cell table:style-name="ce4"/>
          <table:table-cell table:style-name="ce5"/>
          <table:table-cell office:value-type="string" calcext:value-type="string">
            <text:p>[[<text:a xlink:href="https://www.google.com/maps/@40.646807,-7.9216808,3a,75y,300.19h,90.66t/data=!3m6!1e1!3m4!1snDp2nZRinpYQYKncDy2nWw!2e0!7i16384!8i8192?entry=ttu" xlink:type="simple">https://www.google.com/maps/@40.646807,-7.9216808,3a,75y,300.19h,90.66t/data=!3m6!1e1!3m4!1snDp2nZRinpYQYKncDy2nWw!2e0!7i16384!8i8192?entry=ttu</text:a>|{{https://abrilemviseu.pt/wip/icons/panorama-svgrepo-com.svg|50}}]]</text:p>
          </table:table-cell>
          <table:table-cell table:number-columns-repeated="1012"/>
        </table:table-row>
        <table:table-row table:style-name="ro19">
          <table:table-cell table:style-name="ce3" office:value-type="string" calcext:value-type="string">
            <text:p>Rev_e003</text:p>
          </table:table-cell>
          <table:table-cell table:style-name="ce10" office:value-type="string" calcext:value-type="string">
            <text:p>O Regimento de Infantaria 14 na Revolução</text:p>
          </table:table-cell>
          <table:table-cell table:style-name="ce10" office:value-type="string" calcext:value-type="string">
            <text:p>Dia 25 de Abril de 1974, pouco depois das 00h00, os Capitães Gertrudes da Silva, Arnaldo Carvalhais, Silveira Costeira, Aprígio Ramalho, António Ferreira do Amaral e Amândio Augusto, tomam o controlo do Regimento de Infantaria 14 de Viseu. O Capitão António Ferreira do Amaral informa os soldados das movimentações em curso e do objetivo: derrubar o regime. Pede voluntários para se juntarem ao movimento e informa que quem não se quiser envolver poderá regressar à cama. Todos se voluntariaram. Depois foi escolhido um grupo de cerca de 50 que rumaram em direção à Figueira da Foz para se juntar ao agrupamento November. Chefiado pelo Capitão Gertrudes Diamantino da Silva, este agrupamento tinha como missão rumar a Peniche para libertar os presos políticos reclusos na prisão do Forte.</text:p>
            <text:p>No quartel, onde fica a maioria dos militares do Regimento, sob comando do Capitão Aprígio Ramalho, reforça-se a defesa e vigilância e acompanha-se a situação através dos comunicados emitidos na rádio pelo Movimento das Forças Armadas.</text:p>
            <text:p>Ao início da manhã o Coronel Azevedo, Comandante do Regimento, é recebido pelo Capitão Aprígio Ramalho que o confronta com a situação e o incita a juntar-se ao Movimento das Forças Armadas e à revolução em curso. O Coronel tenta demover o Capitão da ação que julga perigosa. Não vendo que a vontade do Capitão se alterava, decide regressar a casa, indicando que “já voltaria”. Não regressou.</text:p>
            <text:p>Às 07h00 os militares de Viseu juntam-se aos militares de Aveiro e da Figueira da Foz, e dirigem-se a Peniche, onde chegam às 10h30. Nesse dia realizava-se junto à Fortaleza a feira mensal, que foi interrompida e desmantelada pela chegada do contingente militar. Do Forte, o diretor da cadeia controlada pela PIDE, informa que não está disposto a render-se. Os militares decidem montar cerco à Fortaleza e aguardar indicações.</text:p>
            <text:p>No dia 26 a população de Peniche e os familiares e amigos dos presos começam a concentrar-se em vigília no exterior de Fortaleza. Todos aguardam até à madrugada do dia 27 de abril quando se dá a rendição das forças do regime instaladas no Forte e a libertação dos 36 presos políticos que aí se encontravam, recebidos pela multidão festiva que os aguardava.</text:p>
          </table:table-cell>
          <table:table-cell table:style-name="ce10"/>
          <table:table-cell table:style-name="ce41" office:value-type="string" calcext:value-type="string">
            <text:p>40.64708230240641</text:p>
          </table:table-cell>
          <table:table-cell table:style-name="ce41" office:value-type="string" calcext:value-type="string">
            <text:p><text:s/>-7.9228061023773115</text:p>
          </table:table-cell>
          <table:table-cell/>
          <table:table-cell table:style-name="ce40" office:value-type="string" calcext:value-type="string">
            <text:p>[[<text:a xlink:href="https://www.facebook.com/viseunow/videos/905857416905186/" xlink:type="simple">https://www.facebook.com/viseunow/videos/905857416905186/</text:a>|{{<text:a xlink:href="https://abrilemviseu.pt/wip/icons/movie-material-4-svgrepo-com.svg" xlink:type="simple">https://abrilemviseu.pt/wip/icons/movie-material-4-svgrepo-com.svg</text:a>|50}}]]</text:p>
          </table:table-cell>
          <table:table-cell table:style-name="ce12" office:value-type="string" calcext:value-type="string">
            <text:p>[[<text:a xlink:href="https://www.museunacionalresistencialiberdade-peniche.gov.pt/pt/galerias/libertacao-dos-presos-politicos/" xlink:type="simple">https://www.museunacionalresistencialiberdade-peniche.gov.pt/pt/galerias/libertacao-dos-presos-politicos/</text:a>|{{https://abrilemviseu.pt/wip/icons/browser-window-svgrepo-com.svg|50}}]]</text:p>
          </table:table-cell>
          <table:table-cell table:style-name="ce13"/>
          <table:table-cell table:style-name="ce5"/>
          <table:table-cell office:value-type="string" calcext:value-type="string">
            <text:p>[[<text:a xlink:href="https://www.google.com/maps/@40.646807,-7.9216808,3a,75y,300.19h,90.66t/data=!3m6!1e1!3m4!1snDp2nZRinpYQYKncDy2nWw!2e0!7i16384!8i8192?entry=ttu" xlink:type="simple">https://www.google.com/maps/@40.646807,-7.9216808,3a,75y,300.19h,90.66t/data=!3m6!1e1!3m4!1snDp2nZRinpYQYKncDy2nWw!2e0!7i16384!8i8192?entry=ttu</text:a>|{{https://abrilemviseu.pt/wip/icons/panorama-svgrepo-com.svg|50}}]]</text:p>
          </table:table-cell>
          <table:table-cell table:number-columns-repeated="1012"/>
        </table:table-row>
        <table:table-row table:style-name="ro17">
          <table:table-cell table:style-name="ce3"/>
          <table:table-cell table:style-name="ce10" table:number-columns-repeated="5"/>
          <table:table-cell table:style-name="ce5" table:number-columns-repeated="4"/>
          <table:table-cell table:style-name="ce13"/>
          <table:table-cell table:number-columns-repeated="1013"/>
        </table:table-row>
        <table:table-row table:style-name="ro17">
          <table:table-cell table:style-name="ce3"/>
          <table:table-cell table:style-name="ce10" table:number-columns-repeated="5"/>
          <table:table-cell table:style-name="ce5"/>
          <table:table-cell table:style-name="ce13" table:number-columns-repeated="2"/>
          <table:table-cell table:style-name="ce5"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number-columns-repeated="2"/>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number-columns-repeated="2"/>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3" table:number-columns-repeated="3"/>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3"/>
          <table:table-cell table:style-name="ce5" table:number-columns-repeated="2"/>
          <table:table-cell table:number-columns-repeated="1013"/>
        </table:table-row>
        <table:table-row table:style-name="ro6">
          <table:table-cell table:style-name="ce3"/>
          <table:table-cell table:style-name="ce10" table:number-columns-repeated="5"/>
          <table:table-cell table:style-name="ce5" table:number-columns-repeated="3"/>
          <table:table-cell table:style-name="ce12"/>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3" table:number-columns-repeated="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number-columns-repeated="2"/>
          <table:table-cell table:number-columns-repeated="1013"/>
        </table:table-row>
        <table:table-row table:style-name="ro17">
          <table:table-cell table:style-name="ce3"/>
          <table:table-cell table:style-name="ce11"/>
          <table:table-cell table:style-name="ce10" table:number-columns-repeated="4"/>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table-cell table:style-name="ce1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3"/>
          <table:table-cell table:style-name="ce5"/>
          <table:table-cell table:style-name="ce12"/>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number-columns-repeated="2"/>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5"/>
          <table:table-cell table:style-name="ce1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number-columns-repeated="2"/>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number-columns-repeated="5"/>
          <table:table-cell table:style-name="ce5" table:number-columns-repeated="3"/>
          <table:table-cell table:style-name="ce13"/>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3" table:number-columns-repeated="3"/>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number-columns-repeated="2"/>
          <table:table-cell table:style-name="ce5"/>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table-cell table:style-name="ce5"/>
          <table:table-cell table:style-name="ce12"/>
          <table:table-cell table:number-columns-repeated="1013"/>
        </table:table-row>
        <table:table-row table:style-name="ro17">
          <table:table-cell table:style-name="ce3"/>
          <table:table-cell table:style-name="ce10" table:number-columns-repeated="5"/>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number-columns-repeated="3"/>
          <table:table-cell table:style-name="ce11" table:number-columns-repeated="2"/>
          <table:table-cell table:style-name="ce5" table:number-columns-repeated="2"/>
          <table:table-cell table:style-name="ce12" table:number-columns-repeated="2"/>
          <table:table-cell table:style-name="ce5"/>
          <table:table-cell table:number-columns-repeated="1013"/>
        </table:table-row>
        <table:table-row table:style-name="ro17">
          <table:table-cell table:style-name="ce15"/>
          <table:table-cell table:style-name="ce16" table:number-columns-repeated="3"/>
          <table:table-cell table:style-name="ce17" table:number-columns-repeated="2"/>
          <table:table-cell table:style-name="ce18" table:number-columns-repeated="3"/>
          <table:table-cell table:style-name="ce19"/>
          <table:table-cell table:style-name="ce18"/>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table-cell table:style-name="ce8" table:number-columns-repeated="2"/>
          <table:table-cell table:style-name="ce6"/>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8"/>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number-rows-repeated="4">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8"/>
          <table:table-cell table:style-name="ce6"/>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3"/>
          <table:table-cell table:style-name="ce8"/>
          <table:table-cell table:style-name="ce5"/>
          <table:table-cell table:number-columns-repeated="1013"/>
        </table:table-row>
        <table:table-row table:style-name="ro17">
          <table:table-cell table:style-name="ce3"/>
          <table:table-cell table:style-name="ce4" table:number-columns-repeated="3"/>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number-columns-repeated="5"/>
          <table:table-cell table:style-name="ce5" table:number-columns-repeated="5"/>
          <table:table-cell table:number-columns-repeated="1013"/>
        </table:table-row>
        <table:table-row table:style-name="ro17" table:number-rows-repeated="1048527">
          <table:table-cell table:number-columns-repeated="1024"/>
        </table:table-row>
        <table:table-row table:style-name="ro17">
          <table:table-cell table:number-columns-repeated="1024"/>
        </table:table-row>
      </table:table>
      <table:table table:name="PosR_eventos" table:style-name="ta1">
        <table:table-column table:style-name="co1" table:default-cell-style-name="ce2"/>
        <table:table-column table:style-name="co2" table:default-cell-style-name="ce2"/>
        <table:table-column table:style-name="co17" table:default-cell-style-name="ce34"/>
        <table:table-column table:style-name="co5" table:default-cell-style-name="ce34"/>
        <table:table-column table:style-name="co5"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2" table:number-columns-repeated="2" table:default-cell-style-name="ce2"/>
        <table:table-column table:style-name="co8" table:number-columns-repeated="1012" table:default-cell-style-name="ce2"/>
        <table:table-column table:style-name="co9" table:default-cell-style-name="ce2"/>
        <table:table-row table:style-name="ro1">
          <table:table-cell office:value-type="string" calcext:value-type="string">
            <text:p>codigo</text:p>
          </table:table-cell>
          <table:table-cell office:value-type="string" calcext:value-type="string">
            <text:p>name</text:p>
          </table:table-cell>
          <table:table-cell office:value-type="string" calcext:value-type="string">
            <text:p>description</text:p>
          </table:table-cell>
          <table:table-cell office:value-type="string" calcext:value-type="string">
            <text:p>nota</text:p>
          </table:table-cell>
          <table:table-cell office:value-type="string" calcext:value-type="string">
            <text:p>lat</text:p>
          </table:table-cell>
          <table:table-cell office:value-type="string" calcext:value-type="string">
            <text:p>lon</text:p>
          </table:table-cell>
          <table:table-cell office:value-type="string" calcext:value-type="string">
            <text:p>imagem</text:p>
          </table:table-cell>
          <table:table-cell office:value-type="string" calcext:value-type="string">
            <text:p>video</text:p>
          </table:table-cell>
          <table:table-cell office:value-type="string" calcext:value-type="string">
            <text:p>web</text:p>
          </table:table-cell>
          <table:table-cell office:value-type="string" calcext:value-type="string">
            <text:p>documento</text:p>
          </table:table-cell>
          <table:table-cell office:value-type="string" calcext:value-type="string">
            <text:p>artigo</text:p>
          </table:table-cell>
          <table:table-cell office:value-type="string" calcext:value-type="string">
            <text:p>streetview</text:p>
          </table:table-cell>
          <table:table-cell table:number-columns-repeated="1012"/>
        </table:table-row>
        <table:table-row table:style-name="ro20">
          <table:table-cell table:style-name="ce3" office:value-type="string" calcext:value-type="string">
            <text:p>PosR_e001</text:p>
          </table:table-cell>
          <table:table-cell table:style-name="ce10" office:value-type="string" calcext:value-type="string">
            <text:p>Movimento Democrático Português (MDP) promove sessão de esclarecimento</text:p>
          </table:table-cell>
          <table:table-cell table:style-name="ce20" office:value-type="string" calcext:value-type="string">
            <text:p>Após o 25 de Abril, o MDP/CDE (Movimento Democrático Português / Comissão Democrática Eleitoral), constitui-se como partido. Os seus membros percorrem o país, em campanhas de esclarecimento e dinamização política, em particular das populações do interior. Em Carregal do Sal, numa dessas sessões, logo em Maio de 1974, são entusiasticamente aplaudidos vários oradores, entre os quais Eduardo Silvestre do Amaral. Este padeiro de Carregal do Sal, foi um ativo dinamizador cultural local, sócio fundador do Círculo de Cultura de Carregal do Sal, tendo estado envolvido na divulgação da coleção de arte que viria a dar origem ao atual Museu Municipal Manuel Soares de Albergaria.</text:p>
          </table:table-cell>
          <table:table-cell table:style-name="ce20" office:value-type="string" calcext:value-type="string">
            <text:p>Não dispomos de uma localização mais precisa.</text:p>
          </table:table-cell>
          <table:table-cell table:style-name="ce35" office:value-type="string" calcext:value-type="string">
            <text:p>40.435364124228485</text:p>
          </table:table-cell>
          <table:table-cell table:style-name="ce35" office:value-type="string" calcext:value-type="string">
            <text:p>-8.002801945578417</text:p>
          </table:table-cell>
          <table:table-cell table:style-name="ce5"/>
          <table:table-cell table:style-name="ce8" office:value-type="string" calcext:value-type="string">
            <text:p>[[https://arquivos.rtp.pt/conteudos/sessao-de-esclarecimento-do-mdp/|{{https://abrilemviseu.pt/wip/icons/movie-material-4-svgrepo-com.svg|100}}]]</text:p>
          </table:table-cell>
          <table:table-cell table:style-name="ce6" office:value-type="string" calcext:value-type="string">
            <text:p>[[https://pt.wikipedia.org/wiki/Movimento_Democr%C3%A1tico_Portugu%C3%AAs_/_Comiss%C3%A3o_Democr%C3%A1tica_Eleitoral |{{https://abrilemviseu.pt/wip/icons/browser-window-svgrepo-com.svg|100}}]]</text:p>
          </table:table-cell>
          <table:table-cell table:style-name="ce5"/>
          <table:table-cell table:style-name="ce13"/>
          <table:table-cell table:number-columns-repeated="1013"/>
        </table:table-row>
        <table:table-row table:style-name="ro21">
          <table:table-cell table:style-name="ce3" office:value-type="string" calcext:value-type="string">
            <text:p>PosR_e002</text:p>
          </table:table-cell>
          <table:table-cell table:style-name="ce23" office:value-type="string" calcext:value-type="string">
            <text:p>Peça de Teatro "O Povo acordou" pelo Grupo Amador de Teatro Trigo Limpo</text:p>
          </table:table-cell>
          <table:table-cell table:style-name="ce36" office:value-type="string" calcext:value-type="string">
            <text:p>“O Povo Acordou” foi a primeira produção do Grupo de Teatro Amador Trigo Limpo, uma peça que nasceu de um processo de escrita colectiva e que falava de problemas como falta de água, de médicos, de injustiça social. Era a primeira demonstração de um grupo de teatro que com a sua animação cultural fazia intervenção cívica e política.</text:p>
            <text:p>O texto projectava as realidades do que cada um dos elementos do grupo. Funcionava como uma espécie de comité de bairro, onde se discutia o que faltava e o que deveria ser feito. A própria peça tinha o campo e a fábrica como cenários. A música foi inspirada no compositor revolucionário Tino Flores. Participaram cerca de 40 elementos e as receitas dos espectáculos - que depois da estreia em dezembro de 1976 entrou em digressão não sem algumas sessões terem sido boicotadas - eram oferecidas aos movimentos comunitários e associações para melhorias a favor da população.</text:p>
          </table:table-cell>
          <table:table-cell table:style-name="ce36"/>
          <table:table-cell table:style-name="ce37" office:value-type="string" calcext:value-type="string">
            <text:p>40.5215252</text:p>
          </table:table-cell>
          <table:table-cell table:style-name="ce37" office:value-type="string" calcext:value-type="string">
            <text:p>-8.083728</text:p>
          </table:table-cell>
          <table:table-cell table:style-name="ce5" table:number-columns-repeated="2"/>
          <table:table-cell table:style-name="ce26" office:value-type="string" calcext:value-type="string">
            <text:p>[[https://www.acert.pt/trigo-limpo/pecas/o-povo-acordou/|{{https://abrilemviseu.pt/wip/icons/browser-window-svgrepo-com.svg|100}}]]</text:p>
          </table:table-cell>
          <table:table-cell table:style-name="ce5"/>
          <table:table-cell table:style-name="ce13"/>
          <table:table-cell table:number-columns-repeated="1013"/>
        </table:table-row>
        <table:table-row table:style-name="ro11">
          <table:table-cell table:style-name="ce3" office:value-type="string" calcext:value-type="string">
            <text:p>PosR_e003</text:p>
          </table:table-cell>
          <table:table-cell table:style-name="ce10" office:value-type="string" calcext:value-type="string">
            <text:p>Um mural da Revolução em Viseu</text:p>
          </table:table-cell>
          <table:table-cell table:style-name="ce14" office:value-type="string" calcext:value-type="string">
            <text:p>Com o fim da ditadura, o país festejava a liberdade em manifestações culturais diversas, com artistas, população e Movimento das Forças Armadas (MFA) a formar uma aliança criativa e colaborativa. Em maio de 1974 seria criado o Movimento Democrático dos Artistas Plásticos (MDAP), formado no seio da Sociedade Nacional de Belas Artes, por um grupo alargado de artistas que se proponha servir a comunidade, organizando-se, com o MFA, para inúmeras iniciativas culturais. Foi o que aconteceu em Viseu. No dia 7 de abril de 1975, um grupo de artistas do MDAP organizou a pintura de um mural no edifício-sede da Caixa Geral de Depósitos, no Rossio. A princípio, sobre os andaimes, só os artistas vão pintando palavras de ordem e símbolos da revolução. Na rua, a população vai-se juntando para apreciar o acontecimento. Progressivamente, crianças, jovens e adultos vão-se aproximando e subindo aos andaimes. Juntos criam um amplo mural coletivo de apoio à Revolução e ao MFA, pintado sem esquema prévio e em evidente clima de festa. No Rossio, o Grupo de Teatro de Campolide a represar a peça Fulgor e Morte de Joaquim Murieta, de Pablo Neruda. Com esta festa se assinalava o início da 2ª fase das Campanhas de Dinamização Cultural e Ação Cívica do Movimento das Forças Armadas na região.</text:p>
          </table:table-cell>
          <table:table-cell table:style-name="ce14"/>
          <table:table-cell table:style-name="ce10" office:value-type="string" calcext:value-type="string">
            <text:p>40.65642203812652</text:p>
          </table:table-cell>
          <table:table-cell table:style-name="ce10" office:value-type="string" calcext:value-type="string">
            <text:p><text:s/>-7.913449220220434</text:p>
          </table:table-cell>
          <table:table-cell table:style-name="ce5" office:value-type="string" calcext:value-type="string">
            <text:p>https://arquivo.pt/wayback/20230914123132/https://www1.ci.uc.pt/cd25a/media/Murais%20Neuparth/cnew063004.jpg?</text:p>
          </table:table-cell>
          <table:table-cell table:style-name="ce5" office:value-type="string" calcext:value-type="string">
            <text:p>https://arquivos.rtp.pt/conteudos/acao-civica-do-mfa-em-viseu/</text:p>
          </table:table-cell>
          <table:table-cell table:style-name="ce13" office:value-type="string" calcext:value-type="string">
            <text:p>https://50anos25abril.pt/historia/a-cultura-ao-servico-da-revolucao/</text:p>
          </table:table-cell>
          <table:table-cell table:style-name="ce13"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2"/>
          <table:table-cell table:style-name="ce5" table:number-columns-repeated="2"/>
          <table:table-cell table:number-columns-repeated="1013"/>
        </table:table-row>
        <table:table-row table:style-name="ro17">
          <table:table-cell table:style-name="ce3"/>
          <table:table-cell table:style-name="ce11"/>
          <table:table-cell table:style-name="ce14" table:number-columns-repeated="2"/>
          <table:table-cell table:style-name="ce10"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2"/>
          <table:table-cell table:style-name="ce5"/>
          <table:table-cell table:style-name="ce13"/>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3"/>
          <table:table-cell table:style-name="ce5"/>
          <table:table-cell table:style-name="ce12"/>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2"/>
          <table:table-cell table:style-name="ce5"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2"/>
          <table:table-cell table:style-name="ce5"/>
          <table:table-cell table:style-name="ce13"/>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3" table:number-columns-repeated="2"/>
          <table:table-cell table:style-name="ce5"/>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3"/>
          <table:table-cell table:style-name="ce5" table:number-columns-repeated="2"/>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3"/>
          <table:table-cell table:style-name="ce13"/>
          <table:table-cell table:style-name="ce5"/>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5"/>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3" table:number-columns-repeated="3"/>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2" table:number-columns-repeated="2"/>
          <table:table-cell table:style-name="ce5"/>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2"/>
          <table:table-cell table:style-name="ce5"/>
          <table:table-cell table:style-name="ce12"/>
          <table:table-cell table:number-columns-repeated="1013"/>
        </table:table-row>
        <table:table-row table:style-name="ro17">
          <table:table-cell table:style-name="ce3"/>
          <table:table-cell table:style-name="ce10"/>
          <table:table-cell table:style-name="ce14" table:number-columns-repeated="2"/>
          <table:table-cell table:style-name="ce10" table:number-columns-repeated="2"/>
          <table:table-cell table:style-name="ce5" table:number-columns-repeated="2"/>
          <table:table-cell table:style-name="ce12"/>
          <table:table-cell table:style-name="ce13"/>
          <table:table-cell table:style-name="ce5"/>
          <table:table-cell table:number-columns-repeated="1013"/>
        </table:table-row>
        <table:table-row table:style-name="ro17">
          <table:table-cell table:style-name="ce3"/>
          <table:table-cell table:style-name="ce10"/>
          <table:table-cell table:style-name="ce14" table:number-columns-repeated="2"/>
          <table:table-cell table:style-name="ce11" table:number-columns-repeated="2"/>
          <table:table-cell table:style-name="ce5" table:number-columns-repeated="2"/>
          <table:table-cell table:style-name="ce12" table:number-columns-repeated="2"/>
          <table:table-cell table:style-name="ce5"/>
          <table:table-cell table:number-columns-repeated="1013"/>
        </table:table-row>
        <table:table-row table:style-name="ro17">
          <table:table-cell table:style-name="ce15"/>
          <table:table-cell table:style-name="ce16"/>
          <table:table-cell table:style-name="ce38" table:number-columns-repeated="2"/>
          <table:table-cell table:style-name="ce17" table:number-columns-repeated="2"/>
          <table:table-cell table:style-name="ce18" table:number-columns-repeated="3"/>
          <table:table-cell table:style-name="ce19"/>
          <table:table-cell table:style-name="ce18"/>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table-cell table:style-name="ce8" table:number-columns-repeated="2"/>
          <table:table-cell table:style-name="ce6"/>
          <table:table-cell table:style-name="ce5"/>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8"/>
          <table:table-cell table:style-name="ce5" table:number-columns-repeated="2"/>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number-rows-repeated="4">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8"/>
          <table:table-cell table:style-name="ce6"/>
          <table:table-cell table:style-name="ce5"/>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6"/>
          <table:table-cell table:style-name="ce5" table:number-columns-repeated="2"/>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2"/>
          <table:table-cell table:style-name="ce6"/>
          <table:table-cell table:style-name="ce8"/>
          <table:table-cell table:style-name="ce5"/>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3"/>
          <table:table-cell table:style-name="ce8"/>
          <table:table-cell table:style-name="ce5"/>
          <table:table-cell table:number-columns-repeated="1013"/>
        </table:table-row>
        <table:table-row table:style-name="ro17">
          <table:table-cell table:style-name="ce3"/>
          <table:table-cell table:style-name="ce4"/>
          <table:table-cell table:style-name="ce39" table:number-columns-repeated="2"/>
          <table:table-cell table:style-name="ce9" table:number-columns-repeated="2"/>
          <table:table-cell table:style-name="ce5" table:number-columns-repeated="5"/>
          <table:table-cell table:number-columns-repeated="1013"/>
        </table:table-row>
        <table:table-row table:style-name="ro17">
          <table:table-cell table:style-name="ce3"/>
          <table:table-cell table:style-name="ce4"/>
          <table:table-cell table:style-name="ce39" table:number-columns-repeated="2"/>
          <table:table-cell table:style-name="ce4" table:number-columns-repeated="2"/>
          <table:table-cell table:style-name="ce5" table:number-columns-repeated="5"/>
          <table:table-cell table:number-columns-repeated="1013"/>
        </table:table-row>
        <table:table-row table:style-name="ro17" table:number-rows-repeated="1048536">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Narrow" svg:font-family="'Aptos Narrow'"/>
    <style:font-face style:name="Arial" svg:font-family="Arial"/>
    <style:font-face style:name="Blender Mono I18n" svg:font-family="'Blender Mono I18n'"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font-size="10pt" fo:language="pt" fo:country="PT" style:font-name-asian="Blender Mono I18n"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467886" style:text-underline-style="solid" style:text-underline-width="auto" style:text-underline-color="font-color"/>
    </style:style>
    <style:style style:name="Hiperligação" style:family="table-cell" style:parent-style-name="Default" style:data-style-name="N0">
      <style:text-properties fo:color="#467886" style:text-underline-style="solid" style:text-underline-width="auto" style:text-underline-color="font-color"/>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Lília Neto Basílio</meta:initial-creator>
    <dc:creator>Nelson Gonçalves</dc:creator>
    <meta:creation-date>2024-04-23T20:53:42Z</meta:creation-date>
    <dc:date>2024-04-24T16:36:37.311817620</dc:date>
    <meta:editing-cycles>21</meta:editing-cycles>
    <meta:editing-duration>PT1H39M26S</meta:editing-duration>
    <meta:document-statistic meta:table-count="5" meta:cell-count="681" meta:object-count="0"/>
    <meta:user-defined meta:name="AppVersion">16.0300</meta:user-defined>
  </office:meta>
</office:document-meta>
</file>